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136cm"/>
    </style:style>
    <style:style style:name="co10" style:family="table-column">
      <style:table-column-properties fo:break-before="auto" style:column-width="3.302cm"/>
    </style:style>
    <style:style style:name="co11" style:family="table-column">
      <style:table-column-properties fo:break-before="auto" style:column-width="3.246cm"/>
    </style:style>
    <style:style style:name="co12" style:family="table-column">
      <style:table-column-properties fo:break-before="auto" style:column-width="2.775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3.163cm"/>
    </style:style>
    <style:style style:name="co16" style:family="table-column">
      <style:table-column-properties fo:break-before="auto" style:column-width="16.96cm"/>
    </style:style>
    <style:style style:name="co17" style:family="table-column">
      <style:table-column-properties fo:break-before="auto" style:column-width="1.88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328cm"/>
    </style:style>
    <style:style style:name="co20" style:family="table-column">
      <style:table-column-properties fo:break-before="auto" style:column-width="22.005cm"/>
    </style:style>
    <style:style style:name="co21" style:family="table-column">
      <style:table-column-properties fo:break-before="auto" style:column-width="1.969cm"/>
    </style:style>
    <style:style style:name="co22" style:family="table-column">
      <style:table-column-properties fo:break-before="auto" style:column-width="8.991cm"/>
    </style:style>
    <style:style style:name="co23" style:family="table-column">
      <style:table-column-properties fo:break-before="auto" style:column-width="11.266cm"/>
    </style:style>
    <style:style style:name="ro2" style:family="table-row">
      <style:table-row-properties style:row-height="2.106cm" fo:break-before="auto" style:use-optimal-row-height="fals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66ff00"/>
    </style:style>
    <style:style style:name="ce8" style:family="table-cell" style:parent-style-name="Default">
      <style:table-cell-properties fo:background-color="#ffff66"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Arkusz1" table:style-name="ta1" table:print="false">
        <table:table-column table:style-name="co17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4" table:number-columns-repeated="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row table:style-name="ro4">
          <table:table-cell table:style-name="ce1" office:value-type="string">
            <text:p>insert into zawodnicy(login, pass, imie, nazwisko, plec, poziom, pozycja, menu, rozmiar) values ('</text:p>
          </table:table-cell>
          <table:table-cell table:style-name="ce1" office:value-type="string">
            <text:p>login</text:p>
          </table:table-cell>
          <table:table-cell table:style-name="ce1" office:value-type="string">
            <text:p>hasło</text:p>
          </table:table-cell>
          <table:table-cell table:style-name="ce1" office:value-type="string">
            <text:p>imię</text:p>
          </table:table-cell>
          <table:table-cell table:style-name="ce1" office:value-type="string">
            <text:p>nazwisko</text:p>
          </table:table-cell>
          <table:table-cell table:style-name="ce1" office:value-type="string">
            <text:p>płeć</text:p>
          </table:table-cell>
          <table:table-cell table:style-name="ce1" office:value-type="string">
            <text:p>poziom</text:p>
          </table:table-cell>
          <table:table-cell table:style-name="ce1" office:value-type="string">
            <text:p>pozycja</text:p>
          </table:table-cell>
          <table:table-cell table:style-name="ce1" office:value-type="string">
            <text:p>menu</text:p>
          </table:table-cell>
          <table:table-cell table:style-name="ce1" office:value-type="string">
            <text:p>rozmiar</text:p>
          </table:table-cell>
          <table:table-cell table:style-name="ce1" office:value-type="string">
            <text:p>Do skopiowania</text:p>
          </table:table-cell>
          <table:table-cell/>
          <table:table-cell table:style-name="ce10" office:value-type="string">
            <text:p>Do wyszukania</text:p>
          </table:table-cell>
          <table:table-cell table:style-name="ce10" office:value-type="string">
            <text:p>Rozmiary</text:p>
          </table:table-cell>
        </table:table-row>
        <table:table-row table:style-name="ro1">
          <table:table-cell/>
          <table:table-cell table:formula="of:=SUBSTITUTE(SUBSTITUTE(SUBSTITUTE(SUBSTITUTE(SUBSTITUTE(LOWER(LEFT([.D2];1))&amp;LOWER([.E2]);&quot;ł&quot;;&quot;l&quot;);&quot;ą&quot;;&quot;a&quot;);&quot;ó&quot;;&quot;o&quot;);&quot;ń&quot;;&quot;n&quot;);&quot;ś&quot;;&quot;s&quot;)" office:value-type="string" office:string-value="bbaranowska">
            <text:p>bbaranowska</text:p>
          </table:table-cell>
          <table:table-cell table:formula="of:=LOWER(LEFT([.D2];1))&amp;ROUND(RAND()*60;0)&amp;RIGHT([.E2];3)&amp;ROUND(RAND()*11;0)" office:value-type="string" office:string-value="b45ska4">
            <text:p>b45ska4</text:p>
          </table:table-cell>
          <table:table-cell office:value-type="string">
            <text:p>Beata</text:p>
          </table:table-cell>
          <table:table-cell office:value-type="string">
            <text:p>Barano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2]&amp;&quot;','&quot;&amp;[.C2]&amp;&quot;','&quot;&amp;[.D2]&amp;&quot;','&quot;&amp;[.E2]&amp;&quot;','&quot;&amp;[.F2]&amp;&quot;',&quot;&amp;[.G2]&amp;&quot;,'&quot;&amp;[.H2]&amp;&quot;','&quot;&amp;[.I2]&amp;&quot;','&quot;&amp;[.J2]&amp;&quot;');&quot;" office:value-type="string" office:string-value="insert into zawodnicy(login, pass, imie, nazwisko, plec, poziom, pozycja, menu, rozmiar) values ('bbaranowska','b45ska4','Beata','Baranowska','K',5,'cutter','wege','S');">
            <text:p>insert into zawodnicy(login, pass, imie, nazwisko, plec, poziom, pozycja, menu, rozmiar) values ('bbaranowska','b45ska4','Beata','Baranowska','K',5,'cutter','wege','S');</text:p>
          </table:table-cell>
          <table:table-cell/>
          <table:table-cell table:style-name="ce11" office:value-type="float" office:value="1">
            <text:p>1</text:p>
          </table:table-cell>
          <table:table-cell table:style-name="ce11" office:value-type="string">
            <text:p>XS</text:p>
          </table:table-cell>
        </table:table-row>
        <table:table-row table:style-name="ro1">
          <table:table-cell/>
          <table:table-cell table:formula="of:=SUBSTITUTE(SUBSTITUTE(SUBSTITUTE(SUBSTITUTE(SUBSTITUTE(LOWER(LEFT([.D3];1))&amp;LOWER([.E3]);&quot;ł&quot;;&quot;l&quot;);&quot;ą&quot;;&quot;a&quot;);&quot;ó&quot;;&quot;o&quot;);&quot;ń&quot;;&quot;n&quot;);&quot;ś&quot;;&quot;s&quot;)" office:value-type="string" office:string-value="anowak">
            <text:p>anowak</text:p>
          </table:table-cell>
          <table:table-cell table:formula="of:=LOWER(LEFT([.D3];1))&amp;ROUND(RAND()*60;0)&amp;RIGHT([.E3];3)&amp;ROUND(RAND()*11;0)" office:value-type="string" office:string-value="a22wak1">
            <text:p>a22wak1</text:p>
          </table:table-cell>
          <table:table-cell office:value-type="string">
            <text:p>Anna</text:p>
          </table:table-cell>
          <table:table-cell office:value-type="string">
            <text:p>Nowak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3]&amp;&quot;','&quot;&amp;[.C3]&amp;&quot;','&quot;&amp;[.D3]&amp;&quot;','&quot;&amp;[.E3]&amp;&quot;','&quot;&amp;[.F3]&amp;&quot;',&quot;&amp;[.G3]&amp;&quot;,'&quot;&amp;[.H3]&amp;&quot;','&quot;&amp;[.I3]&amp;&quot;','&quot;&amp;[.J3]&amp;&quot;');&quot;" office:value-type="string" office:string-value="insert into zawodnicy(login, pass, imie, nazwisko, plec, poziom, pozycja, menu, rozmiar) values ('anowak','a22wak1','Anna','Nowak','K',4,'handler','mięso','S');">
            <text:p>insert into zawodnicy(login, pass, imie, nazwisko, plec, poziom, pozycja, menu, rozmiar) values ('anowak','a22wak1','Anna','Nowak','K',4,'handler','mięso','S');</text:p>
          </table:table-cell>
          <table:table-cell/>
          <table:table-cell table:style-name="ce11" office:value-type="float" office:value="2">
            <text:p>2</text:p>
          </table:table-cell>
          <table:table-cell table:style-name="ce11" office:value-type="string">
            <text:p>S</text:p>
          </table:table-cell>
        </table:table-row>
        <table:table-row table:style-name="ro1">
          <table:table-cell/>
          <table:table-cell table:formula="of:=SUBSTITUTE(SUBSTITUTE(SUBSTITUTE(SUBSTITUTE(SUBSTITUTE(LOWER(LEFT([.D4];1))&amp;LOWER([.E4]);&quot;ł&quot;;&quot;l&quot;);&quot;ą&quot;;&quot;a&quot;);&quot;ó&quot;;&quot;o&quot;);&quot;ń&quot;;&quot;n&quot;);&quot;ś&quot;;&quot;s&quot;)" office:value-type="string" office:string-value="swilk">
            <text:p>swilk</text:p>
          </table:table-cell>
          <table:table-cell table:formula="of:=LOWER(LEFT([.D4];1))&amp;ROUND(RAND()*60;0)&amp;RIGHT([.E4];3)&amp;ROUND(RAND()*11;0)" office:value-type="string" office:string-value="s53ilk1">
            <text:p>s53ilk1</text:p>
          </table:table-cell>
          <table:table-cell office:value-type="string">
            <text:p>Stanisława</text:p>
          </table:table-cell>
          <table:table-cell office:value-type="string">
            <text:p>Wilk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4]&amp;&quot;','&quot;&amp;[.C4]&amp;&quot;','&quot;&amp;[.D4]&amp;&quot;','&quot;&amp;[.E4]&amp;&quot;','&quot;&amp;[.F4]&amp;&quot;',&quot;&amp;[.G4]&amp;&quot;,'&quot;&amp;[.H4]&amp;&quot;','&quot;&amp;[.I4]&amp;&quot;','&quot;&amp;[.J4]&amp;&quot;');&quot;" office:value-type="string" office:string-value="insert into zawodnicy(login, pass, imie, nazwisko, plec, poziom, pozycja, menu, rozmiar) values ('swilk','s53ilk1','Stanisława','Wilk','K',4,'cutter','mięso','XS');">
            <text:p>insert into zawodnicy(login, pass, imie, nazwisko, plec, poziom, pozycja, menu, rozmiar) values ('swilk','s53ilk1','Stanisława','Wilk','K',4,'cutter','mięso','XS');</text:p>
          </table:table-cell>
          <table:table-cell/>
          <table:table-cell table:style-name="ce11" office:value-type="float" office:value="3">
            <text:p>3</text:p>
          </table:table-cell>
          <table:table-cell table:style-name="ce11" office:value-type="string">
            <text:p>M</text:p>
          </table:table-cell>
        </table:table-row>
        <table:table-row table:style-name="ro1">
          <table:table-cell/>
          <table:table-cell table:formula="of:=SUBSTITUTE(SUBSTITUTE(SUBSTITUTE(SUBSTITUTE(SUBSTITUTE(LOWER(LEFT([.D5];1))&amp;LOWER([.E5]);&quot;ł&quot;;&quot;l&quot;);&quot;ą&quot;;&quot;a&quot;);&quot;ó&quot;;&quot;o&quot;);&quot;ń&quot;;&quot;n&quot;);&quot;ś&quot;;&quot;s&quot;)" office:value-type="string" office:string-value="kandrzejewska">
            <text:p>kandrzejewska</text:p>
          </table:table-cell>
          <table:table-cell table:formula="of:=LOWER(LEFT([.D5];1))&amp;ROUND(RAND()*60;0)&amp;RIGHT([.E5];3)&amp;ROUND(RAND()*11;0)" office:value-type="string" office:string-value="k6ska1">
            <text:p>k6ska1</text:p>
          </table:table-cell>
          <table:table-cell office:value-type="string">
            <text:p>Karolina</text:p>
          </table:table-cell>
          <table:table-cell office:value-type="string">
            <text:p>Andrzejewska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5]&amp;&quot;','&quot;&amp;[.C5]&amp;&quot;','&quot;&amp;[.D5]&amp;&quot;','&quot;&amp;[.E5]&amp;&quot;','&quot;&amp;[.F5]&amp;&quot;',&quot;&amp;[.G5]&amp;&quot;,'&quot;&amp;[.H5]&amp;&quot;','&quot;&amp;[.I5]&amp;&quot;','&quot;&amp;[.J5]&amp;&quot;');&quot;" office:value-type="string" office:string-value="insert into zawodnicy(login, pass, imie, nazwisko, plec, poziom, pozycja, menu, rozmiar) values ('kandrzejewska','k6ska1','Karolina','Andrzejewska','K',9,'handler','mięso','S');">
            <text:p>insert into zawodnicy(login, pass, imie, nazwisko, plec, poziom, pozycja, menu, rozmiar) values ('kandrzejewska','k6ska1','Karolina','Andrzejewska','K',9,'handler','mięso','S');</text:p>
          </table:table-cell>
          <table:table-cell/>
          <table:table-cell table:style-name="ce11" office:value-type="float" office:value="4">
            <text:p>4</text:p>
          </table:table-cell>
          <table:table-cell table:style-name="ce11" office:value-type="string">
            <text:p>L</text:p>
          </table:table-cell>
        </table:table-row>
        <table:table-row table:style-name="ro1">
          <table:table-cell/>
          <table:table-cell table:formula="of:=SUBSTITUTE(SUBSTITUTE(SUBSTITUTE(SUBSTITUTE(SUBSTITUTE(LOWER(LEFT([.D6];1))&amp;LOWER([.E6]);&quot;ł&quot;;&quot;l&quot;);&quot;ą&quot;;&quot;a&quot;);&quot;ó&quot;;&quot;o&quot;);&quot;ń&quot;;&quot;n&quot;);&quot;ś&quot;;&quot;s&quot;)" office:value-type="string" office:string-value="kkowalska">
            <text:p>kkowalska</text:p>
          </table:table-cell>
          <table:table-cell table:formula="of:=LOWER(LEFT([.D6];1))&amp;ROUND(RAND()*60;0)&amp;RIGHT([.E6];3)&amp;ROUND(RAND()*11;0)" office:value-type="string" office:string-value="k35ska9">
            <text:p>k35ska9</text:p>
          </table:table-cell>
          <table:table-cell office:value-type="string">
            <text:p>Krystyna</text:p>
          </table:table-cell>
          <table:table-cell office:value-type="string">
            <text:p>Kowal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6]&amp;&quot;','&quot;&amp;[.C6]&amp;&quot;','&quot;&amp;[.D6]&amp;&quot;','&quot;&amp;[.E6]&amp;&quot;','&quot;&amp;[.F6]&amp;&quot;',&quot;&amp;[.G6]&amp;&quot;,'&quot;&amp;[.H6]&amp;&quot;','&quot;&amp;[.I6]&amp;&quot;','&quot;&amp;[.J6]&amp;&quot;');&quot;" office:value-type="string" office:string-value="insert into zawodnicy(login, pass, imie, nazwisko, plec, poziom, pozycja, menu, rozmiar) values ('kkowalska','k35ska9','Krystyna','Kowalska','K',5,'cutter','mięso','S');">
            <text:p>insert into zawodnicy(login, pass, imie, nazwisko, plec, poziom, pozycja, menu, rozmiar) values ('kkowalska','k35ska9','Krystyna','Kowalska','K',5,'cutter','mięso','S');</text:p>
          </table:table-cell>
          <table:table-cell/>
          <table:table-cell table:style-name="ce11" office:value-type="float" office:value="5">
            <text:p>5</text:p>
          </table:table-cell>
          <table:table-cell table:style-name="ce11" office:value-type="string">
            <text:p>XL</text:p>
          </table:table-cell>
        </table:table-row>
        <table:table-row table:style-name="ro1">
          <table:table-cell/>
          <table:table-cell table:formula="of:=SUBSTITUTE(SUBSTITUTE(SUBSTITUTE(SUBSTITUTE(SUBSTITUTE(LOWER(LEFT([.D7];1))&amp;LOWER([.E7]);&quot;ł&quot;;&quot;l&quot;);&quot;ą&quot;;&quot;a&quot;);&quot;ó&quot;;&quot;o&quot;);&quot;ń&quot;;&quot;n&quot;);&quot;ś&quot;;&quot;s&quot;)" office:value-type="string" office:string-value="sadamska">
            <text:p>sadamska</text:p>
          </table:table-cell>
          <table:table-cell table:formula="of:=LOWER(LEFT([.D7];1))&amp;ROUND(RAND()*60;0)&amp;RIGHT([.E7];3)&amp;ROUND(RAND()*11;0)" office:value-type="string" office:string-value="s1ska10">
            <text:p>s1ska10</text:p>
          </table:table-cell>
          <table:table-cell office:value-type="string">
            <text:p>Stefania</text:p>
          </table:table-cell>
          <table:table-cell office:value-type="string">
            <text:p>Adamska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7]&amp;&quot;','&quot;&amp;[.C7]&amp;&quot;','&quot;&amp;[.D7]&amp;&quot;','&quot;&amp;[.E7]&amp;&quot;','&quot;&amp;[.F7]&amp;&quot;',&quot;&amp;[.G7]&amp;&quot;,'&quot;&amp;[.H7]&amp;&quot;','&quot;&amp;[.I7]&amp;&quot;','&quot;&amp;[.J7]&amp;&quot;');&quot;" office:value-type="string" office:string-value="insert into zawodnicy(login, pass, imie, nazwisko, plec, poziom, pozycja, menu, rozmiar) values ('sadamska','s1ska10','Stefania','Adamska','K',1,'cutter','mięso','L');">
            <text:p>insert into zawodnicy(login, pass, imie, nazwisko, plec, poziom, pozycja, menu, rozmiar) values ('sadamska','s1ska10','Stefania','Adamska','K',1,'cutter','mięso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8];1))&amp;LOWER([.E8]);&quot;ł&quot;;&quot;l&quot;);&quot;ą&quot;;&quot;a&quot;);&quot;ó&quot;;&quot;o&quot;);&quot;ń&quot;;&quot;n&quot;);&quot;ś&quot;;&quot;s&quot;)" office:value-type="string" office:string-value="kwysocka">
            <text:p>kwysocka</text:p>
          </table:table-cell>
          <table:table-cell table:formula="of:=LOWER(LEFT([.D8];1))&amp;ROUND(RAND()*60;0)&amp;RIGHT([.E8];3)&amp;ROUND(RAND()*11;0)" office:value-type="string" office:string-value="k7cka4">
            <text:p>k7cka4</text:p>
          </table:table-cell>
          <table:table-cell office:value-type="string">
            <text:p>Kazimiera</text:p>
          </table:table-cell>
          <table:table-cell office:value-type="string">
            <text:p>Wysocka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8]&amp;&quot;','&quot;&amp;[.C8]&amp;&quot;','&quot;&amp;[.D8]&amp;&quot;','&quot;&amp;[.E8]&amp;&quot;','&quot;&amp;[.F8]&amp;&quot;',&quot;&amp;[.G8]&amp;&quot;,'&quot;&amp;[.H8]&amp;&quot;','&quot;&amp;[.I8]&amp;&quot;','&quot;&amp;[.J8]&amp;&quot;');&quot;" office:value-type="string" office:string-value="insert into zawodnicy(login, pass, imie, nazwisko, plec, poziom, pozycja, menu, rozmiar) values ('kwysocka','k7cka4','Kazimiera','Wysocka','K',1,'handler','mięso','S');">
            <text:p>insert into zawodnicy(login, pass, imie, nazwisko, plec, poziom, pozycja, menu, rozmiar) values ('kwysocka','k7cka4','Kazimiera','Wysocka','K',1,'handler','mięso','S');</text:p>
          </table:table-cell>
          <table:table-cell/>
          <table:table-cell table:style-name="ce1" office:value-type="string">
            <text:p>GENERATOR IMION I NAZWISK:</text:p>
          </table:table-cell>
          <table:table-cell/>
        </table:table-row>
        <table:table-row table:style-name="ro4">
          <table:table-cell/>
          <table:table-cell table:formula="of:=SUBSTITUTE(SUBSTITUTE(SUBSTITUTE(SUBSTITUTE(SUBSTITUTE(LOWER(LEFT([.D9];1))&amp;LOWER([.E9]);&quot;ł&quot;;&quot;l&quot;);&quot;ą&quot;;&quot;a&quot;);&quot;ó&quot;;&quot;o&quot;);&quot;ń&quot;;&quot;n&quot;);&quot;ś&quot;;&quot;s&quot;)" office:value-type="string" office:string-value="gmarciniak">
            <text:p>gmarciniak</text:p>
          </table:table-cell>
          <table:table-cell table:formula="of:=LOWER(LEFT([.D9];1))&amp;ROUND(RAND()*60;0)&amp;RIGHT([.E9];3)&amp;ROUND(RAND()*11;0)" office:value-type="string" office:string-value="g33iak3">
            <text:p>g33iak3</text:p>
          </table:table-cell>
          <table:table-cell office:value-type="string">
            <text:p>Grażyna</text:p>
          </table:table-cell>
          <table:table-cell office:value-type="string">
            <text:p>Marciniak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9]&amp;&quot;','&quot;&amp;[.C9]&amp;&quot;','&quot;&amp;[.D9]&amp;&quot;','&quot;&amp;[.E9]&amp;&quot;','&quot;&amp;[.F9]&amp;&quot;',&quot;&amp;[.G9]&amp;&quot;,'&quot;&amp;[.H9]&amp;&quot;','&quot;&amp;[.I9]&amp;&quot;','&quot;&amp;[.J9]&amp;&quot;');&quot;" office:value-type="string" office:string-value="insert into zawodnicy(login, pass, imie, nazwisko, plec, poziom, pozycja, menu, rozmiar) values ('gmarciniak','g33iak3','Grażyna','Marciniak','K',10,'cutter','mięso','M');">
            <text:p>insert into zawodnicy(login, pass, imie, nazwisko, plec, poziom, pozycja, menu, rozmiar) values ('gmarciniak','g33iak3','Grażyna','Marciniak','K',10,'cutter','mięso','M');</text:p>
          </table:table-cell>
          <table:table-cell/>
          <table:table-cell table:style-name="ce1" office:value-type="string">
            <text:p>http://pinkunicornstudio.pl/apps/generator.html</text:p>
          </table:table-cell>
          <table:table-cell/>
        </table:table-row>
        <table:table-row table:style-name="ro1">
          <table:table-cell/>
          <table:table-cell table:formula="of:=SUBSTITUTE(SUBSTITUTE(SUBSTITUTE(SUBSTITUTE(SUBSTITUTE(LOWER(LEFT([.D10];1))&amp;LOWER([.E10]);&quot;ł&quot;;&quot;l&quot;);&quot;ą&quot;;&quot;a&quot;);&quot;ó&quot;;&quot;o&quot;);&quot;ń&quot;;&quot;n&quot;);&quot;ś&quot;;&quot;s&quot;)" office:value-type="string" office:string-value="imazurek">
            <text:p>imazurek</text:p>
          </table:table-cell>
          <table:table-cell table:formula="of:=LOWER(LEFT([.D10];1))&amp;ROUND(RAND()*60;0)&amp;RIGHT([.E10];3)&amp;ROUND(RAND()*11;0)" office:value-type="string" office:string-value="i27rek3">
            <text:p>i27rek3</text:p>
          </table:table-cell>
          <table:table-cell office:value-type="string">
            <text:p>Izabela</text:p>
          </table:table-cell>
          <table:table-cell office:value-type="string">
            <text:p>Mazurek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0]&amp;&quot;','&quot;&amp;[.C10]&amp;&quot;','&quot;&amp;[.D10]&amp;&quot;','&quot;&amp;[.E10]&amp;&quot;','&quot;&amp;[.F10]&amp;&quot;',&quot;&amp;[.G10]&amp;&quot;,'&quot;&amp;[.H10]&amp;&quot;','&quot;&amp;[.I10]&amp;&quot;','&quot;&amp;[.J10]&amp;&quot;');&quot;" office:value-type="string" office:string-value="insert into zawodnicy(login, pass, imie, nazwisko, plec, poziom, pozycja, menu, rozmiar) values ('imazurek','i27rek3','Izabela','Mazurek','K',8,'handler','mięso','M');">
            <text:p>insert into zawodnicy(login, pass, imie, nazwisko, plec, poziom, pozycja, menu, rozmiar) values ('imazurek','i27rek3','Izabela','Mazurek','K',8,'handler','mięso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1];1))&amp;LOWER([.E11]);&quot;ł&quot;;&quot;l&quot;);&quot;ą&quot;;&quot;a&quot;);&quot;ó&quot;;&quot;o&quot;);&quot;ń&quot;;&quot;n&quot;);&quot;ś&quot;;&quot;s&quot;)" office:value-type="string" office:string-value="zduda">
            <text:p>zduda</text:p>
          </table:table-cell>
          <table:table-cell table:formula="of:=LOWER(LEFT([.D11];1))&amp;ROUND(RAND()*60;0)&amp;RIGHT([.E11];3)&amp;ROUND(RAND()*11;0)" office:value-type="string" office:string-value="z18uda7">
            <text:p>z18uda7</text:p>
          </table:table-cell>
          <table:table-cell office:value-type="string">
            <text:p>Zofia</text:p>
          </table:table-cell>
          <table:table-cell office:value-type="string">
            <text:p>Dud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1]&amp;&quot;','&quot;&amp;[.C11]&amp;&quot;','&quot;&amp;[.D11]&amp;&quot;','&quot;&amp;[.E11]&amp;&quot;','&quot;&amp;[.F11]&amp;&quot;',&quot;&amp;[.G11]&amp;&quot;,'&quot;&amp;[.H11]&amp;&quot;','&quot;&amp;[.I11]&amp;&quot;','&quot;&amp;[.J11]&amp;&quot;');&quot;" office:value-type="string" office:string-value="insert into zawodnicy(login, pass, imie, nazwisko, plec, poziom, pozycja, menu, rozmiar) values ('zduda','z18uda7','Zofia','Duda','K',6,'cutter','mięso','XS');">
            <text:p>insert into zawodnicy(login, pass, imie, nazwisko, plec, poziom, pozycja, menu, rozmiar) values ('zduda','z18uda7','Zofia','Duda','K',6,'cutter','mięso','X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2];1))&amp;LOWER([.E12]);&quot;ł&quot;;&quot;l&quot;);&quot;ą&quot;;&quot;a&quot;);&quot;ó&quot;;&quot;o&quot;);&quot;ń&quot;;&quot;n&quot;);&quot;ś&quot;;&quot;s&quot;)" office:value-type="string" office:string-value="awalczak">
            <text:p>awalczak</text:p>
          </table:table-cell>
          <table:table-cell table:formula="of:=LOWER(LEFT([.D12];1))&amp;ROUND(RAND()*60;0)&amp;RIGHT([.E12];3)&amp;ROUND(RAND()*11;0)" office:value-type="string" office:string-value="a24zak7">
            <text:p>a24zak7</text:p>
          </table:table-cell>
          <table:table-cell office:value-type="string">
            <text:p>Aleksandra</text:p>
          </table:table-cell>
          <table:table-cell office:value-type="string">
            <text:p>Walczak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2]&amp;&quot;','&quot;&amp;[.C12]&amp;&quot;','&quot;&amp;[.D12]&amp;&quot;','&quot;&amp;[.E12]&amp;&quot;','&quot;&amp;[.F12]&amp;&quot;',&quot;&amp;[.G12]&amp;&quot;,'&quot;&amp;[.H12]&amp;&quot;','&quot;&amp;[.I12]&amp;&quot;','&quot;&amp;[.J12]&amp;&quot;');&quot;" office:value-type="string" office:string-value="insert into zawodnicy(login, pass, imie, nazwisko, plec, poziom, pozycja, menu, rozmiar) values ('awalczak','a24zak7','Aleksandra','Walczak','K',8,'handler','mięso','S');">
            <text:p>insert into zawodnicy(login, pass, imie, nazwisko, plec, poziom, pozycja, menu, rozmiar) values ('awalczak','a24zak7','Aleksandra','Walczak','K',8,'handl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3];1))&amp;LOWER([.E13]);&quot;ł&quot;;&quot;l&quot;);&quot;ą&quot;;&quot;a&quot;);&quot;ó&quot;;&quot;o&quot;);&quot;ń&quot;;&quot;n&quot;);&quot;ś&quot;;&quot;s&quot;)" office:value-type="string" office:string-value="msikorska">
            <text:p>msikorska</text:p>
          </table:table-cell>
          <table:table-cell table:formula="of:=LOWER(LEFT([.D13];1))&amp;ROUND(RAND()*60;0)&amp;RIGHT([.E13];3)&amp;ROUND(RAND()*11;0)" office:value-type="string" office:string-value="m14ska6">
            <text:p>m14ska6</text:p>
          </table:table-cell>
          <table:table-cell office:value-type="string">
            <text:p>Magdalena</text:p>
          </table:table-cell>
          <table:table-cell office:value-type="string">
            <text:p>Sikorska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3]&amp;&quot;','&quot;&amp;[.C13]&amp;&quot;','&quot;&amp;[.D13]&amp;&quot;','&quot;&amp;[.E13]&amp;&quot;','&quot;&amp;[.F13]&amp;&quot;',&quot;&amp;[.G13]&amp;&quot;,'&quot;&amp;[.H13]&amp;&quot;','&quot;&amp;[.I13]&amp;&quot;','&quot;&amp;[.J13]&amp;&quot;');&quot;" office:value-type="string" office:string-value="insert into zawodnicy(login, pass, imie, nazwisko, plec, poziom, pozycja, menu, rozmiar) values ('msikorska','m14ska6','Magdalena','Sikorska','K',9,'handler','mięso','XL');">
            <text:p>insert into zawodnicy(login, pass, imie, nazwisko, plec, poziom, pozycja, menu, rozmiar) values ('msikorska','m14ska6','Magdalena','Sikorska','K',9,'handler','mięso','X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4];1))&amp;LOWER([.E14]);&quot;ł&quot;;&quot;l&quot;);&quot;ą&quot;;&quot;a&quot;);&quot;ó&quot;;&quot;o&quot;);&quot;ń&quot;;&quot;n&quot;);&quot;ś&quot;;&quot;s&quot;)" office:value-type="string" office:string-value="dtomaszewska">
            <text:p>dtomaszewska</text:p>
          </table:table-cell>
          <table:table-cell table:formula="of:=LOWER(LEFT([.D14];1))&amp;ROUND(RAND()*60;0)&amp;RIGHT([.E14];3)&amp;ROUND(RAND()*11;0)" office:value-type="string" office:string-value="d15ska8">
            <text:p>d15ska8</text:p>
          </table:table-cell>
          <table:table-cell office:value-type="string">
            <text:p>Dorota</text:p>
          </table:table-cell>
          <table:table-cell office:value-type="string">
            <text:p>Tomaszews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4]&amp;&quot;','&quot;&amp;[.C14]&amp;&quot;','&quot;&amp;[.D14]&amp;&quot;','&quot;&amp;[.E14]&amp;&quot;','&quot;&amp;[.F14]&amp;&quot;',&quot;&amp;[.G14]&amp;&quot;,'&quot;&amp;[.H14]&amp;&quot;','&quot;&amp;[.I14]&amp;&quot;','&quot;&amp;[.J14]&amp;&quot;');&quot;" office:value-type="string" office:string-value="insert into zawodnicy(login, pass, imie, nazwisko, plec, poziom, pozycja, menu, rozmiar) values ('dtomaszewska','d15ska8','Dorota','Tomaszewska','K',2,'handler','mięso','L');">
            <text:p>insert into zawodnicy(login, pass, imie, nazwisko, plec, poziom, pozycja, menu, rozmiar) values ('dtomaszewska','d15ska8','Dorota','Tomaszewska','K',2,'handler','mięso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5];1))&amp;LOWER([.E15]);&quot;ł&quot;;&quot;l&quot;);&quot;ą&quot;;&quot;a&quot;);&quot;ó&quot;;&quot;o&quot;);&quot;ń&quot;;&quot;n&quot;);&quot;ś&quot;;&quot;s&quot;)" office:value-type="string" office:string-value="bmajewska">
            <text:p>bmajewska</text:p>
          </table:table-cell>
          <table:table-cell table:formula="of:=LOWER(LEFT([.D15];1))&amp;ROUND(RAND()*60;0)&amp;RIGHT([.E15];3)&amp;ROUND(RAND()*11;0)" office:value-type="string" office:string-value="b41ska4">
            <text:p>b41ska4</text:p>
          </table:table-cell>
          <table:table-cell office:value-type="string">
            <text:p>Barbara</text:p>
          </table:table-cell>
          <table:table-cell office:value-type="string">
            <text:p>Majews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5]&amp;&quot;','&quot;&amp;[.C15]&amp;&quot;','&quot;&amp;[.D15]&amp;&quot;','&quot;&amp;[.E15]&amp;&quot;','&quot;&amp;[.F15]&amp;&quot;',&quot;&amp;[.G15]&amp;&quot;,'&quot;&amp;[.H15]&amp;&quot;','&quot;&amp;[.I15]&amp;&quot;','&quot;&amp;[.J15]&amp;&quot;');&quot;" office:value-type="string" office:string-value="insert into zawodnicy(login, pass, imie, nazwisko, plec, poziom, pozycja, menu, rozmiar) values ('bmajewska','b41ska4','Barbara','Majewska','K',2,'cutter','mięso','XS');">
            <text:p>insert into zawodnicy(login, pass, imie, nazwisko, plec, poziom, pozycja, menu, rozmiar) values ('bmajewska','b41ska4','Barbara','Majewska','K',2,'cutter','mięso','X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6];1))&amp;LOWER([.E16]);&quot;ł&quot;;&quot;l&quot;);&quot;ą&quot;;&quot;a&quot;);&quot;ó&quot;;&quot;o&quot;);&quot;ń&quot;;&quot;n&quot;);&quot;ś&quot;;&quot;s&quot;)" office:value-type="string" office:string-value="nczarnecka">
            <text:p>nczarnecka</text:p>
          </table:table-cell>
          <table:table-cell table:formula="of:=LOWER(LEFT([.D16];1))&amp;ROUND(RAND()*60;0)&amp;RIGHT([.E16];3)&amp;ROUND(RAND()*11;0)" office:value-type="string" office:string-value="n25cka5">
            <text:p>n25cka5</text:p>
          </table:table-cell>
          <table:table-cell office:value-type="string">
            <text:p>Natalia</text:p>
          </table:table-cell>
          <table:table-cell office:value-type="string">
            <text:p>Czarnec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6]&amp;&quot;','&quot;&amp;[.C16]&amp;&quot;','&quot;&amp;[.D16]&amp;&quot;','&quot;&amp;[.E16]&amp;&quot;','&quot;&amp;[.F16]&amp;&quot;',&quot;&amp;[.G16]&amp;&quot;,'&quot;&amp;[.H16]&amp;&quot;','&quot;&amp;[.I16]&amp;&quot;','&quot;&amp;[.J16]&amp;&quot;');&quot;" office:value-type="string" office:string-value="insert into zawodnicy(login, pass, imie, nazwisko, plec, poziom, pozycja, menu, rozmiar) values ('nczarnecka','n25cka5','Natalia','Czarnecka','K',4,'handler','wege','L');">
            <text:p>insert into zawodnicy(login, pass, imie, nazwisko, plec, poziom, pozycja, menu, rozmiar) values ('nczarnecka','n25cka5','Natalia','Czarnecka','K',4,'handler','wege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7];1))&amp;LOWER([.E17]);&quot;ł&quot;;&quot;l&quot;);&quot;ą&quot;;&quot;a&quot;);&quot;ó&quot;;&quot;o&quot;);&quot;ń&quot;;&quot;n&quot;);&quot;ś&quot;;&quot;s&quot;)" office:value-type="string" office:string-value="uandrzejewska">
            <text:p>uandrzejewska</text:p>
          </table:table-cell>
          <table:table-cell table:formula="of:=LOWER(LEFT([.D17];1))&amp;ROUND(RAND()*60;0)&amp;RIGHT([.E17];3)&amp;ROUND(RAND()*11;0)" office:value-type="string" office:string-value="u3ska10">
            <text:p>u3ska10</text:p>
          </table:table-cell>
          <table:table-cell office:value-type="string">
            <text:p>Urszula</text:p>
          </table:table-cell>
          <table:table-cell office:value-type="string">
            <text:p>Andrzejew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7]&amp;&quot;','&quot;&amp;[.C17]&amp;&quot;','&quot;&amp;[.D17]&amp;&quot;','&quot;&amp;[.E17]&amp;&quot;','&quot;&amp;[.F17]&amp;&quot;',&quot;&amp;[.G17]&amp;&quot;,'&quot;&amp;[.H17]&amp;&quot;','&quot;&amp;[.I17]&amp;&quot;','&quot;&amp;[.J17]&amp;&quot;');&quot;" office:value-type="string" office:string-value="insert into zawodnicy(login, pass, imie, nazwisko, plec, poziom, pozycja, menu, rozmiar) values ('uandrzejewska','u3ska10','Urszula','Andrzejewska','K',8,'handler','mięso','M');">
            <text:p>insert into zawodnicy(login, pass, imie, nazwisko, plec, poziom, pozycja, menu, rozmiar) values ('uandrzejewska','u3ska10','Urszula','Andrzejewska','K',8,'handler','mięso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8];1))&amp;LOWER([.E18]);&quot;ł&quot;;&quot;l&quot;);&quot;ą&quot;;&quot;a&quot;);&quot;ó&quot;;&quot;o&quot;);&quot;ń&quot;;&quot;n&quot;);&quot;ś&quot;;&quot;s&quot;)" office:value-type="string" office:string-value="jgorska">
            <text:p>jgorska</text:p>
          </table:table-cell>
          <table:table-cell table:formula="of:=LOWER(LEFT([.D18];1))&amp;ROUND(RAND()*60;0)&amp;RIGHT([.E18];3)&amp;ROUND(RAND()*11;0)" office:value-type="string" office:string-value="j11ska6">
            <text:p>j11ska6</text:p>
          </table:table-cell>
          <table:table-cell office:value-type="string">
            <text:p>Joanna</text:p>
          </table:table-cell>
          <table:table-cell office:value-type="string">
            <text:p>Gór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8]&amp;&quot;','&quot;&amp;[.C18]&amp;&quot;','&quot;&amp;[.D18]&amp;&quot;','&quot;&amp;[.E18]&amp;&quot;','&quot;&amp;[.F18]&amp;&quot;',&quot;&amp;[.G18]&amp;&quot;,'&quot;&amp;[.H18]&amp;&quot;','&quot;&amp;[.I18]&amp;&quot;','&quot;&amp;[.J18]&amp;&quot;');&quot;" office:value-type="string" office:string-value="insert into zawodnicy(login, pass, imie, nazwisko, plec, poziom, pozycja, menu, rozmiar) values ('jgorska','j11ska6','Joanna','Górska','K',8,'cutter','mięso','XL');">
            <text:p>insert into zawodnicy(login, pass, imie, nazwisko, plec, poziom, pozycja, menu, rozmiar) values ('jgorska','j11ska6','Joanna','Górska','K',8,'cutter','mięso','X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9];1))&amp;LOWER([.E19]);&quot;ł&quot;;&quot;l&quot;);&quot;ą&quot;;&quot;a&quot;);&quot;ó&quot;;&quot;o&quot;);&quot;ń&quot;;&quot;n&quot;);&quot;ś&quot;;&quot;s&quot;)" office:value-type="string" office:string-value="asikorska">
            <text:p>asikorska</text:p>
          </table:table-cell>
          <table:table-cell table:formula="of:=LOWER(LEFT([.D19];1))&amp;ROUND(RAND()*60;0)&amp;RIGHT([.E19];3)&amp;ROUND(RAND()*11;0)" office:value-type="string" office:string-value="a19ska8">
            <text:p>a19ska8</text:p>
          </table:table-cell>
          <table:table-cell office:value-type="string">
            <text:p>Alicja</text:p>
          </table:table-cell>
          <table:table-cell office:value-type="string">
            <text:p>Sikor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9]&amp;&quot;','&quot;&amp;[.C19]&amp;&quot;','&quot;&amp;[.D19]&amp;&quot;','&quot;&amp;[.E19]&amp;&quot;','&quot;&amp;[.F19]&amp;&quot;',&quot;&amp;[.G19]&amp;&quot;,'&quot;&amp;[.H19]&amp;&quot;','&quot;&amp;[.I19]&amp;&quot;','&quot;&amp;[.J19]&amp;&quot;');&quot;" office:value-type="string" office:string-value="insert into zawodnicy(login, pass, imie, nazwisko, plec, poziom, pozycja, menu, rozmiar) values ('asikorska','a19ska8','Alicja','Sikorska','K',5,'handler','wege','M');">
            <text:p>insert into zawodnicy(login, pass, imie, nazwisko, plec, poziom, pozycja, menu, rozmiar) values ('asikorska','a19ska8','Alicja','Sikorska','K',5,'handler','wege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20];1))&amp;LOWER([.E20]);&quot;ł&quot;;&quot;l&quot;);&quot;ą&quot;;&quot;a&quot;);&quot;ó&quot;;&quot;o&quot;);&quot;ń&quot;;&quot;n&quot;);&quot;ś&quot;;&quot;s&quot;)" office:value-type="string" office:string-value="ncieslak">
            <text:p>ncieslak</text:p>
          </table:table-cell>
          <table:table-cell table:formula="of:=LOWER(LEFT([.D20];1))&amp;ROUND(RAND()*60;0)&amp;RIGHT([.E20];3)&amp;ROUND(RAND()*11;0)" office:value-type="string" office:string-value="n29lak8">
            <text:p>n29lak8</text:p>
          </table:table-cell>
          <table:table-cell office:value-type="string">
            <text:p>Natalia</text:p>
          </table:table-cell>
          <table:table-cell office:value-type="string">
            <text:p>Cieślak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20]&amp;&quot;','&quot;&amp;[.C20]&amp;&quot;','&quot;&amp;[.D20]&amp;&quot;','&quot;&amp;[.E20]&amp;&quot;','&quot;&amp;[.F20]&amp;&quot;',&quot;&amp;[.G20]&amp;&quot;,'&quot;&amp;[.H20]&amp;&quot;','&quot;&amp;[.I20]&amp;&quot;','&quot;&amp;[.J20]&amp;&quot;');&quot;" office:value-type="string" office:string-value="insert into zawodnicy(login, pass, imie, nazwisko, plec, poziom, pozycja, menu, rozmiar) values ('ncieslak','n29lak8','Natalia','Cieślak','K',1,'cutter','mięso','S');">
            <text:p>insert into zawodnicy(login, pass, imie, nazwisko, plec, poziom, pozycja, menu, rozmiar) values ('ncieslak','n29lak8','Natalia','Cieślak','K',1,'cutt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21];1))&amp;LOWER([.E21]);&quot;ł&quot;;&quot;l&quot;);&quot;ą&quot;;&quot;a&quot;);&quot;ó&quot;;&quot;o&quot;);&quot;ń&quot;;&quot;n&quot;);&quot;ś&quot;;&quot;s&quot;)" office:value-type="string" office:string-value="bmazurek">
            <text:p>bmazurek</text:p>
          </table:table-cell>
          <table:table-cell table:formula="of:=LOWER(LEFT([.D21];1))&amp;ROUND(RAND()*60;0)&amp;RIGHT([.E21];3)&amp;ROUND(RAND()*11;0)" office:value-type="string" office:string-value="b19rek3">
            <text:p>b19rek3</text:p>
          </table:table-cell>
          <table:table-cell office:value-type="string">
            <text:p>Barbara</text:p>
          </table:table-cell>
          <table:table-cell office:value-type="string">
            <text:p>Mazurek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21]&amp;&quot;','&quot;&amp;[.C21]&amp;&quot;','&quot;&amp;[.D21]&amp;&quot;','&quot;&amp;[.E21]&amp;&quot;','&quot;&amp;[.F21]&amp;&quot;',&quot;&amp;[.G21]&amp;&quot;,'&quot;&amp;[.H21]&amp;&quot;','&quot;&amp;[.I21]&amp;&quot;','&quot;&amp;[.J21]&amp;&quot;');&quot;" office:value-type="string" office:string-value="insert into zawodnicy(login, pass, imie, nazwisko, plec, poziom, pozycja, menu, rozmiar) values ('bmazurek','b19rek3','Barbara','Mazurek','K',3,'cutter','mięso','XL');">
            <text:p>insert into zawodnicy(login, pass, imie, nazwisko, plec, poziom, pozycja, menu, rozmiar) values ('bmazurek','b19rek3','Barbara','Mazurek','K',3,'cutter','mięso','X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22];1))&amp;LOWER([.E22]);&quot;ł&quot;;&quot;l&quot;);&quot;ą&quot;;&quot;a&quot;);&quot;ó&quot;;&quot;o&quot;);&quot;ń&quot;;&quot;n&quot;);&quot;ś&quot;;&quot;s&quot;)" office:value-type="string" office:string-value="rnowakowska">
            <text:p>rnowakowska</text:p>
          </table:table-cell>
          <table:table-cell table:formula="of:=LOWER(LEFT([.D22];1))&amp;ROUND(RAND()*60;0)&amp;RIGHT([.E22];3)&amp;ROUND(RAND()*11;0)" office:value-type="string" office:string-value="r48ska6">
            <text:p>r48ska6</text:p>
          </table:table-cell>
          <table:table-cell office:value-type="string">
            <text:p>Renata</text:p>
          </table:table-cell>
          <table:table-cell office:value-type="string">
            <text:p>Nowakowska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22]&amp;&quot;','&quot;&amp;[.C22]&amp;&quot;','&quot;&amp;[.D22]&amp;&quot;','&quot;&amp;[.E22]&amp;&quot;','&quot;&amp;[.F22]&amp;&quot;',&quot;&amp;[.G22]&amp;&quot;,'&quot;&amp;[.H22]&amp;&quot;','&quot;&amp;[.I22]&amp;&quot;','&quot;&amp;[.J22]&amp;&quot;');&quot;" office:value-type="string" office:string-value="insert into zawodnicy(login, pass, imie, nazwisko, plec, poziom, pozycja, menu, rozmiar) values ('rnowakowska','r48ska6','Renata','Nowakowska','K',7,'handler','mięso','S');">
            <text:p>insert into zawodnicy(login, pass, imie, nazwisko, plec, poziom, pozycja, menu, rozmiar) values ('rnowakowska','r48ska6','Renata','Nowakowska','K',7,'handl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23];1))&amp;LOWER([.E23]);&quot;ł&quot;;&quot;l&quot;);&quot;ą&quot;;&quot;a&quot;);&quot;ó&quot;;&quot;o&quot;);&quot;ń&quot;;&quot;n&quot;);&quot;ś&quot;;&quot;s&quot;)" office:value-type="string" office:string-value="tsikora">
            <text:p>tsikora</text:p>
          </table:table-cell>
          <table:table-cell table:formula="of:=LOWER(LEFT([.D23];1))&amp;ROUND(RAND()*60;0)&amp;RIGHT([.E23];3)&amp;ROUND(RAND()*11;0)" office:value-type="string" office:string-value="t18ora1">
            <text:p>t18ora1</text:p>
          </table:table-cell>
          <table:table-cell office:value-type="string">
            <text:p>Teresa</text:p>
          </table:table-cell>
          <table:table-cell office:value-type="string">
            <text:p>Sikora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23]&amp;&quot;','&quot;&amp;[.C23]&amp;&quot;','&quot;&amp;[.D23]&amp;&quot;','&quot;&amp;[.E23]&amp;&quot;','&quot;&amp;[.F23]&amp;&quot;',&quot;&amp;[.G23]&amp;&quot;,'&quot;&amp;[.H23]&amp;&quot;','&quot;&amp;[.I23]&amp;&quot;','&quot;&amp;[.J23]&amp;&quot;');&quot;" office:value-type="string" office:string-value="insert into zawodnicy(login, pass, imie, nazwisko, plec, poziom, pozycja, menu, rozmiar) values ('tsikora','t18ora1','Teresa','Sikora','K',3,'handler','mięso','S');">
            <text:p>insert into zawodnicy(login, pass, imie, nazwisko, plec, poziom, pozycja, menu, rozmiar) values ('tsikora','t18ora1','Teresa','Sikora','K',3,'handl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24];1))&amp;LOWER([.E24]);&quot;ł&quot;;&quot;l&quot;);&quot;ą&quot;;&quot;a&quot;);&quot;ó&quot;;&quot;o&quot;);&quot;ń&quot;;&quot;n&quot;);&quot;ś&quot;;&quot;s&quot;)" office:value-type="string" office:string-value="bkowalczyk">
            <text:p>bkowalczyk</text:p>
          </table:table-cell>
          <table:table-cell table:formula="of:=LOWER(LEFT([.D24];1))&amp;ROUND(RAND()*60;0)&amp;RIGHT([.E24];3)&amp;ROUND(RAND()*11;0)" office:value-type="string" office:string-value="b24zyk2">
            <text:p>b24zyk2</text:p>
          </table:table-cell>
          <table:table-cell office:value-type="string">
            <text:p>Beata</text:p>
          </table:table-cell>
          <table:table-cell office:value-type="string">
            <text:p>Kowalczyk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24]&amp;&quot;','&quot;&amp;[.C24]&amp;&quot;','&quot;&amp;[.D24]&amp;&quot;','&quot;&amp;[.E24]&amp;&quot;','&quot;&amp;[.F24]&amp;&quot;',&quot;&amp;[.G24]&amp;&quot;,'&quot;&amp;[.H24]&amp;&quot;','&quot;&amp;[.I24]&amp;&quot;','&quot;&amp;[.J24]&amp;&quot;');&quot;" office:value-type="string" office:string-value="insert into zawodnicy(login, pass, imie, nazwisko, plec, poziom, pozycja, menu, rozmiar) values ('bkowalczyk','b24zyk2','Beata','Kowalczyk','K',4,'handler','mięso','M');">
            <text:p>insert into zawodnicy(login, pass, imie, nazwisko, plec, poziom, pozycja, menu, rozmiar) values ('bkowalczyk','b24zyk2','Beata','Kowalczyk','K',4,'handler','mięso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25];1))&amp;LOWER([.E25]);&quot;ł&quot;;&quot;l&quot;);&quot;ą&quot;;&quot;a&quot;);&quot;ó&quot;;&quot;o&quot;);&quot;ń&quot;;&quot;n&quot;);&quot;ś&quot;;&quot;s&quot;)" office:value-type="string" office:string-value="ewasilewska">
            <text:p>ewasilewska</text:p>
          </table:table-cell>
          <table:table-cell table:formula="of:=LOWER(LEFT([.D25];1))&amp;ROUND(RAND()*60;0)&amp;RIGHT([.E25];3)&amp;ROUND(RAND()*11;0)" office:value-type="string" office:string-value="e21ska1">
            <text:p>e21ska1</text:p>
          </table:table-cell>
          <table:table-cell office:value-type="string">
            <text:p>Elżbieta</text:p>
          </table:table-cell>
          <table:table-cell office:value-type="string">
            <text:p>Wasilews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25]&amp;&quot;','&quot;&amp;[.C25]&amp;&quot;','&quot;&amp;[.D25]&amp;&quot;','&quot;&amp;[.E25]&amp;&quot;','&quot;&amp;[.F25]&amp;&quot;',&quot;&amp;[.G25]&amp;&quot;,'&quot;&amp;[.H25]&amp;&quot;','&quot;&amp;[.I25]&amp;&quot;','&quot;&amp;[.J25]&amp;&quot;');&quot;" office:value-type="string" office:string-value="insert into zawodnicy(login, pass, imie, nazwisko, plec, poziom, pozycja, menu, rozmiar) values ('ewasilewska','e21ska1','Elżbieta','Wasilewska','K',2,'handler','mięso','L');">
            <text:p>insert into zawodnicy(login, pass, imie, nazwisko, plec, poziom, pozycja, menu, rozmiar) values ('ewasilewska','e21ska1','Elżbieta','Wasilewska','K',2,'handler','mięso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26];1))&amp;LOWER([.E26]);&quot;ł&quot;;&quot;l&quot;);&quot;ą&quot;;&quot;a&quot;);&quot;ó&quot;;&quot;o&quot;);&quot;ń&quot;;&quot;n&quot;);&quot;ś&quot;;&quot;s&quot;)" office:value-type="string" office:string-value="tkwiatkowska">
            <text:p>tkwiatkowska</text:p>
          </table:table-cell>
          <table:table-cell table:formula="of:=LOWER(LEFT([.D26];1))&amp;ROUND(RAND()*60;0)&amp;RIGHT([.E26];3)&amp;ROUND(RAND()*11;0)" office:value-type="string" office:string-value="t16ska5">
            <text:p>t16ska5</text:p>
          </table:table-cell>
          <table:table-cell office:value-type="string">
            <text:p>Teresa</text:p>
          </table:table-cell>
          <table:table-cell office:value-type="string">
            <text:p>Kwiatkowsk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26]&amp;&quot;','&quot;&amp;[.C26]&amp;&quot;','&quot;&amp;[.D26]&amp;&quot;','&quot;&amp;[.E26]&amp;&quot;','&quot;&amp;[.F26]&amp;&quot;',&quot;&amp;[.G26]&amp;&quot;,'&quot;&amp;[.H26]&amp;&quot;','&quot;&amp;[.I26]&amp;&quot;','&quot;&amp;[.J26]&amp;&quot;');&quot;" office:value-type="string" office:string-value="insert into zawodnicy(login, pass, imie, nazwisko, plec, poziom, pozycja, menu, rozmiar) values ('tkwiatkowska','t16ska5','Teresa','Kwiatkowska','K',10,'cutter','wege','L');">
            <text:p>insert into zawodnicy(login, pass, imie, nazwisko, plec, poziom, pozycja, menu, rozmiar) values ('tkwiatkowska','t16ska5','Teresa','Kwiatkowska','K',10,'cutter','wege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27];1))&amp;LOWER([.E27]);&quot;ł&quot;;&quot;l&quot;);&quot;ą&quot;;&quot;a&quot;);&quot;ó&quot;;&quot;o&quot;);&quot;ń&quot;;&quot;n&quot;);&quot;ś&quot;;&quot;s&quot;)" office:value-type="string" office:string-value="hnowak">
            <text:p>hnowak</text:p>
          </table:table-cell>
          <table:table-cell table:formula="of:=LOWER(LEFT([.D27];1))&amp;ROUND(RAND()*60;0)&amp;RIGHT([.E27];3)&amp;ROUND(RAND()*11;0)" office:value-type="string" office:string-value="h20wak9">
            <text:p>h20wak9</text:p>
          </table:table-cell>
          <table:table-cell office:value-type="string">
            <text:p>Halina</text:p>
          </table:table-cell>
          <table:table-cell office:value-type="string">
            <text:p>Nowak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27]&amp;&quot;','&quot;&amp;[.C27]&amp;&quot;','&quot;&amp;[.D27]&amp;&quot;','&quot;&amp;[.E27]&amp;&quot;','&quot;&amp;[.F27]&amp;&quot;',&quot;&amp;[.G27]&amp;&quot;,'&quot;&amp;[.H27]&amp;&quot;','&quot;&amp;[.I27]&amp;&quot;','&quot;&amp;[.J27]&amp;&quot;');&quot;" office:value-type="string" office:string-value="insert into zawodnicy(login, pass, imie, nazwisko, plec, poziom, pozycja, menu, rozmiar) values ('hnowak','h20wak9','Halina','Nowak','K',3,'handler','mięso','L');">
            <text:p>insert into zawodnicy(login, pass, imie, nazwisko, plec, poziom, pozycja, menu, rozmiar) values ('hnowak','h20wak9','Halina','Nowak','K',3,'handler','mięso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28];1))&amp;LOWER([.E28]);&quot;ł&quot;;&quot;l&quot;);&quot;ą&quot;;&quot;a&quot;);&quot;ó&quot;;&quot;o&quot;);&quot;ń&quot;;&quot;n&quot;);&quot;ś&quot;;&quot;s&quot;)" office:value-type="string" office:string-value="bbaran">
            <text:p>bbaran</text:p>
          </table:table-cell>
          <table:table-cell table:formula="of:=LOWER(LEFT([.D28];1))&amp;ROUND(RAND()*60;0)&amp;RIGHT([.E28];3)&amp;ROUND(RAND()*11;0)" office:value-type="string" office:string-value="b42ran6">
            <text:p>b42ran6</text:p>
          </table:table-cell>
          <table:table-cell office:value-type="string">
            <text:p>Barbara</text:p>
          </table:table-cell>
          <table:table-cell office:value-type="string">
            <text:p>Baran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28]&amp;&quot;','&quot;&amp;[.C28]&amp;&quot;','&quot;&amp;[.D28]&amp;&quot;','&quot;&amp;[.E28]&amp;&quot;','&quot;&amp;[.F28]&amp;&quot;',&quot;&amp;[.G28]&amp;&quot;,'&quot;&amp;[.H28]&amp;&quot;','&quot;&amp;[.I28]&amp;&quot;','&quot;&amp;[.J28]&amp;&quot;');&quot;" office:value-type="string" office:string-value="insert into zawodnicy(login, pass, imie, nazwisko, plec, poziom, pozycja, menu, rozmiar) values ('bbaran','b42ran6','Barbara','Baran','K',8,'handler','mięso','S');">
            <text:p>insert into zawodnicy(login, pass, imie, nazwisko, plec, poziom, pozycja, menu, rozmiar) values ('bbaran','b42ran6','Barbara','Baran','K',8,'handl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29];1))&amp;LOWER([.E29]);&quot;ł&quot;;&quot;l&quot;);&quot;ą&quot;;&quot;a&quot;);&quot;ó&quot;;&quot;o&quot;);&quot;ń&quot;;&quot;n&quot;);&quot;ś&quot;;&quot;s&quot;)" office:value-type="string" office:string-value="ssadowska">
            <text:p>ssadowska</text:p>
          </table:table-cell>
          <table:table-cell table:formula="of:=LOWER(LEFT([.D29];1))&amp;ROUND(RAND()*60;0)&amp;RIGHT([.E29];3)&amp;ROUND(RAND()*11;0)" office:value-type="string" office:string-value="s43ska5">
            <text:p>s43ska5</text:p>
          </table:table-cell>
          <table:table-cell office:value-type="string">
            <text:p>Stanisława</text:p>
          </table:table-cell>
          <table:table-cell office:value-type="string">
            <text:p>Sadowska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29]&amp;&quot;','&quot;&amp;[.C29]&amp;&quot;','&quot;&amp;[.D29]&amp;&quot;','&quot;&amp;[.E29]&amp;&quot;','&quot;&amp;[.F29]&amp;&quot;',&quot;&amp;[.G29]&amp;&quot;,'&quot;&amp;[.H29]&amp;&quot;','&quot;&amp;[.I29]&amp;&quot;','&quot;&amp;[.J29]&amp;&quot;');&quot;" office:value-type="string" office:string-value="insert into zawodnicy(login, pass, imie, nazwisko, plec, poziom, pozycja, menu, rozmiar) values ('ssadowska','s43ska5','Stanisława','Sadowska','K',7,'cutter','mięso','XL');">
            <text:p>insert into zawodnicy(login, pass, imie, nazwisko, plec, poziom, pozycja, menu, rozmiar) values ('ssadowska','s43ska5','Stanisława','Sadowska','K',7,'cutter','mięso','X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30];1))&amp;LOWER([.E30]);&quot;ł&quot;;&quot;l&quot;);&quot;ą&quot;;&quot;a&quot;);&quot;ó&quot;;&quot;o&quot;);&quot;ń&quot;;&quot;n&quot;);&quot;ś&quot;;&quot;s&quot;)" office:value-type="string" office:string-value="zwojciechowska">
            <text:p>zwojciechowska</text:p>
          </table:table-cell>
          <table:table-cell table:formula="of:=LOWER(LEFT([.D30];1))&amp;ROUND(RAND()*60;0)&amp;RIGHT([.E30];3)&amp;ROUND(RAND()*11;0)" office:value-type="string" office:string-value="z27ska9">
            <text:p>z27ska9</text:p>
          </table:table-cell>
          <table:table-cell office:value-type="string">
            <text:p>Zofia</text:p>
          </table:table-cell>
          <table:table-cell office:value-type="string">
            <text:p>Wojciechows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30]&amp;&quot;','&quot;&amp;[.C30]&amp;&quot;','&quot;&amp;[.D30]&amp;&quot;','&quot;&amp;[.E30]&amp;&quot;','&quot;&amp;[.F30]&amp;&quot;',&quot;&amp;[.G30]&amp;&quot;,'&quot;&amp;[.H30]&amp;&quot;','&quot;&amp;[.I30]&amp;&quot;','&quot;&amp;[.J30]&amp;&quot;');&quot;" office:value-type="string" office:string-value="insert into zawodnicy(login, pass, imie, nazwisko, plec, poziom, pozycja, menu, rozmiar) values ('zwojciechowska','z27ska9','Zofia','Wojciechowska','K',6,'cutter','mięso','XS');">
            <text:p>insert into zawodnicy(login, pass, imie, nazwisko, plec, poziom, pozycja, menu, rozmiar) values ('zwojciechowska','z27ska9','Zofia','Wojciechowska','K',6,'cutter','mięso','X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31];1))&amp;LOWER([.E31]);&quot;ł&quot;;&quot;l&quot;);&quot;ą&quot;;&quot;a&quot;);&quot;ó&quot;;&quot;o&quot;);&quot;ń&quot;;&quot;n&quot;);&quot;ś&quot;;&quot;s&quot;)" office:value-type="string" office:string-value="abaranowska">
            <text:p>abaranowska</text:p>
          </table:table-cell>
          <table:table-cell table:formula="of:=LOWER(LEFT([.D31];1))&amp;ROUND(RAND()*60;0)&amp;RIGHT([.E31];3)&amp;ROUND(RAND()*11;0)" office:value-type="string" office:string-value="a25ska7">
            <text:p>a25ska7</text:p>
          </table:table-cell>
          <table:table-cell office:value-type="string">
            <text:p>Alicja</text:p>
          </table:table-cell>
          <table:table-cell office:value-type="string">
            <text:p>Baranowska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31]&amp;&quot;','&quot;&amp;[.C31]&amp;&quot;','&quot;&amp;[.D31]&amp;&quot;','&quot;&amp;[.E31]&amp;&quot;','&quot;&amp;[.F31]&amp;&quot;',&quot;&amp;[.G31]&amp;&quot;,'&quot;&amp;[.H31]&amp;&quot;','&quot;&amp;[.I31]&amp;&quot;','&quot;&amp;[.J31]&amp;&quot;');&quot;" office:value-type="string" office:string-value="insert into zawodnicy(login, pass, imie, nazwisko, plec, poziom, pozycja, menu, rozmiar) values ('abaranowska','a25ska7','Alicja','Baranowska','K',1,'handler','mięso','XL');">
            <text:p>insert into zawodnicy(login, pass, imie, nazwisko, plec, poziom, pozycja, menu, rozmiar) values ('abaranowska','a25ska7','Alicja','Baranowska','K',1,'handler','mięso','X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32];1))&amp;LOWER([.E32]);&quot;ł&quot;;&quot;l&quot;);&quot;ą&quot;;&quot;a&quot;);&quot;ó&quot;;&quot;o&quot;);&quot;ń&quot;;&quot;n&quot;);&quot;ś&quot;;&quot;s&quot;)" office:value-type="string" office:string-value="sborkowska">
            <text:p>sborkowska</text:p>
          </table:table-cell>
          <table:table-cell table:formula="of:=LOWER(LEFT([.D32];1))&amp;ROUND(RAND()*60;0)&amp;RIGHT([.E32];3)&amp;ROUND(RAND()*11;0)" office:value-type="string" office:string-value="s22ska6">
            <text:p>s22ska6</text:p>
          </table:table-cell>
          <table:table-cell office:value-type="string">
            <text:p>Stanisława</text:p>
          </table:table-cell>
          <table:table-cell office:value-type="string">
            <text:p>Borko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32]&amp;&quot;','&quot;&amp;[.C32]&amp;&quot;','&quot;&amp;[.D32]&amp;&quot;','&quot;&amp;[.E32]&amp;&quot;','&quot;&amp;[.F32]&amp;&quot;',&quot;&amp;[.G32]&amp;&quot;,'&quot;&amp;[.H32]&amp;&quot;','&quot;&amp;[.I32]&amp;&quot;','&quot;&amp;[.J32]&amp;&quot;');&quot;" office:value-type="string" office:string-value="insert into zawodnicy(login, pass, imie, nazwisko, plec, poziom, pozycja, menu, rozmiar) values ('sborkowska','s22ska6','Stanisława','Borkowska','K',5,'cutter','mięso','S');">
            <text:p>insert into zawodnicy(login, pass, imie, nazwisko, plec, poziom, pozycja, menu, rozmiar) values ('sborkowska','s22ska6','Stanisława','Borkowska','K',5,'cutt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33];1))&amp;LOWER([.E33]);&quot;ł&quot;;&quot;l&quot;);&quot;ą&quot;;&quot;a&quot;);&quot;ó&quot;;&quot;o&quot;);&quot;ń&quot;;&quot;n&quot;);&quot;ś&quot;;&quot;s&quot;)" office:value-type="string" office:string-value="ezajac">
            <text:p>ezajac</text:p>
          </table:table-cell>
          <table:table-cell table:formula="of:=LOWER(LEFT([.D33];1))&amp;ROUND(RAND()*60;0)&amp;RIGHT([.E33];3)&amp;ROUND(RAND()*11;0)" office:value-type="string" office:string-value="e28jąc9">
            <text:p>e28jąc9</text:p>
          </table:table-cell>
          <table:table-cell office:value-type="string">
            <text:p>Elwira</text:p>
          </table:table-cell>
          <table:table-cell office:value-type="string">
            <text:p>Zając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33]&amp;&quot;','&quot;&amp;[.C33]&amp;&quot;','&quot;&amp;[.D33]&amp;&quot;','&quot;&amp;[.E33]&amp;&quot;','&quot;&amp;[.F33]&amp;&quot;',&quot;&amp;[.G33]&amp;&quot;,'&quot;&amp;[.H33]&amp;&quot;','&quot;&amp;[.I33]&amp;&quot;','&quot;&amp;[.J33]&amp;&quot;');&quot;" office:value-type="string" office:string-value="insert into zawodnicy(login, pass, imie, nazwisko, plec, poziom, pozycja, menu, rozmiar) values ('ezajac','e28jąc9','Elwira','Zając','K',6,'cutter','wege','M');">
            <text:p>insert into zawodnicy(login, pass, imie, nazwisko, plec, poziom, pozycja, menu, rozmiar) values ('ezajac','e28jąc9','Elwira','Zając','K',6,'cutter','wege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34];1))&amp;LOWER([.E34]);&quot;ł&quot;;&quot;l&quot;);&quot;ą&quot;;&quot;a&quot;);&quot;ó&quot;;&quot;o&quot;);&quot;ń&quot;;&quot;n&quot;);&quot;ś&quot;;&quot;s&quot;)" office:value-type="string" office:string-value="ejablonska">
            <text:p>ejablonska</text:p>
          </table:table-cell>
          <table:table-cell table:formula="of:=LOWER(LEFT([.D34];1))&amp;ROUND(RAND()*60;0)&amp;RIGHT([.E34];3)&amp;ROUND(RAND()*11;0)" office:value-type="string" office:string-value="e23ska3">
            <text:p>e23ska3</text:p>
          </table:table-cell>
          <table:table-cell office:value-type="string">
            <text:p>Ewelina</text:p>
          </table:table-cell>
          <table:table-cell office:value-type="string">
            <text:p>Jabłońska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34]&amp;&quot;','&quot;&amp;[.C34]&amp;&quot;','&quot;&amp;[.D34]&amp;&quot;','&quot;&amp;[.E34]&amp;&quot;','&quot;&amp;[.F34]&amp;&quot;',&quot;&amp;[.G34]&amp;&quot;,'&quot;&amp;[.H34]&amp;&quot;','&quot;&amp;[.I34]&amp;&quot;','&quot;&amp;[.J34]&amp;&quot;');&quot;" office:value-type="string" office:string-value="insert into zawodnicy(login, pass, imie, nazwisko, plec, poziom, pozycja, menu, rozmiar) values ('ejablonska','e23ska3','Ewelina','Jabłońska','K',9,'cutter','mięso','M');">
            <text:p>insert into zawodnicy(login, pass, imie, nazwisko, plec, poziom, pozycja, menu, rozmiar) values ('ejablonska','e23ska3','Ewelina','Jabłońska','K',9,'cutter','mięso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35];1))&amp;LOWER([.E35]);&quot;ł&quot;;&quot;l&quot;);&quot;ą&quot;;&quot;a&quot;);&quot;ó&quot;;&quot;o&quot;);&quot;ń&quot;;&quot;n&quot;);&quot;ś&quot;;&quot;s&quot;)" office:value-type="string" office:string-value="emajewska">
            <text:p>emajewska</text:p>
          </table:table-cell>
          <table:table-cell table:formula="of:=LOWER(LEFT([.D35];1))&amp;ROUND(RAND()*60;0)&amp;RIGHT([.E35];3)&amp;ROUND(RAND()*11;0)" office:value-type="string" office:string-value="e8ska4">
            <text:p>e8ska4</text:p>
          </table:table-cell>
          <table:table-cell office:value-type="string">
            <text:p>Elżbieta</text:p>
          </table:table-cell>
          <table:table-cell office:value-type="string">
            <text:p>Majews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35]&amp;&quot;','&quot;&amp;[.C35]&amp;&quot;','&quot;&amp;[.D35]&amp;&quot;','&quot;&amp;[.E35]&amp;&quot;','&quot;&amp;[.F35]&amp;&quot;',&quot;&amp;[.G35]&amp;&quot;,'&quot;&amp;[.H35]&amp;&quot;','&quot;&amp;[.I35]&amp;&quot;','&quot;&amp;[.J35]&amp;&quot;');&quot;" office:value-type="string" office:string-value="insert into zawodnicy(login, pass, imie, nazwisko, plec, poziom, pozycja, menu, rozmiar) values ('emajewska','e8ska4','Elżbieta','Majewska','K',2,'handler','mięso','XS');">
            <text:p>insert into zawodnicy(login, pass, imie, nazwisko, plec, poziom, pozycja, menu, rozmiar) values ('emajewska','e8ska4','Elżbieta','Majewska','K',2,'handler','mięso','X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36];1))&amp;LOWER([.E36]);&quot;ł&quot;;&quot;l&quot;);&quot;ą&quot;;&quot;a&quot;);&quot;ó&quot;;&quot;o&quot;);&quot;ń&quot;;&quot;n&quot;);&quot;ś&quot;;&quot;s&quot;)" office:value-type="string" office:string-value="bwasilewska">
            <text:p>bwasilewska</text:p>
          </table:table-cell>
          <table:table-cell table:formula="of:=LOWER(LEFT([.D36];1))&amp;ROUND(RAND()*60;0)&amp;RIGHT([.E36];3)&amp;ROUND(RAND()*11;0)" office:value-type="string" office:string-value="b44ska2">
            <text:p>b44ska2</text:p>
          </table:table-cell>
          <table:table-cell office:value-type="string">
            <text:p>Bożena</text:p>
          </table:table-cell>
          <table:table-cell office:value-type="string">
            <text:p>Wasile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36]&amp;&quot;','&quot;&amp;[.C36]&amp;&quot;','&quot;&amp;[.D36]&amp;&quot;','&quot;&amp;[.E36]&amp;&quot;','&quot;&amp;[.F36]&amp;&quot;',&quot;&amp;[.G36]&amp;&quot;,'&quot;&amp;[.H36]&amp;&quot;','&quot;&amp;[.I36]&amp;&quot;','&quot;&amp;[.J36]&amp;&quot;');&quot;" office:value-type="string" office:string-value="insert into zawodnicy(login, pass, imie, nazwisko, plec, poziom, pozycja, menu, rozmiar) values ('bwasilewska','b44ska2','Bożena','Wasilewska','K',5,'cutter','mięso','XL');">
            <text:p>insert into zawodnicy(login, pass, imie, nazwisko, plec, poziom, pozycja, menu, rozmiar) values ('bwasilewska','b44ska2','Bożena','Wasilewska','K',5,'cutter','mięso','X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37];1))&amp;LOWER([.E37]);&quot;ł&quot;;&quot;l&quot;);&quot;ą&quot;;&quot;a&quot;);&quot;ó&quot;;&quot;o&quot;);&quot;ń&quot;;&quot;n&quot;);&quot;ś&quot;;&quot;s&quot;)" office:value-type="string" office:string-value="mlis">
            <text:p>mlis</text:p>
          </table:table-cell>
          <table:table-cell table:formula="of:=LOWER(LEFT([.D37];1))&amp;ROUND(RAND()*60;0)&amp;RIGHT([.E37];3)&amp;ROUND(RAND()*11;0)" office:value-type="string" office:string-value="m26Lis10">
            <text:p>m26Lis10</text:p>
          </table:table-cell>
          <table:table-cell office:value-type="string">
            <text:p>Marzena</text:p>
          </table:table-cell>
          <table:table-cell office:value-type="string">
            <text:p>Lis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37]&amp;&quot;','&quot;&amp;[.C37]&amp;&quot;','&quot;&amp;[.D37]&amp;&quot;','&quot;&amp;[.E37]&amp;&quot;','&quot;&amp;[.F37]&amp;&quot;',&quot;&amp;[.G37]&amp;&quot;,'&quot;&amp;[.H37]&amp;&quot;','&quot;&amp;[.I37]&amp;&quot;','&quot;&amp;[.J37]&amp;&quot;');&quot;" office:value-type="string" office:string-value="insert into zawodnicy(login, pass, imie, nazwisko, plec, poziom, pozycja, menu, rozmiar) values ('mlis','m26Lis10','Marzena','Lis','K',7,'handler','mięso','M');">
            <text:p>insert into zawodnicy(login, pass, imie, nazwisko, plec, poziom, pozycja, menu, rozmiar) values ('mlis','m26Lis10','Marzena','Lis','K',7,'handler','mięso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38];1))&amp;LOWER([.E38]);&quot;ł&quot;;&quot;l&quot;);&quot;ą&quot;;&quot;a&quot;);&quot;ó&quot;;&quot;o&quot;);&quot;ń&quot;;&quot;n&quot;);&quot;ś&quot;;&quot;s&quot;)" office:value-type="string" office:string-value="abak">
            <text:p>abak</text:p>
          </table:table-cell>
          <table:table-cell table:formula="of:=LOWER(LEFT([.D38];1))&amp;ROUND(RAND()*60;0)&amp;RIGHT([.E38];3)&amp;ROUND(RAND()*11;0)" office:value-type="string" office:string-value="a46Bąk1">
            <text:p>a46Bąk1</text:p>
          </table:table-cell>
          <table:table-cell office:value-type="string">
            <text:p>Agata</text:p>
          </table:table-cell>
          <table:table-cell office:value-type="string">
            <text:p>Bąk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38]&amp;&quot;','&quot;&amp;[.C38]&amp;&quot;','&quot;&amp;[.D38]&amp;&quot;','&quot;&amp;[.E38]&amp;&quot;','&quot;&amp;[.F38]&amp;&quot;',&quot;&amp;[.G38]&amp;&quot;,'&quot;&amp;[.H38]&amp;&quot;','&quot;&amp;[.I38]&amp;&quot;','&quot;&amp;[.J38]&amp;&quot;');&quot;" office:value-type="string" office:string-value="insert into zawodnicy(login, pass, imie, nazwisko, plec, poziom, pozycja, menu, rozmiar) values ('abak','a46Bąk1','Agata','Bąk','K',1,'cutter','mięso','L');">
            <text:p>insert into zawodnicy(login, pass, imie, nazwisko, plec, poziom, pozycja, menu, rozmiar) values ('abak','a46Bąk1','Agata','Bąk','K',1,'cutter','mięso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39];1))&amp;LOWER([.E39]);&quot;ł&quot;;&quot;l&quot;);&quot;ą&quot;;&quot;a&quot;);&quot;ó&quot;;&quot;o&quot;);&quot;ń&quot;;&quot;n&quot;);&quot;ś&quot;;&quot;s&quot;)" office:value-type="string" office:string-value="aszczepanska">
            <text:p>aszczepanska</text:p>
          </table:table-cell>
          <table:table-cell table:formula="of:=LOWER(LEFT([.D39];1))&amp;ROUND(RAND()*60;0)&amp;RIGHT([.E39];3)&amp;ROUND(RAND()*11;0)" office:value-type="string" office:string-value="a24ska10">
            <text:p>a24ska10</text:p>
          </table:table-cell>
          <table:table-cell office:value-type="string">
            <text:p>Agnieszka</text:p>
          </table:table-cell>
          <table:table-cell office:value-type="string">
            <text:p>Szczepańs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39]&amp;&quot;','&quot;&amp;[.C39]&amp;&quot;','&quot;&amp;[.D39]&amp;&quot;','&quot;&amp;[.E39]&amp;&quot;','&quot;&amp;[.F39]&amp;&quot;',&quot;&amp;[.G39]&amp;&quot;,'&quot;&amp;[.H39]&amp;&quot;','&quot;&amp;[.I39]&amp;&quot;','&quot;&amp;[.J39]&amp;&quot;');&quot;" office:value-type="string" office:string-value="insert into zawodnicy(login, pass, imie, nazwisko, plec, poziom, pozycja, menu, rozmiar) values ('aszczepanska','a24ska10','Agnieszka','Szczepańska','K',4,'cutter','mięso','M');">
            <text:p>insert into zawodnicy(login, pass, imie, nazwisko, plec, poziom, pozycja, menu, rozmiar) values ('aszczepanska','a24ska10','Agnieszka','Szczepańska','K',4,'cutter','mięso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40];1))&amp;LOWER([.E40]);&quot;ł&quot;;&quot;l&quot;);&quot;ą&quot;;&quot;a&quot;);&quot;ó&quot;;&quot;o&quot;);&quot;ń&quot;;&quot;n&quot;);&quot;ś&quot;;&quot;s&quot;)" office:value-type="string" office:string-value="mpawlowska">
            <text:p>mpawlowska</text:p>
          </table:table-cell>
          <table:table-cell table:formula="of:=LOWER(LEFT([.D40];1))&amp;ROUND(RAND()*60;0)&amp;RIGHT([.E40];3)&amp;ROUND(RAND()*11;0)" office:value-type="string" office:string-value="m12ska3">
            <text:p>m12ska3</text:p>
          </table:table-cell>
          <table:table-cell office:value-type="string">
            <text:p>Maria</text:p>
          </table:table-cell>
          <table:table-cell office:value-type="string">
            <text:p>Pawłowska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40]&amp;&quot;','&quot;&amp;[.C40]&amp;&quot;','&quot;&amp;[.D40]&amp;&quot;','&quot;&amp;[.E40]&amp;&quot;','&quot;&amp;[.F40]&amp;&quot;',&quot;&amp;[.G40]&amp;&quot;,'&quot;&amp;[.H40]&amp;&quot;','&quot;&amp;[.I40]&amp;&quot;','&quot;&amp;[.J40]&amp;&quot;');&quot;" office:value-type="string" office:string-value="insert into zawodnicy(login, pass, imie, nazwisko, plec, poziom, pozycja, menu, rozmiar) values ('mpawlowska','m12ska3','Maria','Pawłowska','K',3,'handler','mięso','S');">
            <text:p>insert into zawodnicy(login, pass, imie, nazwisko, plec, poziom, pozycja, menu, rozmiar) values ('mpawlowska','m12ska3','Maria','Pawłowska','K',3,'handl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41];1))&amp;LOWER([.E41]);&quot;ł&quot;;&quot;l&quot;);&quot;ą&quot;;&quot;a&quot;);&quot;ó&quot;;&quot;o&quot;);&quot;ń&quot;;&quot;n&quot;);&quot;ś&quot;;&quot;s&quot;)" office:value-type="string" office:string-value="ipawlak">
            <text:p>ipawlak</text:p>
          </table:table-cell>
          <table:table-cell table:formula="of:=LOWER(LEFT([.D41];1))&amp;ROUND(RAND()*60;0)&amp;RIGHT([.E41];3)&amp;ROUND(RAND()*11;0)" office:value-type="string" office:string-value="i58lak7">
            <text:p>i58lak7</text:p>
          </table:table-cell>
          <table:table-cell office:value-type="string">
            <text:p>Iwona</text:p>
          </table:table-cell>
          <table:table-cell office:value-type="string">
            <text:p>Pawlak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41]&amp;&quot;','&quot;&amp;[.C41]&amp;&quot;','&quot;&amp;[.D41]&amp;&quot;','&quot;&amp;[.E41]&amp;&quot;','&quot;&amp;[.F41]&amp;&quot;',&quot;&amp;[.G41]&amp;&quot;,'&quot;&amp;[.H41]&amp;&quot;','&quot;&amp;[.I41]&amp;&quot;','&quot;&amp;[.J41]&amp;&quot;');&quot;" office:value-type="string" office:string-value="insert into zawodnicy(login, pass, imie, nazwisko, plec, poziom, pozycja, menu, rozmiar) values ('ipawlak','i58lak7','Iwona','Pawlak','K',4,'cutter','mięso','M');">
            <text:p>insert into zawodnicy(login, pass, imie, nazwisko, plec, poziom, pozycja, menu, rozmiar) values ('ipawlak','i58lak7','Iwona','Pawlak','K',4,'cutter','mięso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42];1))&amp;LOWER([.E42]);&quot;ł&quot;;&quot;l&quot;);&quot;ą&quot;;&quot;a&quot;);&quot;ó&quot;;&quot;o&quot;);&quot;ń&quot;;&quot;n&quot;);&quot;ś&quot;;&quot;s&quot;)" office:value-type="string" office:string-value="jpiotrowska">
            <text:p>jpiotrowska</text:p>
          </table:table-cell>
          <table:table-cell table:formula="of:=LOWER(LEFT([.D42];1))&amp;ROUND(RAND()*60;0)&amp;RIGHT([.E42];3)&amp;ROUND(RAND()*11;0)" office:value-type="string" office:string-value="j58ska5">
            <text:p>j58ska5</text:p>
          </table:table-cell>
          <table:table-cell office:value-type="string">
            <text:p>Jadwiga</text:p>
          </table:table-cell>
          <table:table-cell office:value-type="string">
            <text:p>Piotrowsk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42]&amp;&quot;','&quot;&amp;[.C42]&amp;&quot;','&quot;&amp;[.D42]&amp;&quot;','&quot;&amp;[.E42]&amp;&quot;','&quot;&amp;[.F42]&amp;&quot;',&quot;&amp;[.G42]&amp;&quot;,'&quot;&amp;[.H42]&amp;&quot;','&quot;&amp;[.I42]&amp;&quot;','&quot;&amp;[.J42]&amp;&quot;');&quot;" office:value-type="string" office:string-value="insert into zawodnicy(login, pass, imie, nazwisko, plec, poziom, pozycja, menu, rozmiar) values ('jpiotrowska','j58ska5','Jadwiga','Piotrowska','K',10,'handler','mięso','XS');">
            <text:p>insert into zawodnicy(login, pass, imie, nazwisko, plec, poziom, pozycja, menu, rozmiar) values ('jpiotrowska','j58ska5','Jadwiga','Piotrowska','K',10,'handler','mięso','X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43];1))&amp;LOWER([.E43]);&quot;ł&quot;;&quot;l&quot;);&quot;ą&quot;;&quot;a&quot;);&quot;ó&quot;;&quot;o&quot;);&quot;ń&quot;;&quot;n&quot;);&quot;ś&quot;;&quot;s&quot;)" office:value-type="string" office:string-value="rpietrzak">
            <text:p>rpietrzak</text:p>
          </table:table-cell>
          <table:table-cell table:formula="of:=LOWER(LEFT([.D43];1))&amp;ROUND(RAND()*60;0)&amp;RIGHT([.E43];3)&amp;ROUND(RAND()*11;0)" office:value-type="string" office:string-value="r4zak0">
            <text:p>r4zak0</text:p>
          </table:table-cell>
          <table:table-cell office:value-type="string">
            <text:p>Renata</text:p>
          </table:table-cell>
          <table:table-cell office:value-type="string">
            <text:p>Pietrzak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43]&amp;&quot;','&quot;&amp;[.C43]&amp;&quot;','&quot;&amp;[.D43]&amp;&quot;','&quot;&amp;[.E43]&amp;&quot;','&quot;&amp;[.F43]&amp;&quot;',&quot;&amp;[.G43]&amp;&quot;,'&quot;&amp;[.H43]&amp;&quot;','&quot;&amp;[.I43]&amp;&quot;','&quot;&amp;[.J43]&amp;&quot;');&quot;" office:value-type="string" office:string-value="insert into zawodnicy(login, pass, imie, nazwisko, plec, poziom, pozycja, menu, rozmiar) values ('rpietrzak','r4zak0','Renata','Pietrzak','K',6,'handler','mięso','L');">
            <text:p>insert into zawodnicy(login, pass, imie, nazwisko, plec, poziom, pozycja, menu, rozmiar) values ('rpietrzak','r4zak0','Renata','Pietrzak','K',6,'handler','mięso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44];1))&amp;LOWER([.E44]);&quot;ł&quot;;&quot;l&quot;);&quot;ą&quot;;&quot;a&quot;);&quot;ó&quot;;&quot;o&quot;);&quot;ń&quot;;&quot;n&quot;);&quot;ś&quot;;&quot;s&quot;)" office:value-type="string" office:string-value="wszulc">
            <text:p>wszulc</text:p>
          </table:table-cell>
          <table:table-cell table:formula="of:=LOWER(LEFT([.D44];1))&amp;ROUND(RAND()*60;0)&amp;RIGHT([.E44];3)&amp;ROUND(RAND()*11;0)" office:value-type="string" office:string-value="w47ulc4">
            <text:p>w47ulc4</text:p>
          </table:table-cell>
          <table:table-cell office:value-type="string">
            <text:p>Wiesława</text:p>
          </table:table-cell>
          <table:table-cell office:value-type="string">
            <text:p>Szulc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44]&amp;&quot;','&quot;&amp;[.C44]&amp;&quot;','&quot;&amp;[.D44]&amp;&quot;','&quot;&amp;[.E44]&amp;&quot;','&quot;&amp;[.F44]&amp;&quot;',&quot;&amp;[.G44]&amp;&quot;,'&quot;&amp;[.H44]&amp;&quot;','&quot;&amp;[.I44]&amp;&quot;','&quot;&amp;[.J44]&amp;&quot;');&quot;" office:value-type="string" office:string-value="insert into zawodnicy(login, pass, imie, nazwisko, plec, poziom, pozycja, menu, rozmiar) values ('wszulc','w47ulc4','Wiesława','Szulc','K',3,'cutter','mięso','XL');">
            <text:p>insert into zawodnicy(login, pass, imie, nazwisko, plec, poziom, pozycja, menu, rozmiar) values ('wszulc','w47ulc4','Wiesława','Szulc','K',3,'cutter','mięso','X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45];1))&amp;LOWER([.E45]);&quot;ł&quot;;&quot;l&quot;);&quot;ą&quot;;&quot;a&quot;);&quot;ó&quot;;&quot;o&quot;);&quot;ń&quot;;&quot;n&quot;);&quot;ś&quot;;&quot;s&quot;)" office:value-type="string" office:string-value="ntomaszewska">
            <text:p>ntomaszewska</text:p>
          </table:table-cell>
          <table:table-cell table:formula="of:=LOWER(LEFT([.D45];1))&amp;ROUND(RAND()*60;0)&amp;RIGHT([.E45];3)&amp;ROUND(RAND()*11;0)" office:value-type="string" office:string-value="n40ska10">
            <text:p>n40ska10</text:p>
          </table:table-cell>
          <table:table-cell office:value-type="string">
            <text:p>Natalia</text:p>
          </table:table-cell>
          <table:table-cell office:value-type="string">
            <text:p>Tomaszewsk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45]&amp;&quot;','&quot;&amp;[.C45]&amp;&quot;','&quot;&amp;[.D45]&amp;&quot;','&quot;&amp;[.E45]&amp;&quot;','&quot;&amp;[.F45]&amp;&quot;',&quot;&amp;[.G45]&amp;&quot;,'&quot;&amp;[.H45]&amp;&quot;','&quot;&amp;[.I45]&amp;&quot;','&quot;&amp;[.J45]&amp;&quot;');&quot;" office:value-type="string" office:string-value="insert into zawodnicy(login, pass, imie, nazwisko, plec, poziom, pozycja, menu, rozmiar) values ('ntomaszewska','n40ska10','Natalia','Tomaszewska','K',10,'cutter','mięso','S');">
            <text:p>insert into zawodnicy(login, pass, imie, nazwisko, plec, poziom, pozycja, menu, rozmiar) values ('ntomaszewska','n40ska10','Natalia','Tomaszewska','K',10,'cutt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46];1))&amp;LOWER([.E46]);&quot;ł&quot;;&quot;l&quot;);&quot;ą&quot;;&quot;a&quot;);&quot;ó&quot;;&quot;o&quot;);&quot;ń&quot;;&quot;n&quot;);&quot;ś&quot;;&quot;s&quot;)" office:value-type="string" office:string-value="mprzybylska">
            <text:p>mprzybylska</text:p>
          </table:table-cell>
          <table:table-cell table:formula="of:=LOWER(LEFT([.D46];1))&amp;ROUND(RAND()*60;0)&amp;RIGHT([.E46];3)&amp;ROUND(RAND()*11;0)" office:value-type="string" office:string-value="m38ska8">
            <text:p>m38ska8</text:p>
          </table:table-cell>
          <table:table-cell office:value-type="string">
            <text:p>Magdalena</text:p>
          </table:table-cell>
          <table:table-cell office:value-type="string">
            <text:p>Przybyls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46]&amp;&quot;','&quot;&amp;[.C46]&amp;&quot;','&quot;&amp;[.D46]&amp;&quot;','&quot;&amp;[.E46]&amp;&quot;','&quot;&amp;[.F46]&amp;&quot;',&quot;&amp;[.G46]&amp;&quot;,'&quot;&amp;[.H46]&amp;&quot;','&quot;&amp;[.I46]&amp;&quot;','&quot;&amp;[.J46]&amp;&quot;');&quot;" office:value-type="string" office:string-value="insert into zawodnicy(login, pass, imie, nazwisko, plec, poziom, pozycja, menu, rozmiar) values ('mprzybylska','m38ska8','Magdalena','Przybylska','K',6,'cutter','mięso','L');">
            <text:p>insert into zawodnicy(login, pass, imie, nazwisko, plec, poziom, pozycja, menu, rozmiar) values ('mprzybylska','m38ska8','Magdalena','Przybylska','K',6,'cutter','mięso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47];1))&amp;LOWER([.E47]);&quot;ł&quot;;&quot;l&quot;);&quot;ą&quot;;&quot;a&quot;);&quot;ó&quot;;&quot;o&quot;);&quot;ń&quot;;&quot;n&quot;);&quot;ś&quot;;&quot;s&quot;)" office:value-type="string" office:string-value="eolszewska">
            <text:p>eolszewska</text:p>
          </table:table-cell>
          <table:table-cell table:formula="of:=LOWER(LEFT([.D47];1))&amp;ROUND(RAND()*60;0)&amp;RIGHT([.E47];3)&amp;ROUND(RAND()*11;0)" office:value-type="string" office:string-value="e54ska8">
            <text:p>e54ska8</text:p>
          </table:table-cell>
          <table:table-cell office:value-type="string">
            <text:p>Ewa</text:p>
          </table:table-cell>
          <table:table-cell office:value-type="string">
            <text:p>Olszew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47]&amp;&quot;','&quot;&amp;[.C47]&amp;&quot;','&quot;&amp;[.D47]&amp;&quot;','&quot;&amp;[.E47]&amp;&quot;','&quot;&amp;[.F47]&amp;&quot;',&quot;&amp;[.G47]&amp;&quot;,'&quot;&amp;[.H47]&amp;&quot;','&quot;&amp;[.I47]&amp;&quot;','&quot;&amp;[.J47]&amp;&quot;');&quot;" office:value-type="string" office:string-value="insert into zawodnicy(login, pass, imie, nazwisko, plec, poziom, pozycja, menu, rozmiar) values ('eolszewska','e54ska8','Ewa','Olszewska','K',8,'cutter','mięso','XL');">
            <text:p>insert into zawodnicy(login, pass, imie, nazwisko, plec, poziom, pozycja, menu, rozmiar) values ('eolszewska','e54ska8','Ewa','Olszewska','K',8,'cutter','mięso','X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48];1))&amp;LOWER([.E48]);&quot;ł&quot;;&quot;l&quot;);&quot;ą&quot;;&quot;a&quot;);&quot;ó&quot;;&quot;o&quot;);&quot;ń&quot;;&quot;n&quot;);&quot;ś&quot;;&quot;s&quot;)" office:value-type="string" office:string-value="adudek">
            <text:p>adudek</text:p>
          </table:table-cell>
          <table:table-cell table:formula="of:=LOWER(LEFT([.D48];1))&amp;ROUND(RAND()*60;0)&amp;RIGHT([.E48];3)&amp;ROUND(RAND()*11;0)" office:value-type="string" office:string-value="a17dek2">
            <text:p>a17dek2</text:p>
          </table:table-cell>
          <table:table-cell office:value-type="string">
            <text:p>Agata</text:p>
          </table:table-cell>
          <table:table-cell office:value-type="string">
            <text:p>Dudek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48]&amp;&quot;','&quot;&amp;[.C48]&amp;&quot;','&quot;&amp;[.D48]&amp;&quot;','&quot;&amp;[.E48]&amp;&quot;','&quot;&amp;[.F48]&amp;&quot;',&quot;&amp;[.G48]&amp;&quot;,'&quot;&amp;[.H48]&amp;&quot;','&quot;&amp;[.I48]&amp;&quot;','&quot;&amp;[.J48]&amp;&quot;');&quot;" office:value-type="string" office:string-value="insert into zawodnicy(login, pass, imie, nazwisko, plec, poziom, pozycja, menu, rozmiar) values ('adudek','a17dek2','Agata','Dudek','K',6,'cutter','mięso','S');">
            <text:p>insert into zawodnicy(login, pass, imie, nazwisko, plec, poziom, pozycja, menu, rozmiar) values ('adudek','a17dek2','Agata','Dudek','K',6,'cutt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49];1))&amp;LOWER([.E49]);&quot;ł&quot;;&quot;l&quot;);&quot;ą&quot;;&quot;a&quot;);&quot;ó&quot;;&quot;o&quot;);&quot;ń&quot;;&quot;n&quot;);&quot;ś&quot;;&quot;s&quot;)" office:value-type="string" office:string-value="jkalinowska">
            <text:p>jkalinowska</text:p>
          </table:table-cell>
          <table:table-cell table:formula="of:=LOWER(LEFT([.D49];1))&amp;ROUND(RAND()*60;0)&amp;RIGHT([.E49];3)&amp;ROUND(RAND()*11;0)" office:value-type="string" office:string-value="j52ska5">
            <text:p>j52ska5</text:p>
          </table:table-cell>
          <table:table-cell office:value-type="string">
            <text:p>Janina</text:p>
          </table:table-cell>
          <table:table-cell office:value-type="string">
            <text:p>Kalinows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49]&amp;&quot;','&quot;&amp;[.C49]&amp;&quot;','&quot;&amp;[.D49]&amp;&quot;','&quot;&amp;[.E49]&amp;&quot;','&quot;&amp;[.F49]&amp;&quot;',&quot;&amp;[.G49]&amp;&quot;,'&quot;&amp;[.H49]&amp;&quot;','&quot;&amp;[.I49]&amp;&quot;','&quot;&amp;[.J49]&amp;&quot;');&quot;" office:value-type="string" office:string-value="insert into zawodnicy(login, pass, imie, nazwisko, plec, poziom, pozycja, menu, rozmiar) values ('jkalinowska','j52ska5','Janina','Kalinowska','K',2,'cutter','mięso','S');">
            <text:p>insert into zawodnicy(login, pass, imie, nazwisko, plec, poziom, pozycja, menu, rozmiar) values ('jkalinowska','j52ska5','Janina','Kalinowska','K',2,'cutt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50];1))&amp;LOWER([.E50]);&quot;ł&quot;;&quot;l&quot;);&quot;ą&quot;;&quot;a&quot;);&quot;ó&quot;;&quot;o&quot;);&quot;ń&quot;;&quot;n&quot;);&quot;ś&quot;;&quot;s&quot;)" office:value-type="string" office:string-value="uprzybylska">
            <text:p>uprzybylska</text:p>
          </table:table-cell>
          <table:table-cell table:formula="of:=LOWER(LEFT([.D50];1))&amp;ROUND(RAND()*60;0)&amp;RIGHT([.E50];3)&amp;ROUND(RAND()*11;0)" office:value-type="string" office:string-value="u2ska8">
            <text:p>u2ska8</text:p>
          </table:table-cell>
          <table:table-cell office:value-type="string">
            <text:p>Urszula</text:p>
          </table:table-cell>
          <table:table-cell office:value-type="string">
            <text:p>Przybyl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50]&amp;&quot;','&quot;&amp;[.C50]&amp;&quot;','&quot;&amp;[.D50]&amp;&quot;','&quot;&amp;[.E50]&amp;&quot;','&quot;&amp;[.F50]&amp;&quot;',&quot;&amp;[.G50]&amp;&quot;,'&quot;&amp;[.H50]&amp;&quot;','&quot;&amp;[.I50]&amp;&quot;','&quot;&amp;[.J50]&amp;&quot;');&quot;" office:value-type="string" office:string-value="insert into zawodnicy(login, pass, imie, nazwisko, plec, poziom, pozycja, menu, rozmiar) values ('uprzybylska','u2ska8','Urszula','Przybylska','K',8,'cutter','mięso','XS');">
            <text:p>insert into zawodnicy(login, pass, imie, nazwisko, plec, poziom, pozycja, menu, rozmiar) values ('uprzybylska','u2ska8','Urszula','Przybylska','K',8,'cutter','mięso','X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51];1))&amp;LOWER([.E51]);&quot;ł&quot;;&quot;l&quot;);&quot;ą&quot;;&quot;a&quot;);&quot;ó&quot;;&quot;o&quot;);&quot;ń&quot;;&quot;n&quot;);&quot;ś&quot;;&quot;s&quot;)" office:value-type="string" office:string-value="swieczorek">
            <text:p>swieczorek</text:p>
          </table:table-cell>
          <table:table-cell table:formula="of:=LOWER(LEFT([.D51];1))&amp;ROUND(RAND()*60;0)&amp;RIGHT([.E51];3)&amp;ROUND(RAND()*11;0)" office:value-type="string" office:string-value="s17rek4">
            <text:p>s17rek4</text:p>
          </table:table-cell>
          <table:table-cell office:value-type="string">
            <text:p>Sylwia</text:p>
          </table:table-cell>
          <table:table-cell office:value-type="string">
            <text:p>Wieczorek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51]&amp;&quot;','&quot;&amp;[.C51]&amp;&quot;','&quot;&amp;[.D51]&amp;&quot;','&quot;&amp;[.E51]&amp;&quot;','&quot;&amp;[.F51]&amp;&quot;',&quot;&amp;[.G51]&amp;&quot;,'&quot;&amp;[.H51]&amp;&quot;','&quot;&amp;[.I51]&amp;&quot;','&quot;&amp;[.J51]&amp;&quot;');&quot;" office:value-type="string" office:string-value="insert into zawodnicy(login, pass, imie, nazwisko, plec, poziom, pozycja, menu, rozmiar) values ('swieczorek','s17rek4','Sylwia','Wieczorek','K',5,'handler','mięso','L');">
            <text:p>insert into zawodnicy(login, pass, imie, nazwisko, plec, poziom, pozycja, menu, rozmiar) values ('swieczorek','s17rek4','Sylwia','Wieczorek','K',5,'handler','mięso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52];1))&amp;LOWER([.E52]);&quot;ł&quot;;&quot;l&quot;);&quot;ą&quot;;&quot;a&quot;);&quot;ó&quot;;&quot;o&quot;);&quot;ń&quot;;&quot;n&quot;);&quot;ś&quot;;&quot;s&quot;)" office:value-type="string" office:string-value="zkowalczyk">
            <text:p>zkowalczyk</text:p>
          </table:table-cell>
          <table:table-cell table:formula="of:=LOWER(LEFT([.D52];1))&amp;ROUND(RAND()*60;0)&amp;RIGHT([.E52];3)&amp;ROUND(RAND()*11;0)" office:value-type="string" office:string-value="z39zyk8">
            <text:p>z39zyk8</text:p>
          </table:table-cell>
          <table:table-cell office:value-type="string">
            <text:p>Zdzisław</text:p>
          </table:table-cell>
          <table:table-cell office:value-type="string">
            <text:p>Kowalczyk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52]&amp;&quot;','&quot;&amp;[.C52]&amp;&quot;','&quot;&amp;[.D52]&amp;&quot;','&quot;&amp;[.E52]&amp;&quot;','&quot;&amp;[.F52]&amp;&quot;',&quot;&amp;[.G52]&amp;&quot;,'&quot;&amp;[.H52]&amp;&quot;','&quot;&amp;[.I52]&amp;&quot;','&quot;&amp;[.J52]&amp;&quot;');&quot;" office:value-type="string" office:string-value="insert into zawodnicy(login, pass, imie, nazwisko, plec, poziom, pozycja, menu, rozmiar) values ('zkowalczyk','z39zyk8','Zdzisław','Kowalczyk','M',3,'cutter','mięso','S');">
            <text:p>insert into zawodnicy(login, pass, imie, nazwisko, plec, poziom, pozycja, menu, rozmiar) values ('zkowalczyk','z39zyk8','Zdzisław','Kowalczyk','M',3,'cutt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53];1))&amp;LOWER([.E53]);&quot;ł&quot;;&quot;l&quot;);&quot;ą&quot;;&quot;a&quot;);&quot;ó&quot;;&quot;o&quot;);&quot;ń&quot;;&quot;n&quot;);&quot;ś&quot;;&quot;s&quot;)" office:value-type="string" office:string-value="cduda">
            <text:p>cduda</text:p>
          </table:table-cell>
          <table:table-cell table:formula="of:=LOWER(LEFT([.D53];1))&amp;ROUND(RAND()*60;0)&amp;RIGHT([.E53];3)&amp;ROUND(RAND()*11;0)" office:value-type="string" office:string-value="c58uda1">
            <text:p>c58uda1</text:p>
          </table:table-cell>
          <table:table-cell office:value-type="string">
            <text:p>Czesław</text:p>
          </table:table-cell>
          <table:table-cell office:value-type="string">
            <text:p>Duda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53]&amp;&quot;','&quot;&amp;[.C53]&amp;&quot;','&quot;&amp;[.D53]&amp;&quot;','&quot;&amp;[.E53]&amp;&quot;','&quot;&amp;[.F53]&amp;&quot;',&quot;&amp;[.G53]&amp;&quot;,'&quot;&amp;[.H53]&amp;&quot;','&quot;&amp;[.I53]&amp;&quot;','&quot;&amp;[.J53]&amp;&quot;');&quot;" office:value-type="string" office:string-value="insert into zawodnicy(login, pass, imie, nazwisko, plec, poziom, pozycja, menu, rozmiar) values ('cduda','c58uda1','Czesław','Duda','M',2,'cutter','mięso','L');">
            <text:p>insert into zawodnicy(login, pass, imie, nazwisko, plec, poziom, pozycja, menu, rozmiar) values ('cduda','c58uda1','Czesław','Duda','M',2,'cutter','mięso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54];1))&amp;LOWER([.E54]);&quot;ł&quot;;&quot;l&quot;);&quot;ą&quot;;&quot;a&quot;);&quot;ó&quot;;&quot;o&quot;);&quot;ń&quot;;&quot;n&quot;);&quot;ś&quot;;&quot;s&quot;)" office:value-type="string" office:string-value="jpawlowski">
            <text:p>jpawlowski</text:p>
          </table:table-cell>
          <table:table-cell table:formula="of:=LOWER(LEFT([.D54];1))&amp;ROUND(RAND()*60;0)&amp;RIGHT([.E54];3)&amp;ROUND(RAND()*11;0)" office:value-type="string" office:string-value="j2ski5">
            <text:p>j2ski5</text:p>
          </table:table-cell>
          <table:table-cell office:value-type="string">
            <text:p>Jacek</text:p>
          </table:table-cell>
          <table:table-cell office:value-type="string">
            <text:p>Pawło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54]&amp;&quot;','&quot;&amp;[.C54]&amp;&quot;','&quot;&amp;[.D54]&amp;&quot;','&quot;&amp;[.E54]&amp;&quot;','&quot;&amp;[.F54]&amp;&quot;',&quot;&amp;[.G54]&amp;&quot;,'&quot;&amp;[.H54]&amp;&quot;','&quot;&amp;[.I54]&amp;&quot;','&quot;&amp;[.J54]&amp;&quot;');&quot;" office:value-type="string" office:string-value="insert into zawodnicy(login, pass, imie, nazwisko, plec, poziom, pozycja, menu, rozmiar) values ('jpawlowski','j2ski5','Jacek','Pawłowski','M',10,'handler','mięso','XS');">
            <text:p>insert into zawodnicy(login, pass, imie, nazwisko, plec, poziom, pozycja, menu, rozmiar) values ('jpawlowski','j2ski5','Jacek','Pawłowski','M',10,'handler','mięso','X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55];1))&amp;LOWER([.E55]);&quot;ł&quot;;&quot;l&quot;);&quot;ą&quot;;&quot;a&quot;);&quot;ó&quot;;&quot;o&quot;);&quot;ń&quot;;&quot;n&quot;);&quot;ś&quot;;&quot;s&quot;)" office:value-type="string" office:string-value="rkrajewski">
            <text:p>rkrajewski</text:p>
          </table:table-cell>
          <table:table-cell table:formula="of:=LOWER(LEFT([.D55];1))&amp;ROUND(RAND()*60;0)&amp;RIGHT([.E55];3)&amp;ROUND(RAND()*11;0)" office:value-type="string" office:string-value="r40ski6">
            <text:p>r40ski6</text:p>
          </table:table-cell>
          <table:table-cell office:value-type="string">
            <text:p>Roman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55]&amp;&quot;','&quot;&amp;[.C55]&amp;&quot;','&quot;&amp;[.D55]&amp;&quot;','&quot;&amp;[.E55]&amp;&quot;','&quot;&amp;[.F55]&amp;&quot;',&quot;&amp;[.G55]&amp;&quot;,'&quot;&amp;[.H55]&amp;&quot;','&quot;&amp;[.I55]&amp;&quot;','&quot;&amp;[.J55]&amp;&quot;');&quot;" office:value-type="string" office:string-value="insert into zawodnicy(login, pass, imie, nazwisko, plec, poziom, pozycja, menu, rozmiar) values ('rkrajewski','r40ski6','Roman','Krajewski','M',1,'cutter','mięso','S');">
            <text:p>insert into zawodnicy(login, pass, imie, nazwisko, plec, poziom, pozycja, menu, rozmiar) values ('rkrajewski','r40ski6','Roman','Krajewski','M',1,'cutt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56];1))&amp;LOWER([.E56]);&quot;ł&quot;;&quot;l&quot;);&quot;ą&quot;;&quot;a&quot;);&quot;ó&quot;;&quot;o&quot;);&quot;ń&quot;;&quot;n&quot;);&quot;ś&quot;;&quot;s&quot;)" office:value-type="string" office:string-value="msikora">
            <text:p>msikora</text:p>
          </table:table-cell>
          <table:table-cell table:formula="of:=LOWER(LEFT([.D56];1))&amp;ROUND(RAND()*60;0)&amp;RIGHT([.E56];3)&amp;ROUND(RAND()*11;0)" office:value-type="string" office:string-value="m32ora10">
            <text:p>m32ora10</text:p>
          </table:table-cell>
          <table:table-cell office:value-type="string">
            <text:p>Mariusz</text:p>
          </table:table-cell>
          <table:table-cell office:value-type="string">
            <text:p>Sikora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56]&amp;&quot;','&quot;&amp;[.C56]&amp;&quot;','&quot;&amp;[.D56]&amp;&quot;','&quot;&amp;[.E56]&amp;&quot;','&quot;&amp;[.F56]&amp;&quot;',&quot;&amp;[.G56]&amp;&quot;,'&quot;&amp;[.H56]&amp;&quot;','&quot;&amp;[.I56]&amp;&quot;','&quot;&amp;[.J56]&amp;&quot;');&quot;" office:value-type="string" office:string-value="insert into zawodnicy(login, pass, imie, nazwisko, plec, poziom, pozycja, menu, rozmiar) values ('msikora','m32ora10','Mariusz','Sikora','M',8,'cutter','mięso','XS');">
            <text:p>insert into zawodnicy(login, pass, imie, nazwisko, plec, poziom, pozycja, menu, rozmiar) values ('msikora','m32ora10','Mariusz','Sikora','M',8,'cutter','mięso','X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57];1))&amp;LOWER([.E57]);&quot;ł&quot;;&quot;l&quot;);&quot;ą&quot;;&quot;a&quot;);&quot;ó&quot;;&quot;o&quot;);&quot;ń&quot;;&quot;n&quot;);&quot;ś&quot;;&quot;s&quot;)" office:value-type="string" office:string-value="jmazur">
            <text:p>jmazur</text:p>
          </table:table-cell>
          <table:table-cell table:formula="of:=LOWER(LEFT([.D57];1))&amp;ROUND(RAND()*60;0)&amp;RIGHT([.E57];3)&amp;ROUND(RAND()*11;0)" office:value-type="string" office:string-value="j54zur0">
            <text:p>j54zur0</text:p>
          </table:table-cell>
          <table:table-cell office:value-type="string">
            <text:p>Jacek</text:p>
          </table:table-cell>
          <table:table-cell office:value-type="string">
            <text:p>Mazur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57]&amp;&quot;','&quot;&amp;[.C57]&amp;&quot;','&quot;&amp;[.D57]&amp;&quot;','&quot;&amp;[.E57]&amp;&quot;','&quot;&amp;[.F57]&amp;&quot;',&quot;&amp;[.G57]&amp;&quot;,'&quot;&amp;[.H57]&amp;&quot;','&quot;&amp;[.I57]&amp;&quot;','&quot;&amp;[.J57]&amp;&quot;');&quot;" office:value-type="string" office:string-value="insert into zawodnicy(login, pass, imie, nazwisko, plec, poziom, pozycja, menu, rozmiar) values ('jmazur','j54zur0','Jacek','Mazur','M',10,'cutter','mięso','XS');">
            <text:p>insert into zawodnicy(login, pass, imie, nazwisko, plec, poziom, pozycja, menu, rozmiar) values ('jmazur','j54zur0','Jacek','Mazur','M',10,'cutter','mięso','X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58];1))&amp;LOWER([.E58]);&quot;ł&quot;;&quot;l&quot;);&quot;ą&quot;;&quot;a&quot;);&quot;ó&quot;;&quot;o&quot;);&quot;ń&quot;;&quot;n&quot;);&quot;ś&quot;;&quot;s&quot;)" office:value-type="string" office:string-value="mkalinowski">
            <text:p>mkalinowski</text:p>
          </table:table-cell>
          <table:table-cell table:formula="of:=LOWER(LEFT([.D58];1))&amp;ROUND(RAND()*60;0)&amp;RIGHT([.E58];3)&amp;ROUND(RAND()*11;0)" office:value-type="string" office:string-value="m10ski1">
            <text:p>m10ski1</text:p>
          </table:table-cell>
          <table:table-cell office:value-type="string">
            <text:p>Maciej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58]&amp;&quot;','&quot;&amp;[.C58]&amp;&quot;','&quot;&amp;[.D58]&amp;&quot;','&quot;&amp;[.E58]&amp;&quot;','&quot;&amp;[.F58]&amp;&quot;',&quot;&amp;[.G58]&amp;&quot;,'&quot;&amp;[.H58]&amp;&quot;','&quot;&amp;[.I58]&amp;&quot;','&quot;&amp;[.J58]&amp;&quot;');&quot;" office:value-type="string" office:string-value="insert into zawodnicy(login, pass, imie, nazwisko, plec, poziom, pozycja, menu, rozmiar) values ('mkalinowski','m10ski1','Maciej','Kalinowski','M',8,'cutter','mięso','M');">
            <text:p>insert into zawodnicy(login, pass, imie, nazwisko, plec, poziom, pozycja, menu, rozmiar) values ('mkalinowski','m10ski1','Maciej','Kalinowski','M',8,'cutter','mięso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59];1))&amp;LOWER([.E59]);&quot;ł&quot;;&quot;l&quot;);&quot;ą&quot;;&quot;a&quot;);&quot;ó&quot;;&quot;o&quot;);&quot;ń&quot;;&quot;n&quot;);&quot;ś&quot;;&quot;s&quot;)" office:value-type="string" office:string-value="skrajewski">
            <text:p>skrajewski</text:p>
          </table:table-cell>
          <table:table-cell table:formula="of:=LOWER(LEFT([.D59];1))&amp;ROUND(RAND()*60;0)&amp;RIGHT([.E59];3)&amp;ROUND(RAND()*11;0)" office:value-type="string" office:string-value="s23ski8">
            <text:p>s23ski8</text:p>
          </table:table-cell>
          <table:table-cell office:value-type="string">
            <text:p>Sebastian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59]&amp;&quot;','&quot;&amp;[.C59]&amp;&quot;','&quot;&amp;[.D59]&amp;&quot;','&quot;&amp;[.E59]&amp;&quot;','&quot;&amp;[.F59]&amp;&quot;',&quot;&amp;[.G59]&amp;&quot;,'&quot;&amp;[.H59]&amp;&quot;','&quot;&amp;[.I59]&amp;&quot;','&quot;&amp;[.J59]&amp;&quot;');&quot;" office:value-type="string" office:string-value="insert into zawodnicy(login, pass, imie, nazwisko, plec, poziom, pozycja, menu, rozmiar) values ('skrajewski','s23ski8','Sebastian','Krajewski','M',1,'handler','mięso','S');">
            <text:p>insert into zawodnicy(login, pass, imie, nazwisko, plec, poziom, pozycja, menu, rozmiar) values ('skrajewski','s23ski8','Sebastian','Krajewski','M',1,'handl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60];1))&amp;LOWER([.E60]);&quot;ł&quot;;&quot;l&quot;);&quot;ą&quot;;&quot;a&quot;);&quot;ó&quot;;&quot;o&quot;);&quot;ń&quot;;&quot;n&quot;);&quot;ś&quot;;&quot;s&quot;)" office:value-type="string" office:string-value="lbak">
            <text:p>lbak</text:p>
          </table:table-cell>
          <table:table-cell table:formula="of:=LOWER(LEFT([.D60];1))&amp;ROUND(RAND()*60;0)&amp;RIGHT([.E60];3)&amp;ROUND(RAND()*11;0)" office:value-type="string" office:string-value="l43Bąk3">
            <text:p>l43Bąk3</text:p>
          </table:table-cell>
          <table:table-cell office:value-type="string">
            <text:p>Leszek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60]&amp;&quot;','&quot;&amp;[.C60]&amp;&quot;','&quot;&amp;[.D60]&amp;&quot;','&quot;&amp;[.E60]&amp;&quot;','&quot;&amp;[.F60]&amp;&quot;',&quot;&amp;[.G60]&amp;&quot;,'&quot;&amp;[.H60]&amp;&quot;','&quot;&amp;[.I60]&amp;&quot;','&quot;&amp;[.J60]&amp;&quot;');&quot;" office:value-type="string" office:string-value="insert into zawodnicy(login, pass, imie, nazwisko, plec, poziom, pozycja, menu, rozmiar) values ('lbak','l43Bąk3','Leszek','Bąk','M',10,'handler','mięso','S');">
            <text:p>insert into zawodnicy(login, pass, imie, nazwisko, plec, poziom, pozycja, menu, rozmiar) values ('lbak','l43Bąk3','Leszek','Bąk','M',10,'handl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61];1))&amp;LOWER([.E61]);&quot;ł&quot;;&quot;l&quot;);&quot;ą&quot;;&quot;a&quot;);&quot;ó&quot;;&quot;o&quot;);&quot;ń&quot;;&quot;n&quot;);&quot;ś&quot;;&quot;s&quot;)" office:value-type="string" office:string-value="mwalczak">
            <text:p>mwalczak</text:p>
          </table:table-cell>
          <table:table-cell table:formula="of:=LOWER(LEFT([.D61];1))&amp;ROUND(RAND()*60;0)&amp;RIGHT([.E61];3)&amp;ROUND(RAND()*11;0)" office:value-type="string" office:string-value="m53zak5">
            <text:p>m53zak5</text:p>
          </table:table-cell>
          <table:table-cell office:value-type="string">
            <text:p>Marek</text:p>
          </table:table-cell>
          <table:table-cell office:value-type="string">
            <text:p>Walczak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61]&amp;&quot;','&quot;&amp;[.C61]&amp;&quot;','&quot;&amp;[.D61]&amp;&quot;','&quot;&amp;[.E61]&amp;&quot;','&quot;&amp;[.F61]&amp;&quot;',&quot;&amp;[.G61]&amp;&quot;,'&quot;&amp;[.H61]&amp;&quot;','&quot;&amp;[.I61]&amp;&quot;','&quot;&amp;[.J61]&amp;&quot;');&quot;" office:value-type="string" office:string-value="insert into zawodnicy(login, pass, imie, nazwisko, plec, poziom, pozycja, menu, rozmiar) values ('mwalczak','m53zak5','Marek','Walczak','M',7,'cutter','mięso','S');">
            <text:p>insert into zawodnicy(login, pass, imie, nazwisko, plec, poziom, pozycja, menu, rozmiar) values ('mwalczak','m53zak5','Marek','Walczak','M',7,'cutt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62];1))&amp;LOWER([.E62]);&quot;ł&quot;;&quot;l&quot;);&quot;ą&quot;;&quot;a&quot;);&quot;ó&quot;;&quot;o&quot;);&quot;ń&quot;;&quot;n&quot;);&quot;ś&quot;;&quot;s&quot;)" office:value-type="string" office:string-value="jjankowski">
            <text:p>jjankowski</text:p>
          </table:table-cell>
          <table:table-cell table:formula="of:=LOWER(LEFT([.D62];1))&amp;ROUND(RAND()*60;0)&amp;RIGHT([.E62];3)&amp;ROUND(RAND()*11;0)" office:value-type="string" office:string-value="j3ski0">
            <text:p>j3ski0</text:p>
          </table:table-cell>
          <table:table-cell office:value-type="string">
            <text:p>Jan</text:p>
          </table:table-cell>
          <table:table-cell office:value-type="string">
            <text:p>Janko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62]&amp;&quot;','&quot;&amp;[.C62]&amp;&quot;','&quot;&amp;[.D62]&amp;&quot;','&quot;&amp;[.E62]&amp;&quot;','&quot;&amp;[.F62]&amp;&quot;',&quot;&amp;[.G62]&amp;&quot;,'&quot;&amp;[.H62]&amp;&quot;','&quot;&amp;[.I62]&amp;&quot;','&quot;&amp;[.J62]&amp;&quot;');&quot;" office:value-type="string" office:string-value="insert into zawodnicy(login, pass, imie, nazwisko, plec, poziom, pozycja, menu, rozmiar) values ('jjankowski','j3ski0','Jan','Jankowski','M',10,'handler','mięso','XL');">
            <text:p>insert into zawodnicy(login, pass, imie, nazwisko, plec, poziom, pozycja, menu, rozmiar) values ('jjankowski','j3ski0','Jan','Jankowski','M',10,'handler','mięso','X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63];1))&amp;LOWER([.E63]);&quot;ł&quot;;&quot;l&quot;);&quot;ą&quot;;&quot;a&quot;);&quot;ó&quot;;&quot;o&quot;);&quot;ń&quot;;&quot;n&quot;);&quot;ś&quot;;&quot;s&quot;)" office:value-type="string" office:string-value="spiotrowski">
            <text:p>spiotrowski</text:p>
          </table:table-cell>
          <table:table-cell table:formula="of:=LOWER(LEFT([.D63];1))&amp;ROUND(RAND()*60;0)&amp;RIGHT([.E63];3)&amp;ROUND(RAND()*11;0)" office:value-type="string" office:string-value="s51ski6">
            <text:p>s51ski6</text:p>
          </table:table-cell>
          <table:table-cell office:value-type="string">
            <text:p>Stanisław</text:p>
          </table:table-cell>
          <table:table-cell office:value-type="string">
            <text:p>Piotr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63]&amp;&quot;','&quot;&amp;[.C63]&amp;&quot;','&quot;&amp;[.D63]&amp;&quot;','&quot;&amp;[.E63]&amp;&quot;','&quot;&amp;[.F63]&amp;&quot;',&quot;&amp;[.G63]&amp;&quot;,'&quot;&amp;[.H63]&amp;&quot;','&quot;&amp;[.I63]&amp;&quot;','&quot;&amp;[.J63]&amp;&quot;');&quot;" office:value-type="string" office:string-value="insert into zawodnicy(login, pass, imie, nazwisko, plec, poziom, pozycja, menu, rozmiar) values ('spiotrowski','s51ski6','Stanisław','Piotrowski','M',1,'cutter','mięso','XS');">
            <text:p>insert into zawodnicy(login, pass, imie, nazwisko, plec, poziom, pozycja, menu, rozmiar) values ('spiotrowski','s51ski6','Stanisław','Piotrowski','M',1,'cutter','mięso','X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64];1))&amp;LOWER([.E64]);&quot;ł&quot;;&quot;l&quot;);&quot;ą&quot;;&quot;a&quot;);&quot;ó&quot;;&quot;o&quot;);&quot;ń&quot;;&quot;n&quot;);&quot;ś&quot;;&quot;s&quot;)" office:value-type="string" office:string-value="cdabrowski">
            <text:p>cdabrowski</text:p>
          </table:table-cell>
          <table:table-cell table:formula="of:=LOWER(LEFT([.D64];1))&amp;ROUND(RAND()*60;0)&amp;RIGHT([.E64];3)&amp;ROUND(RAND()*11;0)" office:value-type="string" office:string-value="c19ski8">
            <text:p>c19ski8</text:p>
          </table:table-cell>
          <table:table-cell office:value-type="string">
            <text:p>Czesław</text:p>
          </table:table-cell>
          <table:table-cell office:value-type="string">
            <text:p>Dąbr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64]&amp;&quot;','&quot;&amp;[.C64]&amp;&quot;','&quot;&amp;[.D64]&amp;&quot;','&quot;&amp;[.E64]&amp;&quot;','&quot;&amp;[.F64]&amp;&quot;',&quot;&amp;[.G64]&amp;&quot;,'&quot;&amp;[.H64]&amp;&quot;','&quot;&amp;[.I64]&amp;&quot;','&quot;&amp;[.J64]&amp;&quot;');&quot;" office:value-type="string" office:string-value="insert into zawodnicy(login, pass, imie, nazwisko, plec, poziom, pozycja, menu, rozmiar) values ('cdabrowski','c19ski8','Czesław','Dąbrowski','M',1,'handler','wege','S');">
            <text:p>insert into zawodnicy(login, pass, imie, nazwisko, plec, poziom, pozycja, menu, rozmiar) values ('cdabrowski','c19ski8','Czesław','Dąbrowski','M',1,'handler','wege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65];1))&amp;LOWER([.E65]);&quot;ł&quot;;&quot;l&quot;);&quot;ą&quot;;&quot;a&quot;);&quot;ó&quot;;&quot;o&quot;);&quot;ń&quot;;&quot;n&quot;);&quot;ś&quot;;&quot;s&quot;)" office:value-type="string" office:string-value="rczarnecki">
            <text:p>rczarnecki</text:p>
          </table:table-cell>
          <table:table-cell table:formula="of:=LOWER(LEFT([.D65];1))&amp;ROUND(RAND()*60;0)&amp;RIGHT([.E65];3)&amp;ROUND(RAND()*11;0)" office:value-type="string" office:string-value="r47cki7">
            <text:p>r47cki7</text:p>
          </table:table-cell>
          <table:table-cell office:value-type="string">
            <text:p>Roman</text:p>
          </table:table-cell>
          <table:table-cell office:value-type="string">
            <text:p>Czarnec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65]&amp;&quot;','&quot;&amp;[.C65]&amp;&quot;','&quot;&amp;[.D65]&amp;&quot;','&quot;&amp;[.E65]&amp;&quot;','&quot;&amp;[.F65]&amp;&quot;',&quot;&amp;[.G65]&amp;&quot;,'&quot;&amp;[.H65]&amp;&quot;','&quot;&amp;[.I65]&amp;&quot;','&quot;&amp;[.J65]&amp;&quot;');&quot;" office:value-type="string" office:string-value="insert into zawodnicy(login, pass, imie, nazwisko, plec, poziom, pozycja, menu, rozmiar) values ('rczarnecki','r47cki7','Roman','Czarnecki','M',4,'handler','mięso','XS');">
            <text:p>insert into zawodnicy(login, pass, imie, nazwisko, plec, poziom, pozycja, menu, rozmiar) values ('rczarnecki','r47cki7','Roman','Czarnecki','M',4,'handler','mięso','X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66];1))&amp;LOWER([.E66]);&quot;ł&quot;;&quot;l&quot;);&quot;ą&quot;;&quot;a&quot;);&quot;ó&quot;;&quot;o&quot;);&quot;ń&quot;;&quot;n&quot;);&quot;ś&quot;;&quot;s&quot;)" office:value-type="string" office:string-value="jsobczak">
            <text:p>jsobczak</text:p>
          </table:table-cell>
          <table:table-cell table:formula="of:=LOWER(LEFT([.D66];1))&amp;ROUND(RAND()*60;0)&amp;RIGHT([.E66];3)&amp;ROUND(RAND()*11;0)" office:value-type="string" office:string-value="j15zak4">
            <text:p>j15zak4</text:p>
          </table:table-cell>
          <table:table-cell office:value-type="string">
            <text:p>Jakub</text:p>
          </table:table-cell>
          <table:table-cell office:value-type="string">
            <text:p>Sobczak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66]&amp;&quot;','&quot;&amp;[.C66]&amp;&quot;','&quot;&amp;[.D66]&amp;&quot;','&quot;&amp;[.E66]&amp;&quot;','&quot;&amp;[.F66]&amp;&quot;',&quot;&amp;[.G66]&amp;&quot;,'&quot;&amp;[.H66]&amp;&quot;','&quot;&amp;[.I66]&amp;&quot;','&quot;&amp;[.J66]&amp;&quot;');&quot;" office:value-type="string" office:string-value="insert into zawodnicy(login, pass, imie, nazwisko, plec, poziom, pozycja, menu, rozmiar) values ('jsobczak','j15zak4','Jakub','Sobczak','M',6,'cutter','mięso','M');">
            <text:p>insert into zawodnicy(login, pass, imie, nazwisko, plec, poziom, pozycja, menu, rozmiar) values ('jsobczak','j15zak4','Jakub','Sobczak','M',6,'cutter','mięso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67];1))&amp;LOWER([.E67]);&quot;ł&quot;;&quot;l&quot;);&quot;ą&quot;;&quot;a&quot;);&quot;ó&quot;;&quot;o&quot;);&quot;ń&quot;;&quot;n&quot;);&quot;ś&quot;;&quot;s&quot;)" office:value-type="string" office:string-value="mczerwinski">
            <text:p>mczerwinski</text:p>
          </table:table-cell>
          <table:table-cell table:formula="of:=LOWER(LEFT([.D67];1))&amp;ROUND(RAND()*60;0)&amp;RIGHT([.E67];3)&amp;ROUND(RAND()*11;0)" office:value-type="string" office:string-value="m44ski6">
            <text:p>m44ski6</text:p>
          </table:table-cell>
          <table:table-cell office:value-type="string">
            <text:p>Mateusz</text:p>
          </table:table-cell>
          <table:table-cell office:value-type="string">
            <text:p>Czerwiń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67]&amp;&quot;','&quot;&amp;[.C67]&amp;&quot;','&quot;&amp;[.D67]&amp;&quot;','&quot;&amp;[.E67]&amp;&quot;','&quot;&amp;[.F67]&amp;&quot;',&quot;&amp;[.G67]&amp;&quot;,'&quot;&amp;[.H67]&amp;&quot;','&quot;&amp;[.I67]&amp;&quot;','&quot;&amp;[.J67]&amp;&quot;');&quot;" office:value-type="string" office:string-value="insert into zawodnicy(login, pass, imie, nazwisko, plec, poziom, pozycja, menu, rozmiar) values ('mczerwinski','m44ski6','Mateusz','Czerwiński','M',1,'handler','mięso','S');">
            <text:p>insert into zawodnicy(login, pass, imie, nazwisko, plec, poziom, pozycja, menu, rozmiar) values ('mczerwinski','m44ski6','Mateusz','Czerwiński','M',1,'handl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68];1))&amp;LOWER([.E68]);&quot;ł&quot;;&quot;l&quot;);&quot;ą&quot;;&quot;a&quot;);&quot;ó&quot;;&quot;o&quot;);&quot;ń&quot;;&quot;n&quot;);&quot;ś&quot;;&quot;s&quot;)" office:value-type="string" office:string-value="jszczepanski">
            <text:p>jszczepanski</text:p>
          </table:table-cell>
          <table:table-cell table:formula="of:=LOWER(LEFT([.D68];1))&amp;ROUND(RAND()*60;0)&amp;RIGHT([.E68];3)&amp;ROUND(RAND()*11;0)" office:value-type="string" office:string-value="j48ski5">
            <text:p>j48ski5</text:p>
          </table:table-cell>
          <table:table-cell office:value-type="string">
            <text:p>Jacek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68]&amp;&quot;','&quot;&amp;[.C68]&amp;&quot;','&quot;&amp;[.D68]&amp;&quot;','&quot;&amp;[.E68]&amp;&quot;','&quot;&amp;[.F68]&amp;&quot;',&quot;&amp;[.G68]&amp;&quot;,'&quot;&amp;[.H68]&amp;&quot;','&quot;&amp;[.I68]&amp;&quot;','&quot;&amp;[.J68]&amp;&quot;');&quot;" office:value-type="string" office:string-value="insert into zawodnicy(login, pass, imie, nazwisko, plec, poziom, pozycja, menu, rozmiar) values ('jszczepanski','j48ski5','Jacek','Szczepański','M',10,'handler','wege','S');">
            <text:p>insert into zawodnicy(login, pass, imie, nazwisko, plec, poziom, pozycja, menu, rozmiar) values ('jszczepanski','j48ski5','Jacek','Szczepański','M',10,'handler','wege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69];1))&amp;LOWER([.E69]);&quot;ł&quot;;&quot;l&quot;);&quot;ą&quot;;&quot;a&quot;);&quot;ó&quot;;&quot;o&quot;);&quot;ń&quot;;&quot;n&quot;);&quot;ś&quot;;&quot;s&quot;)" office:value-type="string" office:string-value="kbaranowski">
            <text:p>kbaranowski</text:p>
          </table:table-cell>
          <table:table-cell table:formula="of:=LOWER(LEFT([.D69];1))&amp;ROUND(RAND()*60;0)&amp;RIGHT([.E69];3)&amp;ROUND(RAND()*11;0)" office:value-type="string" office:string-value="k3ski0">
            <text:p>k3ski0</text:p>
          </table:table-cell>
          <table:table-cell office:value-type="string">
            <text:p>Krzysztof</text:p>
          </table:table-cell>
          <table:table-cell office:value-type="string">
            <text:p>Baran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69]&amp;&quot;','&quot;&amp;[.C69]&amp;&quot;','&quot;&amp;[.D69]&amp;&quot;','&quot;&amp;[.E69]&amp;&quot;','&quot;&amp;[.F69]&amp;&quot;',&quot;&amp;[.G69]&amp;&quot;,'&quot;&amp;[.H69]&amp;&quot;','&quot;&amp;[.I69]&amp;&quot;','&quot;&amp;[.J69]&amp;&quot;');&quot;" office:value-type="string" office:string-value="insert into zawodnicy(login, pass, imie, nazwisko, plec, poziom, pozycja, menu, rozmiar) values ('kbaranowski','k3ski0','Krzysztof','Baranowski','M',9,'cutter','mięso','S');">
            <text:p>insert into zawodnicy(login, pass, imie, nazwisko, plec, poziom, pozycja, menu, rozmiar) values ('kbaranowski','k3ski0','Krzysztof','Baranowski','M',9,'cutt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70];1))&amp;LOWER([.E70]);&quot;ł&quot;;&quot;l&quot;);&quot;ą&quot;;&quot;a&quot;);&quot;ó&quot;;&quot;o&quot;);&quot;ń&quot;;&quot;n&quot;);&quot;ś&quot;;&quot;s&quot;)" office:value-type="string" office:string-value="rkwiatkowski">
            <text:p>rkwiatkowski</text:p>
          </table:table-cell>
          <table:table-cell table:formula="of:=LOWER(LEFT([.D70];1))&amp;ROUND(RAND()*60;0)&amp;RIGHT([.E70];3)&amp;ROUND(RAND()*11;0)" office:value-type="string" office:string-value="r17ski4">
            <text:p>r17ski4</text:p>
          </table:table-cell>
          <table:table-cell office:value-type="string">
            <text:p>Ryszard</text:p>
          </table:table-cell>
          <table:table-cell office:value-type="string">
            <text:p>Kwiatk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70]&amp;&quot;','&quot;&amp;[.C70]&amp;&quot;','&quot;&amp;[.D70]&amp;&quot;','&quot;&amp;[.E70]&amp;&quot;','&quot;&amp;[.F70]&amp;&quot;',&quot;&amp;[.G70]&amp;&quot;,'&quot;&amp;[.H70]&amp;&quot;','&quot;&amp;[.I70]&amp;&quot;','&quot;&amp;[.J70]&amp;&quot;');&quot;" office:value-type="string" office:string-value="insert into zawodnicy(login, pass, imie, nazwisko, plec, poziom, pozycja, menu, rozmiar) values ('rkwiatkowski','r17ski4','Ryszard','Kwiatkowski','M',9,'handler','wege','M');">
            <text:p>insert into zawodnicy(login, pass, imie, nazwisko, plec, poziom, pozycja, menu, rozmiar) values ('rkwiatkowski','r17ski4','Ryszard','Kwiatkowski','M',9,'handler','wege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71];1))&amp;LOWER([.E71]);&quot;ł&quot;;&quot;l&quot;);&quot;ą&quot;;&quot;a&quot;);&quot;ó&quot;;&quot;o&quot;);&quot;ń&quot;;&quot;n&quot;);&quot;ś&quot;;&quot;s&quot;)" office:value-type="string" office:string-value="rwisniewski">
            <text:p>rwisniewski</text:p>
          </table:table-cell>
          <table:table-cell table:formula="of:=LOWER(LEFT([.D71];1))&amp;ROUND(RAND()*60;0)&amp;RIGHT([.E71];3)&amp;ROUND(RAND()*11;0)" office:value-type="string" office:string-value="r6ski2">
            <text:p>r6ski2</text:p>
          </table:table-cell>
          <table:table-cell office:value-type="string">
            <text:p>Ryszard</text:p>
          </table:table-cell>
          <table:table-cell office:value-type="string">
            <text:p>Wiśnie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71]&amp;&quot;','&quot;&amp;[.C71]&amp;&quot;','&quot;&amp;[.D71]&amp;&quot;','&quot;&amp;[.E71]&amp;&quot;','&quot;&amp;[.F71]&amp;&quot;',&quot;&amp;[.G71]&amp;&quot;,'&quot;&amp;[.H71]&amp;&quot;','&quot;&amp;[.I71]&amp;&quot;','&quot;&amp;[.J71]&amp;&quot;');&quot;" office:value-type="string" office:string-value="insert into zawodnicy(login, pass, imie, nazwisko, plec, poziom, pozycja, menu, rozmiar) values ('rwisniewski','r6ski2','Ryszard','Wiśniewski','M',4,'handler','mięso','XS');">
            <text:p>insert into zawodnicy(login, pass, imie, nazwisko, plec, poziom, pozycja, menu, rozmiar) values ('rwisniewski','r6ski2','Ryszard','Wiśniewski','M',4,'handler','mięso','X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72];1))&amp;LOWER([.E72]);&quot;ł&quot;;&quot;l&quot;);&quot;ą&quot;;&quot;a&quot;);&quot;ó&quot;;&quot;o&quot;);&quot;ń&quot;;&quot;n&quot;);&quot;ś&quot;;&quot;s&quot;)" office:value-type="string" office:string-value="kbaran">
            <text:p>kbaran</text:p>
          </table:table-cell>
          <table:table-cell table:formula="of:=LOWER(LEFT([.D72];1))&amp;ROUND(RAND()*60;0)&amp;RIGHT([.E72];3)&amp;ROUND(RAND()*11;0)" office:value-type="string" office:string-value="k54ran11">
            <text:p>k54ran11</text:p>
          </table:table-cell>
          <table:table-cell office:value-type="string">
            <text:p>Karol</text:p>
          </table:table-cell>
          <table:table-cell office:value-type="string">
            <text:p>Baran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72]&amp;&quot;','&quot;&amp;[.C72]&amp;&quot;','&quot;&amp;[.D72]&amp;&quot;','&quot;&amp;[.E72]&amp;&quot;','&quot;&amp;[.F72]&amp;&quot;',&quot;&amp;[.G72]&amp;&quot;,'&quot;&amp;[.H72]&amp;&quot;','&quot;&amp;[.I72]&amp;&quot;','&quot;&amp;[.J72]&amp;&quot;');&quot;" office:value-type="string" office:string-value="insert into zawodnicy(login, pass, imie, nazwisko, plec, poziom, pozycja, menu, rozmiar) values ('kbaran','k54ran11','Karol','Baran','M',4,'handler','wege','XS');">
            <text:p>insert into zawodnicy(login, pass, imie, nazwisko, plec, poziom, pozycja, menu, rozmiar) values ('kbaran','k54ran11','Karol','Baran','M',4,'handler','wege','X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73];1))&amp;LOWER([.E73]);&quot;ł&quot;;&quot;l&quot;);&quot;ą&quot;;&quot;a&quot;);&quot;ó&quot;;&quot;o&quot;);&quot;ń&quot;;&quot;n&quot;);&quot;ś&quot;;&quot;s&quot;)" office:value-type="string" office:string-value="mwojcik">
            <text:p>mwojcik</text:p>
          </table:table-cell>
          <table:table-cell table:formula="of:=LOWER(LEFT([.D73];1))&amp;ROUND(RAND()*60;0)&amp;RIGHT([.E73];3)&amp;ROUND(RAND()*11;0)" office:value-type="string" office:string-value="m28cik2">
            <text:p>m28cik2</text:p>
          </table:table-cell>
          <table:table-cell office:value-type="string">
            <text:p>Maciej</text:p>
          </table:table-cell>
          <table:table-cell office:value-type="string">
            <text:p>Wójcik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73]&amp;&quot;','&quot;&amp;[.C73]&amp;&quot;','&quot;&amp;[.D73]&amp;&quot;','&quot;&amp;[.E73]&amp;&quot;','&quot;&amp;[.F73]&amp;&quot;',&quot;&amp;[.G73]&amp;&quot;,'&quot;&amp;[.H73]&amp;&quot;','&quot;&amp;[.I73]&amp;&quot;','&quot;&amp;[.J73]&amp;&quot;');&quot;" office:value-type="string" office:string-value="insert into zawodnicy(login, pass, imie, nazwisko, plec, poziom, pozycja, menu, rozmiar) values ('mwojcik','m28cik2','Maciej','Wójcik','M',10,'handler','mięso','XL');">
            <text:p>insert into zawodnicy(login, pass, imie, nazwisko, plec, poziom, pozycja, menu, rozmiar) values ('mwojcik','m28cik2','Maciej','Wójcik','M',10,'handler','mięso','X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74];1))&amp;LOWER([.E74]);&quot;ł&quot;;&quot;l&quot;);&quot;ą&quot;;&quot;a&quot;);&quot;ó&quot;;&quot;o&quot;);&quot;ń&quot;;&quot;n&quot;);&quot;ś&quot;;&quot;s&quot;)" office:value-type="string" office:string-value="wtomaszewski">
            <text:p>wtomaszewski</text:p>
          </table:table-cell>
          <table:table-cell table:formula="of:=LOWER(LEFT([.D74];1))&amp;ROUND(RAND()*60;0)&amp;RIGHT([.E74];3)&amp;ROUND(RAND()*11;0)" office:value-type="string" office:string-value="w42ski1">
            <text:p>w42ski1</text:p>
          </table:table-cell>
          <table:table-cell office:value-type="string">
            <text:p>Waldemar</text:p>
          </table:table-cell>
          <table:table-cell office:value-type="string">
            <text:p>Tomasze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74]&amp;&quot;','&quot;&amp;[.C74]&amp;&quot;','&quot;&amp;[.D74]&amp;&quot;','&quot;&amp;[.E74]&amp;&quot;','&quot;&amp;[.F74]&amp;&quot;',&quot;&amp;[.G74]&amp;&quot;,'&quot;&amp;[.H74]&amp;&quot;','&quot;&amp;[.I74]&amp;&quot;','&quot;&amp;[.J74]&amp;&quot;');&quot;" office:value-type="string" office:string-value="insert into zawodnicy(login, pass, imie, nazwisko, plec, poziom, pozycja, menu, rozmiar) values ('wtomaszewski','w42ski1','Waldemar','Tomaszewski','M',8,'handler','mięso','L');">
            <text:p>insert into zawodnicy(login, pass, imie, nazwisko, plec, poziom, pozycja, menu, rozmiar) values ('wtomaszewski','w42ski1','Waldemar','Tomaszewski','M',8,'handler','mięso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75];1))&amp;LOWER([.E75]);&quot;ł&quot;;&quot;l&quot;);&quot;ą&quot;;&quot;a&quot;);&quot;ó&quot;;&quot;o&quot;);&quot;ń&quot;;&quot;n&quot;);&quot;ś&quot;;&quot;s&quot;)" office:value-type="string" office:string-value="awilk">
            <text:p>awilk</text:p>
          </table:table-cell>
          <table:table-cell table:formula="of:=LOWER(LEFT([.D75];1))&amp;ROUND(RAND()*60;0)&amp;RIGHT([.E75];3)&amp;ROUND(RAND()*11;0)" office:value-type="string" office:string-value="a41ilk8">
            <text:p>a41ilk8</text:p>
          </table:table-cell>
          <table:table-cell office:value-type="string">
            <text:p>Artur</text:p>
          </table:table-cell>
          <table:table-cell office:value-type="string">
            <text:p>Wilk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75]&amp;&quot;','&quot;&amp;[.C75]&amp;&quot;','&quot;&amp;[.D75]&amp;&quot;','&quot;&amp;[.E75]&amp;&quot;','&quot;&amp;[.F75]&amp;&quot;',&quot;&amp;[.G75]&amp;&quot;,'&quot;&amp;[.H75]&amp;&quot;','&quot;&amp;[.I75]&amp;&quot;','&quot;&amp;[.J75]&amp;&quot;');&quot;" office:value-type="string" office:string-value="insert into zawodnicy(login, pass, imie, nazwisko, plec, poziom, pozycja, menu, rozmiar) values ('awilk','a41ilk8','Artur','Wilk','M',3,'handler','mięso','S');">
            <text:p>insert into zawodnicy(login, pass, imie, nazwisko, plec, poziom, pozycja, menu, rozmiar) values ('awilk','a41ilk8','Artur','Wilk','M',3,'handl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76];1))&amp;LOWER([.E76]);&quot;ł&quot;;&quot;l&quot;);&quot;ą&quot;;&quot;a&quot;);&quot;ó&quot;;&quot;o&quot;);&quot;ń&quot;;&quot;n&quot;);&quot;ś&quot;;&quot;s&quot;)" office:value-type="string" office:string-value="akwiatkowski">
            <text:p>akwiatkowski</text:p>
          </table:table-cell>
          <table:table-cell table:formula="of:=LOWER(LEFT([.D76];1))&amp;ROUND(RAND()*60;0)&amp;RIGHT([.E76];3)&amp;ROUND(RAND()*11;0)" office:value-type="string" office:string-value="a10ski1">
            <text:p>a10ski1</text:p>
          </table:table-cell>
          <table:table-cell office:value-type="string">
            <text:p>Adam</text:p>
          </table:table-cell>
          <table:table-cell office:value-type="string">
            <text:p>Kwiatk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76]&amp;&quot;','&quot;&amp;[.C76]&amp;&quot;','&quot;&amp;[.D76]&amp;&quot;','&quot;&amp;[.E76]&amp;&quot;','&quot;&amp;[.F76]&amp;&quot;',&quot;&amp;[.G76]&amp;&quot;,'&quot;&amp;[.H76]&amp;&quot;','&quot;&amp;[.I76]&amp;&quot;','&quot;&amp;[.J76]&amp;&quot;');&quot;" office:value-type="string" office:string-value="insert into zawodnicy(login, pass, imie, nazwisko, plec, poziom, pozycja, menu, rozmiar) values ('akwiatkowski','a10ski1','Adam','Kwiatkowski','M',1,'handler','mięso','M');">
            <text:p>insert into zawodnicy(login, pass, imie, nazwisko, plec, poziom, pozycja, menu, rozmiar) values ('akwiatkowski','a10ski1','Adam','Kwiatkowski','M',1,'handler','mięso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77];1))&amp;LOWER([.E77]);&quot;ł&quot;;&quot;l&quot;);&quot;ą&quot;;&quot;a&quot;);&quot;ó&quot;;&quot;o&quot;);&quot;ń&quot;;&quot;n&quot;);&quot;ś&quot;;&quot;s&quot;)" office:value-type="string" office:string-value="jszymanski">
            <text:p>jszymanski</text:p>
          </table:table-cell>
          <table:table-cell table:formula="of:=LOWER(LEFT([.D77];1))&amp;ROUND(RAND()*60;0)&amp;RIGHT([.E77];3)&amp;ROUND(RAND()*11;0)" office:value-type="string" office:string-value="j60ski10">
            <text:p>j60ski10</text:p>
          </table:table-cell>
          <table:table-cell office:value-type="string">
            <text:p>Jerzy</text:p>
          </table:table-cell>
          <table:table-cell office:value-type="string">
            <text:p>Szymań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77]&amp;&quot;','&quot;&amp;[.C77]&amp;&quot;','&quot;&amp;[.D77]&amp;&quot;','&quot;&amp;[.E77]&amp;&quot;','&quot;&amp;[.F77]&amp;&quot;',&quot;&amp;[.G77]&amp;&quot;,'&quot;&amp;[.H77]&amp;&quot;','&quot;&amp;[.I77]&amp;&quot;','&quot;&amp;[.J77]&amp;&quot;');&quot;" office:value-type="string" office:string-value="insert into zawodnicy(login, pass, imie, nazwisko, plec, poziom, pozycja, menu, rozmiar) values ('jszymanski','j60ski10','Jerzy','Szymański','M',8,'handler','mięso','XS');">
            <text:p>insert into zawodnicy(login, pass, imie, nazwisko, plec, poziom, pozycja, menu, rozmiar) values ('jszymanski','j60ski10','Jerzy','Szymański','M',8,'handler','mięso','X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78];1))&amp;LOWER([.E78]);&quot;ł&quot;;&quot;l&quot;);&quot;ą&quot;;&quot;a&quot;);&quot;ó&quot;;&quot;o&quot;);&quot;ń&quot;;&quot;n&quot;);&quot;ś&quot;;&quot;s&quot;)" office:value-type="string" office:string-value="mkrol">
            <text:p>mkrol</text:p>
          </table:table-cell>
          <table:table-cell table:formula="of:=LOWER(LEFT([.D78];1))&amp;ROUND(RAND()*60;0)&amp;RIGHT([.E78];3)&amp;ROUND(RAND()*11;0)" office:value-type="string" office:string-value="m6ról5">
            <text:p>m6ról5</text:p>
          </table:table-cell>
          <table:table-cell office:value-type="string">
            <text:p>Mateusz</text:p>
          </table:table-cell>
          <table:table-cell office:value-type="string">
            <text:p>Król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78]&amp;&quot;','&quot;&amp;[.C78]&amp;&quot;','&quot;&amp;[.D78]&amp;&quot;','&quot;&amp;[.E78]&amp;&quot;','&quot;&amp;[.F78]&amp;&quot;',&quot;&amp;[.G78]&amp;&quot;,'&quot;&amp;[.H78]&amp;&quot;','&quot;&amp;[.I78]&amp;&quot;','&quot;&amp;[.J78]&amp;&quot;');&quot;" office:value-type="string" office:string-value="insert into zawodnicy(login, pass, imie, nazwisko, plec, poziom, pozycja, menu, rozmiar) values ('mkrol','m6ról5','Mateusz','Król','M',8,'cutter','mięso','S');">
            <text:p>insert into zawodnicy(login, pass, imie, nazwisko, plec, poziom, pozycja, menu, rozmiar) values ('mkrol','m6ról5','Mateusz','Król','M',8,'cutt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79];1))&amp;LOWER([.E79]);&quot;ł&quot;;&quot;l&quot;);&quot;ą&quot;;&quot;a&quot;);&quot;ó&quot;;&quot;o&quot;);&quot;ń&quot;;&quot;n&quot;);&quot;ś&quot;;&quot;s&quot;)" office:value-type="string" office:string-value="pnowicki">
            <text:p>pnowicki</text:p>
          </table:table-cell>
          <table:table-cell table:formula="of:=LOWER(LEFT([.D79];1))&amp;ROUND(RAND()*60;0)&amp;RIGHT([.E79];3)&amp;ROUND(RAND()*11;0)" office:value-type="string" office:string-value="p35cki10">
            <text:p>p35cki10</text:p>
          </table:table-cell>
          <table:table-cell office:value-type="string">
            <text:p>Paweł</text:p>
          </table:table-cell>
          <table:table-cell office:value-type="string">
            <text:p>Nowic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79]&amp;&quot;','&quot;&amp;[.C79]&amp;&quot;','&quot;&amp;[.D79]&amp;&quot;','&quot;&amp;[.E79]&amp;&quot;','&quot;&amp;[.F79]&amp;&quot;',&quot;&amp;[.G79]&amp;&quot;,'&quot;&amp;[.H79]&amp;&quot;','&quot;&amp;[.I79]&amp;&quot;','&quot;&amp;[.J79]&amp;&quot;');&quot;" office:value-type="string" office:string-value="insert into zawodnicy(login, pass, imie, nazwisko, plec, poziom, pozycja, menu, rozmiar) values ('pnowicki','p35cki10','Paweł','Nowicki','M',2,'handler','mięso','XS');">
            <text:p>insert into zawodnicy(login, pass, imie, nazwisko, plec, poziom, pozycja, menu, rozmiar) values ('pnowicki','p35cki10','Paweł','Nowicki','M',2,'handler','mięso','X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80];1))&amp;LOWER([.E80]);&quot;ł&quot;;&quot;l&quot;);&quot;ą&quot;;&quot;a&quot;);&quot;ó&quot;;&quot;o&quot;);&quot;ń&quot;;&quot;n&quot;);&quot;ś&quot;;&quot;s&quot;)" office:value-type="string" office:string-value="szajac">
            <text:p>szajac</text:p>
          </table:table-cell>
          <table:table-cell table:formula="of:=LOWER(LEFT([.D80];1))&amp;ROUND(RAND()*60;0)&amp;RIGHT([.E80];3)&amp;ROUND(RAND()*11;0)" office:value-type="string" office:string-value="s27jąc2">
            <text:p>s27jąc2</text:p>
          </table:table-cell>
          <table:table-cell office:value-type="string">
            <text:p>Sebastian</text:p>
          </table:table-cell>
          <table:table-cell office:value-type="string">
            <text:p>Zając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80]&amp;&quot;','&quot;&amp;[.C80]&amp;&quot;','&quot;&amp;[.D80]&amp;&quot;','&quot;&amp;[.E80]&amp;&quot;','&quot;&amp;[.F80]&amp;&quot;',&quot;&amp;[.G80]&amp;&quot;,'&quot;&amp;[.H80]&amp;&quot;','&quot;&amp;[.I80]&amp;&quot;','&quot;&amp;[.J80]&amp;&quot;');&quot;" office:value-type="string" office:string-value="insert into zawodnicy(login, pass, imie, nazwisko, plec, poziom, pozycja, menu, rozmiar) values ('szajac','s27jąc2','Sebastian','Zając','M',3,'handler','mięso','M');">
            <text:p>insert into zawodnicy(login, pass, imie, nazwisko, plec, poziom, pozycja, menu, rozmiar) values ('szajac','s27jąc2','Sebastian','Zając','M',3,'handler','mięso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81];1))&amp;LOWER([.E81]);&quot;ł&quot;;&quot;l&quot;);&quot;ą&quot;;&quot;a&quot;);&quot;ó&quot;;&quot;o&quot;);&quot;ń&quot;;&quot;n&quot;);&quot;ś&quot;;&quot;s&quot;)" office:value-type="string" office:string-value="wandrzejewski">
            <text:p>wandrzejewski</text:p>
          </table:table-cell>
          <table:table-cell table:formula="of:=LOWER(LEFT([.D81];1))&amp;ROUND(RAND()*60;0)&amp;RIGHT([.E81];3)&amp;ROUND(RAND()*11;0)" office:value-type="string" office:string-value="w18ski10">
            <text:p>w18ski10</text:p>
          </table:table-cell>
          <table:table-cell office:value-type="string">
            <text:p>Władysław</text:p>
          </table:table-cell>
          <table:table-cell office:value-type="string">
            <text:p>Andrzeje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81]&amp;&quot;','&quot;&amp;[.C81]&amp;&quot;','&quot;&amp;[.D81]&amp;&quot;','&quot;&amp;[.E81]&amp;&quot;','&quot;&amp;[.F81]&amp;&quot;',&quot;&amp;[.G81]&amp;&quot;,'&quot;&amp;[.H81]&amp;&quot;','&quot;&amp;[.I81]&amp;&quot;','&quot;&amp;[.J81]&amp;&quot;');&quot;" office:value-type="string" office:string-value="insert into zawodnicy(login, pass, imie, nazwisko, plec, poziom, pozycja, menu, rozmiar) values ('wandrzejewski','w18ski10','Władysław','Andrzejewski','M',9,'handler','wege','L');">
            <text:p>insert into zawodnicy(login, pass, imie, nazwisko, plec, poziom, pozycja, menu, rozmiar) values ('wandrzejewski','w18ski10','Władysław','Andrzejewski','M',9,'handler','wege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82];1))&amp;LOWER([.E82]);&quot;ł&quot;;&quot;l&quot;);&quot;ą&quot;;&quot;a&quot;);&quot;ó&quot;;&quot;o&quot;);&quot;ń&quot;;&quot;n&quot;);&quot;ś&quot;;&quot;s&quot;)" office:value-type="string" office:string-value="dwojcik">
            <text:p>dwojcik</text:p>
          </table:table-cell>
          <table:table-cell table:formula="of:=LOWER(LEFT([.D82];1))&amp;ROUND(RAND()*60;0)&amp;RIGHT([.E82];3)&amp;ROUND(RAND()*11;0)" office:value-type="string" office:string-value="d46cik5">
            <text:p>d46cik5</text:p>
          </table:table-cell>
          <table:table-cell office:value-type="string">
            <text:p>Dawid</text:p>
          </table:table-cell>
          <table:table-cell office:value-type="string">
            <text:p>Wójcik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82]&amp;&quot;','&quot;&amp;[.C82]&amp;&quot;','&quot;&amp;[.D82]&amp;&quot;','&quot;&amp;[.E82]&amp;&quot;','&quot;&amp;[.F82]&amp;&quot;',&quot;&amp;[.G82]&amp;&quot;,'&quot;&amp;[.H82]&amp;&quot;','&quot;&amp;[.I82]&amp;&quot;','&quot;&amp;[.J82]&amp;&quot;');&quot;" office:value-type="string" office:string-value="insert into zawodnicy(login, pass, imie, nazwisko, plec, poziom, pozycja, menu, rozmiar) values ('dwojcik','d46cik5','Dawid','Wójcik','M',6,'handler','wege','XS');">
            <text:p>insert into zawodnicy(login, pass, imie, nazwisko, plec, poziom, pozycja, menu, rozmiar) values ('dwojcik','d46cik5','Dawid','Wójcik','M',6,'handler','wege','X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83];1))&amp;LOWER([.E83]);&quot;ł&quot;;&quot;l&quot;);&quot;ą&quot;;&quot;a&quot;);&quot;ó&quot;;&quot;o&quot;);&quot;ń&quot;;&quot;n&quot;);&quot;ś&quot;;&quot;s&quot;)" office:value-type="string" office:string-value="jwalczak">
            <text:p>jwalczak</text:p>
          </table:table-cell>
          <table:table-cell table:formula="of:=LOWER(LEFT([.D83];1))&amp;ROUND(RAND()*60;0)&amp;RIGHT([.E83];3)&amp;ROUND(RAND()*11;0)" office:value-type="string" office:string-value="j7zak0">
            <text:p>j7zak0</text:p>
          </table:table-cell>
          <table:table-cell office:value-type="string">
            <text:p>Jakub</text:p>
          </table:table-cell>
          <table:table-cell office:value-type="string">
            <text:p>Walczak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83]&amp;&quot;','&quot;&amp;[.C83]&amp;&quot;','&quot;&amp;[.D83]&amp;&quot;','&quot;&amp;[.E83]&amp;&quot;','&quot;&amp;[.F83]&amp;&quot;',&quot;&amp;[.G83]&amp;&quot;,'&quot;&amp;[.H83]&amp;&quot;','&quot;&amp;[.I83]&amp;&quot;','&quot;&amp;[.J83]&amp;&quot;');&quot;" office:value-type="string" office:string-value="insert into zawodnicy(login, pass, imie, nazwisko, plec, poziom, pozycja, menu, rozmiar) values ('jwalczak','j7zak0','Jakub','Walczak','M',8,'handler','mięso','L');">
            <text:p>insert into zawodnicy(login, pass, imie, nazwisko, plec, poziom, pozycja, menu, rozmiar) values ('jwalczak','j7zak0','Jakub','Walczak','M',8,'handler','mięso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84];1))&amp;LOWER([.E84]);&quot;ł&quot;;&quot;l&quot;);&quot;ą&quot;;&quot;a&quot;);&quot;ó&quot;;&quot;o&quot;);&quot;ń&quot;;&quot;n&quot;);&quot;ś&quot;;&quot;s&quot;)" office:value-type="string" office:string-value="mszczepanski">
            <text:p>mszczepanski</text:p>
          </table:table-cell>
          <table:table-cell table:formula="of:=LOWER(LEFT([.D84];1))&amp;ROUND(RAND()*60;0)&amp;RIGHT([.E84];3)&amp;ROUND(RAND()*11;0)" office:value-type="string" office:string-value="m55ski5">
            <text:p>m55ski5</text:p>
          </table:table-cell>
          <table:table-cell office:value-type="string">
            <text:p>Mirosław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84]&amp;&quot;','&quot;&amp;[.C84]&amp;&quot;','&quot;&amp;[.D84]&amp;&quot;','&quot;&amp;[.E84]&amp;&quot;','&quot;&amp;[.F84]&amp;&quot;',&quot;&amp;[.G84]&amp;&quot;,'&quot;&amp;[.H84]&amp;&quot;','&quot;&amp;[.I84]&amp;&quot;','&quot;&amp;[.J84]&amp;&quot;');&quot;" office:value-type="string" office:string-value="insert into zawodnicy(login, pass, imie, nazwisko, plec, poziom, pozycja, menu, rozmiar) values ('mszczepanski','m55ski5','Mirosław','Szczepański','M',9,'cutter','wege','L');">
            <text:p>insert into zawodnicy(login, pass, imie, nazwisko, plec, poziom, pozycja, menu, rozmiar) values ('mszczepanski','m55ski5','Mirosław','Szczepański','M',9,'cutter','wege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85];1))&amp;LOWER([.E85]);&quot;ł&quot;;&quot;l&quot;);&quot;ą&quot;;&quot;a&quot;);&quot;ó&quot;;&quot;o&quot;);&quot;ń&quot;;&quot;n&quot;);&quot;ś&quot;;&quot;s&quot;)" office:value-type="string" office:string-value="msadowski">
            <text:p>msadowski</text:p>
          </table:table-cell>
          <table:table-cell table:formula="of:=LOWER(LEFT([.D85];1))&amp;ROUND(RAND()*60;0)&amp;RIGHT([.E85];3)&amp;ROUND(RAND()*11;0)" office:value-type="string" office:string-value="m1ski5">
            <text:p>m1ski5</text:p>
          </table:table-cell>
          <table:table-cell office:value-type="string">
            <text:p>Marian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85]&amp;&quot;','&quot;&amp;[.C85]&amp;&quot;','&quot;&amp;[.D85]&amp;&quot;','&quot;&amp;[.E85]&amp;&quot;','&quot;&amp;[.F85]&amp;&quot;',&quot;&amp;[.G85]&amp;&quot;,'&quot;&amp;[.H85]&amp;&quot;','&quot;&amp;[.I85]&amp;&quot;','&quot;&amp;[.J85]&amp;&quot;');&quot;" office:value-type="string" office:string-value="insert into zawodnicy(login, pass, imie, nazwisko, plec, poziom, pozycja, menu, rozmiar) values ('msadowski','m1ski5','Marian','Sadowski','M',9,'handler','mięso','S');">
            <text:p>insert into zawodnicy(login, pass, imie, nazwisko, plec, poziom, pozycja, menu, rozmiar) values ('msadowski','m1ski5','Marian','Sadowski','M',9,'handl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86];1))&amp;LOWER([.E86]);&quot;ł&quot;;&quot;l&quot;);&quot;ą&quot;;&quot;a&quot;);&quot;ó&quot;;&quot;o&quot;);&quot;ń&quot;;&quot;n&quot;);&quot;ś&quot;;&quot;s&quot;)" office:value-type="string" office:string-value="rostrowski">
            <text:p>rostrowski</text:p>
          </table:table-cell>
          <table:table-cell table:formula="of:=LOWER(LEFT([.D86];1))&amp;ROUND(RAND()*60;0)&amp;RIGHT([.E86];3)&amp;ROUND(RAND()*11;0)" office:value-type="string" office:string-value="r21ski5">
            <text:p>r21ski5</text:p>
          </table:table-cell>
          <table:table-cell office:value-type="string">
            <text:p>Rafał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86]&amp;&quot;','&quot;&amp;[.C86]&amp;&quot;','&quot;&amp;[.D86]&amp;&quot;','&quot;&amp;[.E86]&amp;&quot;','&quot;&amp;[.F86]&amp;&quot;',&quot;&amp;[.G86]&amp;&quot;,'&quot;&amp;[.H86]&amp;&quot;','&quot;&amp;[.I86]&amp;&quot;','&quot;&amp;[.J86]&amp;&quot;');&quot;" office:value-type="string" office:string-value="insert into zawodnicy(login, pass, imie, nazwisko, plec, poziom, pozycja, menu, rozmiar) values ('rostrowski','r21ski5','Rafał','Ostrowski','M',4,'cutter','mięso','XS');">
            <text:p>insert into zawodnicy(login, pass, imie, nazwisko, plec, poziom, pozycja, menu, rozmiar) values ('rostrowski','r21ski5','Rafał','Ostrowski','M',4,'cutter','mięso','X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87];1))&amp;LOWER([.E87]);&quot;ł&quot;;&quot;l&quot;);&quot;ą&quot;;&quot;a&quot;);&quot;ó&quot;;&quot;o&quot;);&quot;ń&quot;;&quot;n&quot;);&quot;ś&quot;;&quot;s&quot;)" office:value-type="string" office:string-value="dszczepanski">
            <text:p>dszczepanski</text:p>
          </table:table-cell>
          <table:table-cell table:formula="of:=LOWER(LEFT([.D87];1))&amp;ROUND(RAND()*60;0)&amp;RIGHT([.E87];3)&amp;ROUND(RAND()*11;0)" office:value-type="string" office:string-value="d16ski4">
            <text:p>d16ski4</text:p>
          </table:table-cell>
          <table:table-cell office:value-type="string">
            <text:p>Dariusz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87]&amp;&quot;','&quot;&amp;[.C87]&amp;&quot;','&quot;&amp;[.D87]&amp;&quot;','&quot;&amp;[.E87]&amp;&quot;','&quot;&amp;[.F87]&amp;&quot;',&quot;&amp;[.G87]&amp;&quot;,'&quot;&amp;[.H87]&amp;&quot;','&quot;&amp;[.I87]&amp;&quot;','&quot;&amp;[.J87]&amp;&quot;');&quot;" office:value-type="string" office:string-value="insert into zawodnicy(login, pass, imie, nazwisko, plec, poziom, pozycja, menu, rozmiar) values ('dszczepanski','d16ski4','Dariusz','Szczepański','M',9,'handler','mięso','S');">
            <text:p>insert into zawodnicy(login, pass, imie, nazwisko, plec, poziom, pozycja, menu, rozmiar) values ('dszczepanski','d16ski4','Dariusz','Szczepański','M',9,'handl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88];1))&amp;LOWER([.E88]);&quot;ł&quot;;&quot;l&quot;);&quot;ą&quot;;&quot;a&quot;);&quot;ó&quot;;&quot;o&quot;);&quot;ń&quot;;&quot;n&quot;);&quot;ś&quot;;&quot;s&quot;)" office:value-type="string" office:string-value="akalinowski">
            <text:p>akalinowski</text:p>
          </table:table-cell>
          <table:table-cell table:formula="of:=LOWER(LEFT([.D88];1))&amp;ROUND(RAND()*60;0)&amp;RIGHT([.E88];3)&amp;ROUND(RAND()*11;0)" office:value-type="string" office:string-value="a51ski2">
            <text:p>a51ski2</text:p>
          </table:table-cell>
          <table:table-cell office:value-type="string">
            <text:p>Andrzej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88]&amp;&quot;','&quot;&amp;[.C88]&amp;&quot;','&quot;&amp;[.D88]&amp;&quot;','&quot;&amp;[.E88]&amp;&quot;','&quot;&amp;[.F88]&amp;&quot;',&quot;&amp;[.G88]&amp;&quot;,'&quot;&amp;[.H88]&amp;&quot;','&quot;&amp;[.I88]&amp;&quot;','&quot;&amp;[.J88]&amp;&quot;');&quot;" office:value-type="string" office:string-value="insert into zawodnicy(login, pass, imie, nazwisko, plec, poziom, pozycja, menu, rozmiar) values ('akalinowski','a51ski2','Andrzej','Kalinowski','M',9,'handler','mięso','M');">
            <text:p>insert into zawodnicy(login, pass, imie, nazwisko, plec, poziom, pozycja, menu, rozmiar) values ('akalinowski','a51ski2','Andrzej','Kalinowski','M',9,'handler','mięso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89];1))&amp;LOWER([.E89]);&quot;ł&quot;;&quot;l&quot;);&quot;ą&quot;;&quot;a&quot;);&quot;ó&quot;;&quot;o&quot;);&quot;ń&quot;;&quot;n&quot;);&quot;ś&quot;;&quot;s&quot;)" office:value-type="string" office:string-value="mmalinowski">
            <text:p>mmalinowski</text:p>
          </table:table-cell>
          <table:table-cell table:formula="of:=LOWER(LEFT([.D89];1))&amp;ROUND(RAND()*60;0)&amp;RIGHT([.E89];3)&amp;ROUND(RAND()*11;0)" office:value-type="string" office:string-value="m7ski10">
            <text:p>m7ski10</text:p>
          </table:table-cell>
          <table:table-cell office:value-type="string">
            <text:p>Marek</text:p>
          </table:table-cell>
          <table:table-cell office:value-type="string">
            <text:p>Malin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89]&amp;&quot;','&quot;&amp;[.C89]&amp;&quot;','&quot;&amp;[.D89]&amp;&quot;','&quot;&amp;[.E89]&amp;&quot;','&quot;&amp;[.F89]&amp;&quot;',&quot;&amp;[.G89]&amp;&quot;,'&quot;&amp;[.H89]&amp;&quot;','&quot;&amp;[.I89]&amp;&quot;','&quot;&amp;[.J89]&amp;&quot;');&quot;" office:value-type="string" office:string-value="insert into zawodnicy(login, pass, imie, nazwisko, plec, poziom, pozycja, menu, rozmiar) values ('mmalinowski','m7ski10','Marek','Malinowski','M',9,'handler','mięso','L');">
            <text:p>insert into zawodnicy(login, pass, imie, nazwisko, plec, poziom, pozycja, menu, rozmiar) values ('mmalinowski','m7ski10','Marek','Malinowski','M',9,'handler','mięso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90];1))&amp;LOWER([.E90]);&quot;ł&quot;;&quot;l&quot;);&quot;ą&quot;;&quot;a&quot;);&quot;ó&quot;;&quot;o&quot;);&quot;ń&quot;;&quot;n&quot;);&quot;ś&quot;;&quot;s&quot;)" office:value-type="string" office:string-value="lsawicki">
            <text:p>lsawicki</text:p>
          </table:table-cell>
          <table:table-cell table:formula="of:=LOWER(LEFT([.D90];1))&amp;ROUND(RAND()*60;0)&amp;RIGHT([.E90];3)&amp;ROUND(RAND()*11;0)" office:value-type="string" office:string-value="ł29cki4">
            <text:p>ł29cki4</text:p>
          </table:table-cell>
          <table:table-cell office:value-type="string">
            <text:p>Łukasz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90]&amp;&quot;','&quot;&amp;[.C90]&amp;&quot;','&quot;&amp;[.D90]&amp;&quot;','&quot;&amp;[.E90]&amp;&quot;','&quot;&amp;[.F90]&amp;&quot;',&quot;&amp;[.G90]&amp;&quot;,'&quot;&amp;[.H90]&amp;&quot;','&quot;&amp;[.I90]&amp;&quot;','&quot;&amp;[.J90]&amp;&quot;');&quot;" office:value-type="string" office:string-value="insert into zawodnicy(login, pass, imie, nazwisko, plec, poziom, pozycja, menu, rozmiar) values ('lsawicki','ł29cki4','Łukasz','Sawicki','M',7,'cutter','mięso','S');">
            <text:p>insert into zawodnicy(login, pass, imie, nazwisko, plec, poziom, pozycja, menu, rozmiar) values ('lsawicki','ł29cki4','Łukasz','Sawicki','M',7,'cutt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91];1))&amp;LOWER([.E91]);&quot;ł&quot;;&quot;l&quot;);&quot;ą&quot;;&quot;a&quot;);&quot;ó&quot;;&quot;o&quot;);&quot;ń&quot;;&quot;n&quot;);&quot;ś&quot;;&quot;s&quot;)" office:value-type="string" office:string-value="mbak">
            <text:p>mbak</text:p>
          </table:table-cell>
          <table:table-cell table:formula="of:=LOWER(LEFT([.D91];1))&amp;ROUND(RAND()*60;0)&amp;RIGHT([.E91];3)&amp;ROUND(RAND()*11;0)" office:value-type="string" office:string-value="m28Bąk9">
            <text:p>m28Bąk9</text:p>
          </table:table-cell>
          <table:table-cell office:value-type="string">
            <text:p>Marian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91]&amp;&quot;','&quot;&amp;[.C91]&amp;&quot;','&quot;&amp;[.D91]&amp;&quot;','&quot;&amp;[.E91]&amp;&quot;','&quot;&amp;[.F91]&amp;&quot;',&quot;&amp;[.G91]&amp;&quot;,'&quot;&amp;[.H91]&amp;&quot;','&quot;&amp;[.I91]&amp;&quot;','&quot;&amp;[.J91]&amp;&quot;');&quot;" office:value-type="string" office:string-value="insert into zawodnicy(login, pass, imie, nazwisko, plec, poziom, pozycja, menu, rozmiar) values ('mbak','m28Bąk9','Marian','Bąk','M',3,'cutter','mięso','M');">
            <text:p>insert into zawodnicy(login, pass, imie, nazwisko, plec, poziom, pozycja, menu, rozmiar) values ('mbak','m28Bąk9','Marian','Bąk','M',3,'cutter','mięso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92];1))&amp;LOWER([.E92]);&quot;ł&quot;;&quot;l&quot;);&quot;ą&quot;;&quot;a&quot;);&quot;ó&quot;;&quot;o&quot;);&quot;ń&quot;;&quot;n&quot;);&quot;ś&quot;;&quot;s&quot;)" office:value-type="string" office:string-value="jjasinski">
            <text:p>jjasinski</text:p>
          </table:table-cell>
          <table:table-cell table:formula="of:=LOWER(LEFT([.D92];1))&amp;ROUND(RAND()*60;0)&amp;RIGHT([.E92];3)&amp;ROUND(RAND()*11;0)" office:value-type="string" office:string-value="j19ski1">
            <text:p>j19ski1</text:p>
          </table:table-cell>
          <table:table-cell office:value-type="string">
            <text:p>Jarosław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92]&amp;&quot;','&quot;&amp;[.C92]&amp;&quot;','&quot;&amp;[.D92]&amp;&quot;','&quot;&amp;[.E92]&amp;&quot;','&quot;&amp;[.F92]&amp;&quot;',&quot;&amp;[.G92]&amp;&quot;,'&quot;&amp;[.H92]&amp;&quot;','&quot;&amp;[.I92]&amp;&quot;','&quot;&amp;[.J92]&amp;&quot;');&quot;" office:value-type="string" office:string-value="insert into zawodnicy(login, pass, imie, nazwisko, plec, poziom, pozycja, menu, rozmiar) values ('jjasinski','j19ski1','Jarosław','Jasiński','M',8,'handler','wege','M');">
            <text:p>insert into zawodnicy(login, pass, imie, nazwisko, plec, poziom, pozycja, menu, rozmiar) values ('jjasinski','j19ski1','Jarosław','Jasiński','M',8,'handler','wege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93];1))&amp;LOWER([.E93]);&quot;ł&quot;;&quot;l&quot;);&quot;ą&quot;;&quot;a&quot;);&quot;ó&quot;;&quot;o&quot;);&quot;ń&quot;;&quot;n&quot;);&quot;ś&quot;;&quot;s&quot;)" office:value-type="string" office:string-value="mostrowski">
            <text:p>mostrowski</text:p>
          </table:table-cell>
          <table:table-cell table:formula="of:=LOWER(LEFT([.D93];1))&amp;ROUND(RAND()*60;0)&amp;RIGHT([.E93];3)&amp;ROUND(RAND()*11;0)" office:value-type="string" office:string-value="m43ski3">
            <text:p>m43ski3</text:p>
          </table:table-cell>
          <table:table-cell office:value-type="string">
            <text:p>Marcin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93]&amp;&quot;','&quot;&amp;[.C93]&amp;&quot;','&quot;&amp;[.D93]&amp;&quot;','&quot;&amp;[.E93]&amp;&quot;','&quot;&amp;[.F93]&amp;&quot;',&quot;&amp;[.G93]&amp;&quot;,'&quot;&amp;[.H93]&amp;&quot;','&quot;&amp;[.I93]&amp;&quot;','&quot;&amp;[.J93]&amp;&quot;');&quot;" office:value-type="string" office:string-value="insert into zawodnicy(login, pass, imie, nazwisko, plec, poziom, pozycja, menu, rozmiar) values ('mostrowski','m43ski3','Marcin','Ostrowski','M',10,'handler','mięso','L');">
            <text:p>insert into zawodnicy(login, pass, imie, nazwisko, plec, poziom, pozycja, menu, rozmiar) values ('mostrowski','m43ski3','Marcin','Ostrowski','M',10,'handler','mięso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94];1))&amp;LOWER([.E94]);&quot;ł&quot;;&quot;l&quot;);&quot;ą&quot;;&quot;a&quot;);&quot;ó&quot;;&quot;o&quot;);&quot;ń&quot;;&quot;n&quot;);&quot;ś&quot;;&quot;s&quot;)" office:value-type="string" office:string-value="rsawicki">
            <text:p>rsawicki</text:p>
          </table:table-cell>
          <table:table-cell table:formula="of:=LOWER(LEFT([.D94];1))&amp;ROUND(RAND()*60;0)&amp;RIGHT([.E94];3)&amp;ROUND(RAND()*11;0)" office:value-type="string" office:string-value="r33cki11">
            <text:p>r33cki11</text:p>
          </table:table-cell>
          <table:table-cell office:value-type="string">
            <text:p>Rafał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94]&amp;&quot;','&quot;&amp;[.C94]&amp;&quot;','&quot;&amp;[.D94]&amp;&quot;','&quot;&amp;[.E94]&amp;&quot;','&quot;&amp;[.F94]&amp;&quot;',&quot;&amp;[.G94]&amp;&quot;,'&quot;&amp;[.H94]&amp;&quot;','&quot;&amp;[.I94]&amp;&quot;','&quot;&amp;[.J94]&amp;&quot;');&quot;" office:value-type="string" office:string-value="insert into zawodnicy(login, pass, imie, nazwisko, plec, poziom, pozycja, menu, rozmiar) values ('rsawicki','r33cki11','Rafał','Sawicki','M',2,'handler','mięso','M');">
            <text:p>insert into zawodnicy(login, pass, imie, nazwisko, plec, poziom, pozycja, menu, rozmiar) values ('rsawicki','r33cki11','Rafał','Sawicki','M',2,'handler','mięso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95];1))&amp;LOWER([.E95]);&quot;ł&quot;;&quot;l&quot;);&quot;ą&quot;;&quot;a&quot;);&quot;ó&quot;;&quot;o&quot;);&quot;ń&quot;;&quot;n&quot;);&quot;ś&quot;;&quot;s&quot;)" office:value-type="string" office:string-value="sstępien">
            <text:p>sstępien</text:p>
          </table:table-cell>
          <table:table-cell table:formula="of:=LOWER(LEFT([.D95];1))&amp;ROUND(RAND()*60;0)&amp;RIGHT([.E95];3)&amp;ROUND(RAND()*11;0)" office:value-type="string" office:string-value="s3ień1">
            <text:p>s3ień1</text:p>
          </table:table-cell>
          <table:table-cell office:value-type="string">
            <text:p>Stanisław</text:p>
          </table:table-cell>
          <table:table-cell office:value-type="string">
            <text:p>Stępień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95]&amp;&quot;','&quot;&amp;[.C95]&amp;&quot;','&quot;&amp;[.D95]&amp;&quot;','&quot;&amp;[.E95]&amp;&quot;','&quot;&amp;[.F95]&amp;&quot;',&quot;&amp;[.G95]&amp;&quot;,'&quot;&amp;[.H95]&amp;&quot;','&quot;&amp;[.I95]&amp;&quot;','&quot;&amp;[.J95]&amp;&quot;');&quot;" office:value-type="string" office:string-value="insert into zawodnicy(login, pass, imie, nazwisko, plec, poziom, pozycja, menu, rozmiar) values ('sstępien','s3ień1','Stanisław','Stępień','M',8,'cutter','mięso','XL');">
            <text:p>insert into zawodnicy(login, pass, imie, nazwisko, plec, poziom, pozycja, menu, rozmiar) values ('sstępien','s3ień1','Stanisław','Stępień','M',8,'cutter','mięso','X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96];1))&amp;LOWER([.E96]);&quot;ł&quot;;&quot;l&quot;);&quot;ą&quot;;&quot;a&quot;);&quot;ó&quot;;&quot;o&quot;);&quot;ń&quot;;&quot;n&quot;);&quot;ś&quot;;&quot;s&quot;)" office:value-type="string" office:string-value="wzakrzewski">
            <text:p>wzakrzewski</text:p>
          </table:table-cell>
          <table:table-cell table:formula="of:=LOWER(LEFT([.D96];1))&amp;ROUND(RAND()*60;0)&amp;RIGHT([.E96];3)&amp;ROUND(RAND()*11;0)" office:value-type="string" office:string-value="w9ski1">
            <text:p>w9ski1</text:p>
          </table:table-cell>
          <table:table-cell office:value-type="string">
            <text:p>Władysław</text:p>
          </table:table-cell>
          <table:table-cell office:value-type="string">
            <text:p>Zakrze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96]&amp;&quot;','&quot;&amp;[.C96]&amp;&quot;','&quot;&amp;[.D96]&amp;&quot;','&quot;&amp;[.E96]&amp;&quot;','&quot;&amp;[.F96]&amp;&quot;',&quot;&amp;[.G96]&amp;&quot;,'&quot;&amp;[.H96]&amp;&quot;','&quot;&amp;[.I96]&amp;&quot;','&quot;&amp;[.J96]&amp;&quot;');&quot;" office:value-type="string" office:string-value="insert into zawodnicy(login, pass, imie, nazwisko, plec, poziom, pozycja, menu, rozmiar) values ('wzakrzewski','w9ski1','Władysław','Zakrzewski','M',4,'cutter','wege','S');">
            <text:p>insert into zawodnicy(login, pass, imie, nazwisko, plec, poziom, pozycja, menu, rozmiar) values ('wzakrzewski','w9ski1','Władysław','Zakrzewski','M',4,'cutter','wege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97];1))&amp;LOWER([.E97]);&quot;ł&quot;;&quot;l&quot;);&quot;ą&quot;;&quot;a&quot;);&quot;ó&quot;;&quot;o&quot;);&quot;ń&quot;;&quot;n&quot;);&quot;ś&quot;;&quot;s&quot;)" office:value-type="string" office:string-value="sziolkowski">
            <text:p>sziolkowski</text:p>
          </table:table-cell>
          <table:table-cell table:formula="of:=LOWER(LEFT([.D97];1))&amp;ROUND(RAND()*60;0)&amp;RIGHT([.E97];3)&amp;ROUND(RAND()*11;0)" office:value-type="string" office:string-value="s28ski8">
            <text:p>s28ski8</text:p>
          </table:table-cell>
          <table:table-cell office:value-type="string">
            <text:p>Stanisław</text:p>
          </table:table-cell>
          <table:table-cell office:value-type="string">
            <text:p>Ziółk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97]&amp;&quot;','&quot;&amp;[.C97]&amp;&quot;','&quot;&amp;[.D97]&amp;&quot;','&quot;&amp;[.E97]&amp;&quot;','&quot;&amp;[.F97]&amp;&quot;',&quot;&amp;[.G97]&amp;&quot;,'&quot;&amp;[.H97]&amp;&quot;','&quot;&amp;[.I97]&amp;&quot;','&quot;&amp;[.J97]&amp;&quot;');&quot;" office:value-type="string" office:string-value="insert into zawodnicy(login, pass, imie, nazwisko, plec, poziom, pozycja, menu, rozmiar) values ('sziolkowski','s28ski8','Stanisław','Ziółkowski','M',8,'handler','mięso','XL');">
            <text:p>insert into zawodnicy(login, pass, imie, nazwisko, plec, poziom, pozycja, menu, rozmiar) values ('sziolkowski','s28ski8','Stanisław','Ziółkowski','M',8,'handler','mięso','X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98];1))&amp;LOWER([.E98]);&quot;ł&quot;;&quot;l&quot;);&quot;ą&quot;;&quot;a&quot;);&quot;ó&quot;;&quot;o&quot;);&quot;ń&quot;;&quot;n&quot;);&quot;ś&quot;;&quot;s&quot;)" office:value-type="string" office:string-value="mmazurek">
            <text:p>mmazurek</text:p>
          </table:table-cell>
          <table:table-cell table:formula="of:=LOWER(LEFT([.D98];1))&amp;ROUND(RAND()*60;0)&amp;RIGHT([.E98];3)&amp;ROUND(RAND()*11;0)" office:value-type="string" office:string-value="m44rek11">
            <text:p>m44rek11</text:p>
          </table:table-cell>
          <table:table-cell office:value-type="string">
            <text:p>Mirosław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98]&amp;&quot;','&quot;&amp;[.C98]&amp;&quot;','&quot;&amp;[.D98]&amp;&quot;','&quot;&amp;[.E98]&amp;&quot;','&quot;&amp;[.F98]&amp;&quot;',&quot;&amp;[.G98]&amp;&quot;,'&quot;&amp;[.H98]&amp;&quot;','&quot;&amp;[.I98]&amp;&quot;','&quot;&amp;[.J98]&amp;&quot;');&quot;" office:value-type="string" office:string-value="insert into zawodnicy(login, pass, imie, nazwisko, plec, poziom, pozycja, menu, rozmiar) values ('mmazurek','m44rek11','Mirosław','Mazurek','M',5,'handler','mięso','M');">
            <text:p>insert into zawodnicy(login, pass, imie, nazwisko, plec, poziom, pozycja, menu, rozmiar) values ('mmazurek','m44rek11','Mirosław','Mazurek','M',5,'handler','mięso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99];1))&amp;LOWER([.E99]);&quot;ł&quot;;&quot;l&quot;);&quot;ą&quot;;&quot;a&quot;);&quot;ó&quot;;&quot;o&quot;);&quot;ń&quot;;&quot;n&quot;);&quot;ś&quot;;&quot;s&quot;)" office:value-type="string" office:string-value="pbaran">
            <text:p>pbaran</text:p>
          </table:table-cell>
          <table:table-cell table:formula="of:=LOWER(LEFT([.D99];1))&amp;ROUND(RAND()*60;0)&amp;RIGHT([.E99];3)&amp;ROUND(RAND()*11;0)" office:value-type="string" office:string-value="p59ran2">
            <text:p>p59ran2</text:p>
          </table:table-cell>
          <table:table-cell office:value-type="string">
            <text:p>Piotr</text:p>
          </table:table-cell>
          <table:table-cell office:value-type="string">
            <text:p>Baran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99]&amp;&quot;','&quot;&amp;[.C99]&amp;&quot;','&quot;&amp;[.D99]&amp;&quot;','&quot;&amp;[.E99]&amp;&quot;','&quot;&amp;[.F99]&amp;&quot;',&quot;&amp;[.G99]&amp;&quot;,'&quot;&amp;[.H99]&amp;&quot;','&quot;&amp;[.I99]&amp;&quot;','&quot;&amp;[.J99]&amp;&quot;');&quot;" office:value-type="string" office:string-value="insert into zawodnicy(login, pass, imie, nazwisko, plec, poziom, pozycja, menu, rozmiar) values ('pbaran','p59ran2','Piotr','Baran','M',5,'handler','mięso','XS');">
            <text:p>insert into zawodnicy(login, pass, imie, nazwisko, plec, poziom, pozycja, menu, rozmiar) values ('pbaran','p59ran2','Piotr','Baran','M',5,'handler','mięso','X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00];1))&amp;LOWER([.E100]);&quot;ł&quot;;&quot;l&quot;);&quot;ą&quot;;&quot;a&quot;);&quot;ó&quot;;&quot;o&quot;);&quot;ń&quot;;&quot;n&quot;);&quot;ś&quot;;&quot;s&quot;)" office:value-type="string" office:string-value="lostrowski">
            <text:p>lostrowski</text:p>
          </table:table-cell>
          <table:table-cell table:formula="of:=LOWER(LEFT([.D100];1))&amp;ROUND(RAND()*60;0)&amp;RIGHT([.E100];3)&amp;ROUND(RAND()*11;0)" office:value-type="string" office:string-value="ł58ski3">
            <text:p>ł58ski3</text:p>
          </table:table-cell>
          <table:table-cell office:value-type="string">
            <text:p>Łukasz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00]&amp;&quot;','&quot;&amp;[.C100]&amp;&quot;','&quot;&amp;[.D100]&amp;&quot;','&quot;&amp;[.E100]&amp;&quot;','&quot;&amp;[.F100]&amp;&quot;',&quot;&amp;[.G100]&amp;&quot;,'&quot;&amp;[.H100]&amp;&quot;','&quot;&amp;[.I100]&amp;&quot;','&quot;&amp;[.J100]&amp;&quot;');&quot;" office:value-type="string" office:string-value="insert into zawodnicy(login, pass, imie, nazwisko, plec, poziom, pozycja, menu, rozmiar) values ('lostrowski','ł58ski3','Łukasz','Ostrowski','M',8,'handler','mięso','XS');">
            <text:p>insert into zawodnicy(login, pass, imie, nazwisko, plec, poziom, pozycja, menu, rozmiar) values ('lostrowski','ł58ski3','Łukasz','Ostrowski','M',8,'handler','mięso','X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01];1))&amp;LOWER([.E101]);&quot;ł&quot;;&quot;l&quot;);&quot;ą&quot;;&quot;a&quot;);&quot;ó&quot;;&quot;o&quot;);&quot;ń&quot;;&quot;n&quot;);&quot;ś&quot;;&quot;s&quot;)" office:value-type="string" office:string-value="dzajac">
            <text:p>dzajac</text:p>
          </table:table-cell>
          <table:table-cell table:formula="of:=LOWER(LEFT([.D101];1))&amp;ROUND(RAND()*60;0)&amp;RIGHT([.E101];3)&amp;ROUND(RAND()*11;0)" office:value-type="string" office:string-value="d10jąc4">
            <text:p>d10jąc4</text:p>
          </table:table-cell>
          <table:table-cell office:value-type="string">
            <text:p>Damian</text:p>
          </table:table-cell>
          <table:table-cell office:value-type="string">
            <text:p>Zając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01]&amp;&quot;','&quot;&amp;[.C101]&amp;&quot;','&quot;&amp;[.D101]&amp;&quot;','&quot;&amp;[.E101]&amp;&quot;','&quot;&amp;[.F101]&amp;&quot;',&quot;&amp;[.G101]&amp;&quot;,'&quot;&amp;[.H101]&amp;&quot;','&quot;&amp;[.I101]&amp;&quot;','&quot;&amp;[.J101]&amp;&quot;');&quot;" office:value-type="string" office:string-value="insert into zawodnicy(login, pass, imie, nazwisko, plec, poziom, pozycja, menu, rozmiar) values ('dzajac','d10jąc4','Damian','Zając','M',4,'handler','mięso','M');">
            <text:p>insert into zawodnicy(login, pass, imie, nazwisko, plec, poziom, pozycja, menu, rozmiar) values ('dzajac','d10jąc4','Damian','Zając','M',4,'handler','mięso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02];1))&amp;LOWER([.E102]);&quot;ł&quot;;&quot;l&quot;);&quot;ą&quot;;&quot;a&quot;);&quot;ó&quot;;&quot;o&quot;);&quot;ń&quot;;&quot;n&quot;);&quot;ś&quot;;&quot;s&quot;)" office:value-type="string" office:string-value="rjaworski">
            <text:p>rjaworski</text:p>
          </table:table-cell>
          <table:table-cell table:formula="of:=LOWER(LEFT([.D102];1))&amp;ROUND(RAND()*60;0)&amp;RIGHT([.E102];3)&amp;ROUND(RAND()*11;0)" office:value-type="string" office:string-value="r4ski10">
            <text:p>r4ski10</text:p>
          </table:table-cell>
          <table:table-cell office:value-type="string">
            <text:p>Roman</text:p>
          </table:table-cell>
          <table:table-cell office:value-type="string">
            <text:p>Jawor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02]&amp;&quot;','&quot;&amp;[.C102]&amp;&quot;','&quot;&amp;[.D102]&amp;&quot;','&quot;&amp;[.E102]&amp;&quot;','&quot;&amp;[.F102]&amp;&quot;',&quot;&amp;[.G102]&amp;&quot;,'&quot;&amp;[.H102]&amp;&quot;','&quot;&amp;[.I102]&amp;&quot;','&quot;&amp;[.J102]&amp;&quot;');&quot;" office:value-type="string" office:string-value="insert into zawodnicy(login, pass, imie, nazwisko, plec, poziom, pozycja, menu, rozmiar) values ('rjaworski','r4ski10','Roman','Jaworski','M',5,'handler','mięso','L');">
            <text:p>insert into zawodnicy(login, pass, imie, nazwisko, plec, poziom, pozycja, menu, rozmiar) values ('rjaworski','r4ski10','Roman','Jaworski','M',5,'handler','mięso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03];1))&amp;LOWER([.E103]);&quot;ł&quot;;&quot;l&quot;);&quot;ą&quot;;&quot;a&quot;);&quot;ó&quot;;&quot;o&quot;);&quot;ń&quot;;&quot;n&quot;);&quot;ś&quot;;&quot;s&quot;)" office:value-type="string" office:string-value="jwasilewski">
            <text:p>jwasilewski</text:p>
          </table:table-cell>
          <table:table-cell table:formula="of:=LOWER(LEFT([.D103];1))&amp;ROUND(RAND()*60;0)&amp;RIGHT([.E103];3)&amp;ROUND(RAND()*11;0)" office:value-type="string" office:string-value="j51ski4">
            <text:p>j51ski4</text:p>
          </table:table-cell>
          <table:table-cell office:value-type="string">
            <text:p>Jakub</text:p>
          </table:table-cell>
          <table:table-cell office:value-type="string">
            <text:p>Wasile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03]&amp;&quot;','&quot;&amp;[.C103]&amp;&quot;','&quot;&amp;[.D103]&amp;&quot;','&quot;&amp;[.E103]&amp;&quot;','&quot;&amp;[.F103]&amp;&quot;',&quot;&amp;[.G103]&amp;&quot;,'&quot;&amp;[.H103]&amp;&quot;','&quot;&amp;[.I103]&amp;&quot;','&quot;&amp;[.J103]&amp;&quot;');&quot;" office:value-type="string" office:string-value="insert into zawodnicy(login, pass, imie, nazwisko, plec, poziom, pozycja, menu, rozmiar) values ('jwasilewski','j51ski4','Jakub','Wasilewski','M',3,'cutter','mięso','M');">
            <text:p>insert into zawodnicy(login, pass, imie, nazwisko, plec, poziom, pozycja, menu, rozmiar) values ('jwasilewski','j51ski4','Jakub','Wasilewski','M',3,'cutter','mięso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04];1))&amp;LOWER([.E104]);&quot;ł&quot;;&quot;l&quot;);&quot;ą&quot;;&quot;a&quot;);&quot;ó&quot;;&quot;o&quot;);&quot;ń&quot;;&quot;n&quot;);&quot;ś&quot;;&quot;s&quot;)" office:value-type="string" office:string-value="rkalinowski">
            <text:p>rkalinowski</text:p>
          </table:table-cell>
          <table:table-cell table:formula="of:=LOWER(LEFT([.D104];1))&amp;ROUND(RAND()*60;0)&amp;RIGHT([.E104];3)&amp;ROUND(RAND()*11;0)" office:value-type="string" office:string-value="r47ski1">
            <text:p>r47ski1</text:p>
          </table:table-cell>
          <table:table-cell office:value-type="string">
            <text:p>Robert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04]&amp;&quot;','&quot;&amp;[.C104]&amp;&quot;','&quot;&amp;[.D104]&amp;&quot;','&quot;&amp;[.E104]&amp;&quot;','&quot;&amp;[.F104]&amp;&quot;',&quot;&amp;[.G104]&amp;&quot;,'&quot;&amp;[.H104]&amp;&quot;','&quot;&amp;[.I104]&amp;&quot;','&quot;&amp;[.J104]&amp;&quot;');&quot;" office:value-type="string" office:string-value="insert into zawodnicy(login, pass, imie, nazwisko, plec, poziom, pozycja, menu, rozmiar) values ('rkalinowski','r47ski1','Robert','Kalinowski','M',8,'cutter','mięso','S');">
            <text:p>insert into zawodnicy(login, pass, imie, nazwisko, plec, poziom, pozycja, menu, rozmiar) values ('rkalinowski','r47ski1','Robert','Kalinowski','M',8,'cutt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05];1))&amp;LOWER([.E105]);&quot;ł&quot;;&quot;l&quot;);&quot;ą&quot;;&quot;a&quot;);&quot;ó&quot;;&quot;o&quot;);&quot;ń&quot;;&quot;n&quot;);&quot;ś&quot;;&quot;s&quot;)" office:value-type="string" office:string-value="wwieczorek">
            <text:p>wwieczorek</text:p>
          </table:table-cell>
          <table:table-cell table:formula="of:=LOWER(LEFT([.D105];1))&amp;ROUND(RAND()*60;0)&amp;RIGHT([.E105];3)&amp;ROUND(RAND()*11;0)" office:value-type="string" office:string-value="w13rek0">
            <text:p>w13rek0</text:p>
          </table:table-cell>
          <table:table-cell office:value-type="string">
            <text:p>Wojciech</text:p>
          </table:table-cell>
          <table:table-cell office:value-type="string">
            <text:p>Wieczorek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05]&amp;&quot;','&quot;&amp;[.C105]&amp;&quot;','&quot;&amp;[.D105]&amp;&quot;','&quot;&amp;[.E105]&amp;&quot;','&quot;&amp;[.F105]&amp;&quot;',&quot;&amp;[.G105]&amp;&quot;,'&quot;&amp;[.H105]&amp;&quot;','&quot;&amp;[.I105]&amp;&quot;','&quot;&amp;[.J105]&amp;&quot;');&quot;" office:value-type="string" office:string-value="insert into zawodnicy(login, pass, imie, nazwisko, plec, poziom, pozycja, menu, rozmiar) values ('wwieczorek','w13rek0','Wojciech','Wieczorek','M',8,'cutter','mięso','L');">
            <text:p>insert into zawodnicy(login, pass, imie, nazwisko, plec, poziom, pozycja, menu, rozmiar) values ('wwieczorek','w13rek0','Wojciech','Wieczorek','M',8,'cutter','mięso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06];1))&amp;LOWER([.E106]);&quot;ł&quot;;&quot;l&quot;);&quot;ą&quot;;&quot;a&quot;);&quot;ó&quot;;&quot;o&quot;);&quot;ń&quot;;&quot;n&quot;);&quot;ś&quot;;&quot;s&quot;)" office:value-type="string" office:string-value="lrutkowski">
            <text:p>lrutkowski</text:p>
          </table:table-cell>
          <table:table-cell table:formula="of:=LOWER(LEFT([.D106];1))&amp;ROUND(RAND()*60;0)&amp;RIGHT([.E106];3)&amp;ROUND(RAND()*11;0)" office:value-type="string" office:string-value="ł30ski4">
            <text:p>ł30ski4</text:p>
          </table:table-cell>
          <table:table-cell office:value-type="string">
            <text:p>Łukasz</text:p>
          </table:table-cell>
          <table:table-cell office:value-type="string">
            <text:p>Rutko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06]&amp;&quot;','&quot;&amp;[.C106]&amp;&quot;','&quot;&amp;[.D106]&amp;&quot;','&quot;&amp;[.E106]&amp;&quot;','&quot;&amp;[.F106]&amp;&quot;',&quot;&amp;[.G106]&amp;&quot;,'&quot;&amp;[.H106]&amp;&quot;','&quot;&amp;[.I106]&amp;&quot;','&quot;&amp;[.J106]&amp;&quot;');&quot;" office:value-type="string" office:string-value="insert into zawodnicy(login, pass, imie, nazwisko, plec, poziom, pozycja, menu, rozmiar) values ('lrutkowski','ł30ski4','Łukasz','Rutkowski','M',5,'handler','mięso','L');">
            <text:p>insert into zawodnicy(login, pass, imie, nazwisko, plec, poziom, pozycja, menu, rozmiar) values ('lrutkowski','ł30ski4','Łukasz','Rutkowski','M',5,'handler','mięso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07];1))&amp;LOWER([.E107]);&quot;ł&quot;;&quot;l&quot;);&quot;ą&quot;;&quot;a&quot;);&quot;ó&quot;;&quot;o&quot;);&quot;ń&quot;;&quot;n&quot;);&quot;ś&quot;;&quot;s&quot;)" office:value-type="string" office:string-value="rkaczmarek">
            <text:p>rkaczmarek</text:p>
          </table:table-cell>
          <table:table-cell table:formula="of:=LOWER(LEFT([.D107];1))&amp;ROUND(RAND()*60;0)&amp;RIGHT([.E107];3)&amp;ROUND(RAND()*11;0)" office:value-type="string" office:string-value="r36rek7">
            <text:p>r36rek7</text:p>
          </table:table-cell>
          <table:table-cell office:value-type="string">
            <text:p>Roman</text:p>
          </table:table-cell>
          <table:table-cell office:value-type="string">
            <text:p>Kaczmarek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07]&amp;&quot;','&quot;&amp;[.C107]&amp;&quot;','&quot;&amp;[.D107]&amp;&quot;','&quot;&amp;[.E107]&amp;&quot;','&quot;&amp;[.F107]&amp;&quot;',&quot;&amp;[.G107]&amp;&quot;,'&quot;&amp;[.H107]&amp;&quot;','&quot;&amp;[.I107]&amp;&quot;','&quot;&amp;[.J107]&amp;&quot;');&quot;" office:value-type="string" office:string-value="insert into zawodnicy(login, pass, imie, nazwisko, plec, poziom, pozycja, menu, rozmiar) values ('rkaczmarek','r36rek7','Roman','Kaczmarek','M',4,'cutter','mięso','L');">
            <text:p>insert into zawodnicy(login, pass, imie, nazwisko, plec, poziom, pozycja, menu, rozmiar) values ('rkaczmarek','r36rek7','Roman','Kaczmarek','M',4,'cutter','mięso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08];1))&amp;LOWER([.E108]);&quot;ł&quot;;&quot;l&quot;);&quot;ą&quot;;&quot;a&quot;);&quot;ó&quot;;&quot;o&quot;);&quot;ń&quot;;&quot;n&quot;);&quot;ś&quot;;&quot;s&quot;)" office:value-type="string" office:string-value="snowakowski">
            <text:p>snowakowski</text:p>
          </table:table-cell>
          <table:table-cell table:formula="of:=LOWER(LEFT([.D108];1))&amp;ROUND(RAND()*60;0)&amp;RIGHT([.E108];3)&amp;ROUND(RAND()*11;0)" office:value-type="string" office:string-value="s1ski6">
            <text:p>s1ski6</text:p>
          </table:table-cell>
          <table:table-cell office:value-type="string">
            <text:p>Sebastian</text:p>
          </table:table-cell>
          <table:table-cell office:value-type="string">
            <text:p>Nowako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08]&amp;&quot;','&quot;&amp;[.C108]&amp;&quot;','&quot;&amp;[.D108]&amp;&quot;','&quot;&amp;[.E108]&amp;&quot;','&quot;&amp;[.F108]&amp;&quot;',&quot;&amp;[.G108]&amp;&quot;,'&quot;&amp;[.H108]&amp;&quot;','&quot;&amp;[.I108]&amp;&quot;','&quot;&amp;[.J108]&amp;&quot;');&quot;" office:value-type="string" office:string-value="insert into zawodnicy(login, pass, imie, nazwisko, plec, poziom, pozycja, menu, rozmiar) values ('snowakowski','s1ski6','Sebastian','Nowakowski','M',4,'handler','wege','XL');">
            <text:p>insert into zawodnicy(login, pass, imie, nazwisko, plec, poziom, pozycja, menu, rozmiar) values ('snowakowski','s1ski6','Sebastian','Nowakowski','M',4,'handler','wege','X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09];1))&amp;LOWER([.E109]);&quot;ł&quot;;&quot;l&quot;);&quot;ą&quot;;&quot;a&quot;);&quot;ó&quot;;&quot;o&quot;);&quot;ń&quot;;&quot;n&quot;);&quot;ś&quot;;&quot;s&quot;)" office:value-type="string" office:string-value="rmichalak">
            <text:p>rmichalak</text:p>
          </table:table-cell>
          <table:table-cell table:formula="of:=LOWER(LEFT([.D109];1))&amp;ROUND(RAND()*60;0)&amp;RIGHT([.E109];3)&amp;ROUND(RAND()*11;0)" office:value-type="string" office:string-value="r49lak1">
            <text:p>r49lak1</text:p>
          </table:table-cell>
          <table:table-cell office:value-type="string">
            <text:p>Rafał</text:p>
          </table:table-cell>
          <table:table-cell office:value-type="string">
            <text:p>Michalak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09]&amp;&quot;','&quot;&amp;[.C109]&amp;&quot;','&quot;&amp;[.D109]&amp;&quot;','&quot;&amp;[.E109]&amp;&quot;','&quot;&amp;[.F109]&amp;&quot;',&quot;&amp;[.G109]&amp;&quot;,'&quot;&amp;[.H109]&amp;&quot;','&quot;&amp;[.I109]&amp;&quot;','&quot;&amp;[.J109]&amp;&quot;');&quot;" office:value-type="string" office:string-value="insert into zawodnicy(login, pass, imie, nazwisko, plec, poziom, pozycja, menu, rozmiar) values ('rmichalak','r49lak1','Rafał','Michalak','M',10,'cutter','mięso','M');">
            <text:p>insert into zawodnicy(login, pass, imie, nazwisko, plec, poziom, pozycja, menu, rozmiar) values ('rmichalak','r49lak1','Rafał','Michalak','M',10,'cutter','mięso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10];1))&amp;LOWER([.E110]);&quot;ł&quot;;&quot;l&quot;);&quot;ą&quot;;&quot;a&quot;);&quot;ó&quot;;&quot;o&quot;);&quot;ń&quot;;&quot;n&quot;);&quot;ś&quot;;&quot;s&quot;)" office:value-type="string" office:string-value="cjakubowski">
            <text:p>cjakubowski</text:p>
          </table:table-cell>
          <table:table-cell table:formula="of:=LOWER(LEFT([.D110];1))&amp;ROUND(RAND()*60;0)&amp;RIGHT([.E110];3)&amp;ROUND(RAND()*11;0)" office:value-type="string" office:string-value="c32ski1">
            <text:p>c32ski1</text:p>
          </table:table-cell>
          <table:table-cell office:value-type="string">
            <text:p>Czesław</text:p>
          </table:table-cell>
          <table:table-cell office:value-type="string">
            <text:p>Jakubo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10]&amp;&quot;','&quot;&amp;[.C110]&amp;&quot;','&quot;&amp;[.D110]&amp;&quot;','&quot;&amp;[.E110]&amp;&quot;','&quot;&amp;[.F110]&amp;&quot;',&quot;&amp;[.G110]&amp;&quot;,'&quot;&amp;[.H110]&amp;&quot;','&quot;&amp;[.I110]&amp;&quot;','&quot;&amp;[.J110]&amp;&quot;');&quot;" office:value-type="string" office:string-value="insert into zawodnicy(login, pass, imie, nazwisko, plec, poziom, pozycja, menu, rozmiar) values ('cjakubowski','c32ski1','Czesław','Jakubowski','M',3,'cutter','mięso','S');">
            <text:p>insert into zawodnicy(login, pass, imie, nazwisko, plec, poziom, pozycja, menu, rozmiar) values ('cjakubowski','c32ski1','Czesław','Jakubowski','M',3,'cutt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11];1))&amp;LOWER([.E111]);&quot;ł&quot;;&quot;l&quot;);&quot;ą&quot;;&quot;a&quot;);&quot;ó&quot;;&quot;o&quot;);&quot;ń&quot;;&quot;n&quot;);&quot;ś&quot;;&quot;s&quot;)" office:value-type="string" office:string-value="wnowicki">
            <text:p>wnowicki</text:p>
          </table:table-cell>
          <table:table-cell table:formula="of:=LOWER(LEFT([.D111];1))&amp;ROUND(RAND()*60;0)&amp;RIGHT([.E111];3)&amp;ROUND(RAND()*11;0)" office:value-type="string" office:string-value="w29cki9">
            <text:p>w29cki9</text:p>
          </table:table-cell>
          <table:table-cell office:value-type="string">
            <text:p>Wiesław</text:p>
          </table:table-cell>
          <table:table-cell office:value-type="string">
            <text:p>Nowic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11]&amp;&quot;','&quot;&amp;[.C111]&amp;&quot;','&quot;&amp;[.D111]&amp;&quot;','&quot;&amp;[.E111]&amp;&quot;','&quot;&amp;[.F111]&amp;&quot;',&quot;&amp;[.G111]&amp;&quot;,'&quot;&amp;[.H111]&amp;&quot;','&quot;&amp;[.I111]&amp;&quot;','&quot;&amp;[.J111]&amp;&quot;');&quot;" office:value-type="string" office:string-value="insert into zawodnicy(login, pass, imie, nazwisko, plec, poziom, pozycja, menu, rozmiar) values ('wnowicki','w29cki9','Wiesław','Nowicki','M',9,'handler','mięso','XS');">
            <text:p>insert into zawodnicy(login, pass, imie, nazwisko, plec, poziom, pozycja, menu, rozmiar) values ('wnowicki','w29cki9','Wiesław','Nowicki','M',9,'handler','mięso','X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12];1))&amp;LOWER([.E112]);&quot;ł&quot;;&quot;l&quot;);&quot;ą&quot;;&quot;a&quot;);&quot;ó&quot;;&quot;o&quot;);&quot;ń&quot;;&quot;n&quot;);&quot;ś&quot;;&quot;s&quot;)" office:value-type="string" office:string-value="dsokolowski">
            <text:p>dsokolowski</text:p>
          </table:table-cell>
          <table:table-cell table:formula="of:=LOWER(LEFT([.D112];1))&amp;ROUND(RAND()*60;0)&amp;RIGHT([.E112];3)&amp;ROUND(RAND()*11;0)" office:value-type="string" office:string-value="d48ski4">
            <text:p>d48ski4</text:p>
          </table:table-cell>
          <table:table-cell office:value-type="string">
            <text:p>Daniel</text:p>
          </table:table-cell>
          <table:table-cell office:value-type="string">
            <text:p>Sokoło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12]&amp;&quot;','&quot;&amp;[.C112]&amp;&quot;','&quot;&amp;[.D112]&amp;&quot;','&quot;&amp;[.E112]&amp;&quot;','&quot;&amp;[.F112]&amp;&quot;',&quot;&amp;[.G112]&amp;&quot;,'&quot;&amp;[.H112]&amp;&quot;','&quot;&amp;[.I112]&amp;&quot;','&quot;&amp;[.J112]&amp;&quot;');&quot;" office:value-type="string" office:string-value="insert into zawodnicy(login, pass, imie, nazwisko, plec, poziom, pozycja, menu, rozmiar) values ('dsokolowski','d48ski4','Daniel','Sokołowski','M',2,'cutter','mięso','XL');">
            <text:p>insert into zawodnicy(login, pass, imie, nazwisko, plec, poziom, pozycja, menu, rozmiar) values ('dsokolowski','d48ski4','Daniel','Sokołowski','M',2,'cutter','mięso','X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13];1))&amp;LOWER([.E113]);&quot;ł&quot;;&quot;l&quot;);&quot;ą&quot;;&quot;a&quot;);&quot;ó&quot;;&quot;o&quot;);&quot;ń&quot;;&quot;n&quot;);&quot;ś&quot;;&quot;s&quot;)" office:value-type="string" office:string-value="smazurek">
            <text:p>smazurek</text:p>
          </table:table-cell>
          <table:table-cell table:formula="of:=LOWER(LEFT([.D113];1))&amp;ROUND(RAND()*60;0)&amp;RIGHT([.E113];3)&amp;ROUND(RAND()*11;0)" office:value-type="string" office:string-value="s59rek4">
            <text:p>s59rek4</text:p>
          </table:table-cell>
          <table:table-cell office:value-type="string">
            <text:p>Sławomir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13]&amp;&quot;','&quot;&amp;[.C113]&amp;&quot;','&quot;&amp;[.D113]&amp;&quot;','&quot;&amp;[.E113]&amp;&quot;','&quot;&amp;[.F113]&amp;&quot;',&quot;&amp;[.G113]&amp;&quot;,'&quot;&amp;[.H113]&amp;&quot;','&quot;&amp;[.I113]&amp;&quot;','&quot;&amp;[.J113]&amp;&quot;');&quot;" office:value-type="string" office:string-value="insert into zawodnicy(login, pass, imie, nazwisko, plec, poziom, pozycja, menu, rozmiar) values ('smazurek','s59rek4','Sławomir','Mazurek','M',9,'handler','mięso','L');">
            <text:p>insert into zawodnicy(login, pass, imie, nazwisko, plec, poziom, pozycja, menu, rozmiar) values ('smazurek','s59rek4','Sławomir','Mazurek','M',9,'handler','mięso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14];1))&amp;LOWER([.E114]);&quot;ł&quot;;&quot;l&quot;);&quot;ą&quot;;&quot;a&quot;);&quot;ó&quot;;&quot;o&quot;);&quot;ń&quot;;&quot;n&quot;);&quot;ś&quot;;&quot;s&quot;)" office:value-type="string" office:string-value="mzajac">
            <text:p>mzajac</text:p>
          </table:table-cell>
          <table:table-cell table:formula="of:=LOWER(LEFT([.D114];1))&amp;ROUND(RAND()*60;0)&amp;RIGHT([.E114];3)&amp;ROUND(RAND()*11;0)" office:value-type="string" office:string-value="m34jąc10">
            <text:p>m34jąc10</text:p>
          </table:table-cell>
          <table:table-cell office:value-type="string">
            <text:p>Marek</text:p>
          </table:table-cell>
          <table:table-cell office:value-type="string">
            <text:p>Zając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14]&amp;&quot;','&quot;&amp;[.C114]&amp;&quot;','&quot;&amp;[.D114]&amp;&quot;','&quot;&amp;[.E114]&amp;&quot;','&quot;&amp;[.F114]&amp;&quot;',&quot;&amp;[.G114]&amp;&quot;,'&quot;&amp;[.H114]&amp;&quot;','&quot;&amp;[.I114]&amp;&quot;','&quot;&amp;[.J114]&amp;&quot;');&quot;" office:value-type="string" office:string-value="insert into zawodnicy(login, pass, imie, nazwisko, plec, poziom, pozycja, menu, rozmiar) values ('mzajac','m34jąc10','Marek','Zając','M',5,'handler','mięso','S');">
            <text:p>insert into zawodnicy(login, pass, imie, nazwisko, plec, poziom, pozycja, menu, rozmiar) values ('mzajac','m34jąc10','Marek','Zając','M',5,'handl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15];1))&amp;LOWER([.E115]);&quot;ł&quot;;&quot;l&quot;);&quot;ą&quot;;&quot;a&quot;);&quot;ó&quot;;&quot;o&quot;);&quot;ń&quot;;&quot;n&quot;);&quot;ś&quot;;&quot;s&quot;)" office:value-type="string" office:string-value="rlaskowski">
            <text:p>rlaskowski</text:p>
          </table:table-cell>
          <table:table-cell table:formula="of:=LOWER(LEFT([.D115];1))&amp;ROUND(RAND()*60;0)&amp;RIGHT([.E115];3)&amp;ROUND(RAND()*11;0)" office:value-type="string" office:string-value="r5ski4">
            <text:p>r5ski4</text:p>
          </table:table-cell>
          <table:table-cell office:value-type="string">
            <text:p>Ryszard</text:p>
          </table:table-cell>
          <table:table-cell office:value-type="string">
            <text:p>Lasko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15]&amp;&quot;','&quot;&amp;[.C115]&amp;&quot;','&quot;&amp;[.D115]&amp;&quot;','&quot;&amp;[.E115]&amp;&quot;','&quot;&amp;[.F115]&amp;&quot;',&quot;&amp;[.G115]&amp;&quot;,'&quot;&amp;[.H115]&amp;&quot;','&quot;&amp;[.I115]&amp;&quot;','&quot;&amp;[.J115]&amp;&quot;');&quot;" office:value-type="string" office:string-value="insert into zawodnicy(login, pass, imie, nazwisko, plec, poziom, pozycja, menu, rozmiar) values ('rlaskowski','r5ski4','Ryszard','Laskowski','M',3,'handler','mięso','M');">
            <text:p>insert into zawodnicy(login, pass, imie, nazwisko, plec, poziom, pozycja, menu, rozmiar) values ('rlaskowski','r5ski4','Ryszard','Laskowski','M',3,'handler','mięso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16];1))&amp;LOWER([.E116]);&quot;ł&quot;;&quot;l&quot;);&quot;ą&quot;;&quot;a&quot;);&quot;ó&quot;;&quot;o&quot;);&quot;ń&quot;;&quot;n&quot;);&quot;ś&quot;;&quot;s&quot;)" office:value-type="string" office:string-value="jkalinowski">
            <text:p>jkalinowski</text:p>
          </table:table-cell>
          <table:table-cell table:formula="of:=LOWER(LEFT([.D116];1))&amp;ROUND(RAND()*60;0)&amp;RIGHT([.E116];3)&amp;ROUND(RAND()*11;0)" office:value-type="string" office:string-value="j30ski2">
            <text:p>j30ski2</text:p>
          </table:table-cell>
          <table:table-cell office:value-type="string">
            <text:p>Jarosław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16]&amp;&quot;','&quot;&amp;[.C116]&amp;&quot;','&quot;&amp;[.D116]&amp;&quot;','&quot;&amp;[.E116]&amp;&quot;','&quot;&amp;[.F116]&amp;&quot;',&quot;&amp;[.G116]&amp;&quot;,'&quot;&amp;[.H116]&amp;&quot;','&quot;&amp;[.I116]&amp;&quot;','&quot;&amp;[.J116]&amp;&quot;');&quot;" office:value-type="string" office:string-value="insert into zawodnicy(login, pass, imie, nazwisko, plec, poziom, pozycja, menu, rozmiar) values ('jkalinowski','j30ski2','Jarosław','Kalinowski','M',2,'cutter','mięso','XS');">
            <text:p>insert into zawodnicy(login, pass, imie, nazwisko, plec, poziom, pozycja, menu, rozmiar) values ('jkalinowski','j30ski2','Jarosław','Kalinowski','M',2,'cutter','mięso','X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17];1))&amp;LOWER([.E117]);&quot;ł&quot;;&quot;l&quot;);&quot;ą&quot;;&quot;a&quot;);&quot;ó&quot;;&quot;o&quot;);&quot;ń&quot;;&quot;n&quot;);&quot;ś&quot;;&quot;s&quot;)" office:value-type="string" office:string-value="zkowalski">
            <text:p>zkowalski</text:p>
          </table:table-cell>
          <table:table-cell table:formula="of:=LOWER(LEFT([.D117];1))&amp;ROUND(RAND()*60;0)&amp;RIGHT([.E117];3)&amp;ROUND(RAND()*11;0)" office:value-type="string" office:string-value="z24ski1">
            <text:p>z24ski1</text:p>
          </table:table-cell>
          <table:table-cell office:value-type="string">
            <text:p>Zbigniew</text:p>
          </table:table-cell>
          <table:table-cell office:value-type="string">
            <text:p>Kowal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S">
            <text:p>XS</text:p>
          </table:table-cell>
          <table:table-cell table:formula="of:=[.$A$1]&amp;[.B117]&amp;&quot;','&quot;&amp;[.C117]&amp;&quot;','&quot;&amp;[.D117]&amp;&quot;','&quot;&amp;[.E117]&amp;&quot;','&quot;&amp;[.F117]&amp;&quot;',&quot;&amp;[.G117]&amp;&quot;,'&quot;&amp;[.H117]&amp;&quot;','&quot;&amp;[.I117]&amp;&quot;','&quot;&amp;[.J117]&amp;&quot;');&quot;" office:value-type="string" office:string-value="insert into zawodnicy(login, pass, imie, nazwisko, plec, poziom, pozycja, menu, rozmiar) values ('zkowalski','z24ski1','Zbigniew','Kowalski','M',9,'cutter','mięso','XS');">
            <text:p>insert into zawodnicy(login, pass, imie, nazwisko, plec, poziom, pozycja, menu, rozmiar) values ('zkowalski','z24ski1','Zbigniew','Kowalski','M',9,'cutter','mięso','X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18];1))&amp;LOWER([.E118]);&quot;ł&quot;;&quot;l&quot;);&quot;ą&quot;;&quot;a&quot;);&quot;ó&quot;;&quot;o&quot;);&quot;ń&quot;;&quot;n&quot;);&quot;ś&quot;;&quot;s&quot;)" office:value-type="string" office:string-value="cjasinski">
            <text:p>cjasinski</text:p>
          </table:table-cell>
          <table:table-cell table:formula="of:=LOWER(LEFT([.D118];1))&amp;ROUND(RAND()*60;0)&amp;RIGHT([.E118];3)&amp;ROUND(RAND()*11;0)" office:value-type="string" office:string-value="c14ski8">
            <text:p>c14ski8</text:p>
          </table:table-cell>
          <table:table-cell office:value-type="string">
            <text:p>Czesław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18]&amp;&quot;','&quot;&amp;[.C118]&amp;&quot;','&quot;&amp;[.D118]&amp;&quot;','&quot;&amp;[.E118]&amp;&quot;','&quot;&amp;[.F118]&amp;&quot;',&quot;&amp;[.G118]&amp;&quot;,'&quot;&amp;[.H118]&amp;&quot;','&quot;&amp;[.I118]&amp;&quot;','&quot;&amp;[.J118]&amp;&quot;');&quot;" office:value-type="string" office:string-value="insert into zawodnicy(login, pass, imie, nazwisko, plec, poziom, pozycja, menu, rozmiar) values ('cjasinski','c14ski8','Czesław','Jasiński','M',4,'handler','wege','S');">
            <text:p>insert into zawodnicy(login, pass, imie, nazwisko, plec, poziom, pozycja, menu, rozmiar) values ('cjasinski','c14ski8','Czesław','Jasiński','M',4,'handler','wege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19];1))&amp;LOWER([.E119]);&quot;ł&quot;;&quot;l&quot;);&quot;ą&quot;;&quot;a&quot;);&quot;ó&quot;;&quot;o&quot;);&quot;ń&quot;;&quot;n&quot;);&quot;ś&quot;;&quot;s&quot;)" office:value-type="string" office:string-value="dzalewski">
            <text:p>dzalewski</text:p>
          </table:table-cell>
          <table:table-cell table:formula="of:=LOWER(LEFT([.D119];1))&amp;ROUND(RAND()*60;0)&amp;RIGHT([.E119];3)&amp;ROUND(RAND()*11;0)" office:value-type="string" office:string-value="d9ski7">
            <text:p>d9ski7</text:p>
          </table:table-cell>
          <table:table-cell office:value-type="string">
            <text:p>Damian</text:p>
          </table:table-cell>
          <table:table-cell office:value-type="string">
            <text:p>Zale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19]&amp;&quot;','&quot;&amp;[.C119]&amp;&quot;','&quot;&amp;[.D119]&amp;&quot;','&quot;&amp;[.E119]&amp;&quot;','&quot;&amp;[.F119]&amp;&quot;',&quot;&amp;[.G119]&amp;&quot;,'&quot;&amp;[.H119]&amp;&quot;','&quot;&amp;[.I119]&amp;&quot;','&quot;&amp;[.J119]&amp;&quot;');&quot;" office:value-type="string" office:string-value="insert into zawodnicy(login, pass, imie, nazwisko, plec, poziom, pozycja, menu, rozmiar) values ('dzalewski','d9ski7','Damian','Zalewski','M',5,'handler','mięso','S');">
            <text:p>insert into zawodnicy(login, pass, imie, nazwisko, plec, poziom, pozycja, menu, rozmiar) values ('dzalewski','d9ski7','Damian','Zalewski','M',5,'handl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20];1))&amp;LOWER([.E120]);&quot;ł&quot;;&quot;l&quot;);&quot;ą&quot;;&quot;a&quot;);&quot;ó&quot;;&quot;o&quot;);&quot;ń&quot;;&quot;n&quot;);&quot;ś&quot;;&quot;s&quot;)" office:value-type="string" office:string-value="aglowacki">
            <text:p>aglowacki</text:p>
          </table:table-cell>
          <table:table-cell table:formula="of:=LOWER(LEFT([.D120];1))&amp;ROUND(RAND()*60;0)&amp;RIGHT([.E120];3)&amp;ROUND(RAND()*11;0)" office:value-type="string" office:string-value="a49cki3">
            <text:p>a49cki3</text:p>
          </table:table-cell>
          <table:table-cell office:value-type="string">
            <text:p>Andrzej</text:p>
          </table:table-cell>
          <table:table-cell office:value-type="string">
            <text:p>Głowac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20]&amp;&quot;','&quot;&amp;[.C120]&amp;&quot;','&quot;&amp;[.D120]&amp;&quot;','&quot;&amp;[.E120]&amp;&quot;','&quot;&amp;[.F120]&amp;&quot;',&quot;&amp;[.G120]&amp;&quot;,'&quot;&amp;[.H120]&amp;&quot;','&quot;&amp;[.I120]&amp;&quot;','&quot;&amp;[.J120]&amp;&quot;');&quot;" office:value-type="string" office:string-value="insert into zawodnicy(login, pass, imie, nazwisko, plec, poziom, pozycja, menu, rozmiar) values ('aglowacki','a49cki3','Andrzej','Głowacki','M',6,'cutter','mięso','S');">
            <text:p>insert into zawodnicy(login, pass, imie, nazwisko, plec, poziom, pozycja, menu, rozmiar) values ('aglowacki','a49cki3','Andrzej','Głowacki','M',6,'cutt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21];1))&amp;LOWER([.E121]);&quot;ł&quot;;&quot;l&quot;);&quot;ą&quot;;&quot;a&quot;);&quot;ó&quot;;&quot;o&quot;);&quot;ń&quot;;&quot;n&quot;);&quot;ś&quot;;&quot;s&quot;)" office:value-type="string" office:string-value="sszulc">
            <text:p>sszulc</text:p>
          </table:table-cell>
          <table:table-cell table:formula="of:=LOWER(LEFT([.D121];1))&amp;ROUND(RAND()*60;0)&amp;RIGHT([.E121];3)&amp;ROUND(RAND()*11;0)" office:value-type="string" office:string-value="s58ulc2">
            <text:p>s58ulc2</text:p>
          </table:table-cell>
          <table:table-cell office:value-type="string">
            <text:p>Sławomir</text:p>
          </table:table-cell>
          <table:table-cell office:value-type="string">
            <text:p>Szulc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21]&amp;&quot;','&quot;&amp;[.C121]&amp;&quot;','&quot;&amp;[.D121]&amp;&quot;','&quot;&amp;[.E121]&amp;&quot;','&quot;&amp;[.F121]&amp;&quot;',&quot;&amp;[.G121]&amp;&quot;,'&quot;&amp;[.H121]&amp;&quot;','&quot;&amp;[.I121]&amp;&quot;','&quot;&amp;[.J121]&amp;&quot;');&quot;" office:value-type="string" office:string-value="insert into zawodnicy(login, pass, imie, nazwisko, plec, poziom, pozycja, menu, rozmiar) values ('sszulc','s58ulc2','Sławomir','Szulc','M',7,'handler','mięso','S');">
            <text:p>insert into zawodnicy(login, pass, imie, nazwisko, plec, poziom, pozycja, menu, rozmiar) values ('sszulc','s58ulc2','Sławomir','Szulc','M',7,'handl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22];1))&amp;LOWER([.E122]);&quot;ł&quot;;&quot;l&quot;);&quot;ą&quot;;&quot;a&quot;);&quot;ó&quot;;&quot;o&quot;);&quot;ń&quot;;&quot;n&quot;);&quot;ś&quot;;&quot;s&quot;)" office:value-type="string" office:string-value="pandrzejewski">
            <text:p>pandrzejewski</text:p>
          </table:table-cell>
          <table:table-cell table:formula="of:=LOWER(LEFT([.D122];1))&amp;ROUND(RAND()*60;0)&amp;RIGHT([.E122];3)&amp;ROUND(RAND()*11;0)" office:value-type="string" office:string-value="p48ski4">
            <text:p>p48ski4</text:p>
          </table:table-cell>
          <table:table-cell office:value-type="string">
            <text:p>Piotr</text:p>
          </table:table-cell>
          <table:table-cell office:value-type="string">
            <text:p>Andrzeje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22]&amp;&quot;','&quot;&amp;[.C122]&amp;&quot;','&quot;&amp;[.D122]&amp;&quot;','&quot;&amp;[.E122]&amp;&quot;','&quot;&amp;[.F122]&amp;&quot;',&quot;&amp;[.G122]&amp;&quot;,'&quot;&amp;[.H122]&amp;&quot;','&quot;&amp;[.I122]&amp;&quot;','&quot;&amp;[.J122]&amp;&quot;');&quot;" office:value-type="string" office:string-value="insert into zawodnicy(login, pass, imie, nazwisko, plec, poziom, pozycja, menu, rozmiar) values ('pandrzejewski','p48ski4','Piotr','Andrzejewski','M',3,'handler','mięso','L');">
            <text:p>insert into zawodnicy(login, pass, imie, nazwisko, plec, poziom, pozycja, menu, rozmiar) values ('pandrzejewski','p48ski4','Piotr','Andrzejewski','M',3,'handler','mięso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23];1))&amp;LOWER([.E123]);&quot;ł&quot;;&quot;l&quot;);&quot;ą&quot;;&quot;a&quot;);&quot;ó&quot;;&quot;o&quot;);&quot;ń&quot;;&quot;n&quot;);&quot;ś&quot;;&quot;s&quot;)" office:value-type="string" office:string-value="wpawlak">
            <text:p>wpawlak</text:p>
          </table:table-cell>
          <table:table-cell table:formula="of:=LOWER(LEFT([.D123];1))&amp;ROUND(RAND()*60;0)&amp;RIGHT([.E123];3)&amp;ROUND(RAND()*11;0)" office:value-type="string" office:string-value="w43lak10">
            <text:p>w43lak10</text:p>
          </table:table-cell>
          <table:table-cell office:value-type="string">
            <text:p>Władysław</text:p>
          </table:table-cell>
          <table:table-cell office:value-type="string">
            <text:p>Pawlak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23]&amp;&quot;','&quot;&amp;[.C123]&amp;&quot;','&quot;&amp;[.D123]&amp;&quot;','&quot;&amp;[.E123]&amp;&quot;','&quot;&amp;[.F123]&amp;&quot;',&quot;&amp;[.G123]&amp;&quot;,'&quot;&amp;[.H123]&amp;&quot;','&quot;&amp;[.I123]&amp;&quot;','&quot;&amp;[.J123]&amp;&quot;');&quot;" office:value-type="string" office:string-value="insert into zawodnicy(login, pass, imie, nazwisko, plec, poziom, pozycja, menu, rozmiar) values ('wpawlak','w43lak10','Władysław','Pawlak','M',9,'handler','mięso','L');">
            <text:p>insert into zawodnicy(login, pass, imie, nazwisko, plec, poziom, pozycja, menu, rozmiar) values ('wpawlak','w43lak10','Władysław','Pawlak','M',9,'handler','mięso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24];1))&amp;LOWER([.E124]);&quot;ł&quot;;&quot;l&quot;);&quot;ą&quot;;&quot;a&quot;);&quot;ó&quot;;&quot;o&quot;);&quot;ń&quot;;&quot;n&quot;);&quot;ś&quot;;&quot;s&quot;)" office:value-type="string" office:string-value="wlaskowski">
            <text:p>wlaskowski</text:p>
          </table:table-cell>
          <table:table-cell table:formula="of:=LOWER(LEFT([.D124];1))&amp;ROUND(RAND()*60;0)&amp;RIGHT([.E124];3)&amp;ROUND(RAND()*11;0)" office:value-type="string" office:string-value="w31ski3">
            <text:p>w31ski3</text:p>
          </table:table-cell>
          <table:table-cell office:value-type="string">
            <text:p>Waldemar</text:p>
          </table:table-cell>
          <table:table-cell office:value-type="string">
            <text:p>Lasko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24]&amp;&quot;','&quot;&amp;[.C124]&amp;&quot;','&quot;&amp;[.D124]&amp;&quot;','&quot;&amp;[.E124]&amp;&quot;','&quot;&amp;[.F124]&amp;&quot;',&quot;&amp;[.G124]&amp;&quot;,'&quot;&amp;[.H124]&amp;&quot;','&quot;&amp;[.I124]&amp;&quot;','&quot;&amp;[.J124]&amp;&quot;');&quot;" office:value-type="string" office:string-value="insert into zawodnicy(login, pass, imie, nazwisko, plec, poziom, pozycja, menu, rozmiar) values ('wlaskowski','w31ski3','Waldemar','Laskowski','M',3,'handler','mięso','M');">
            <text:p>insert into zawodnicy(login, pass, imie, nazwisko, plec, poziom, pozycja, menu, rozmiar) values ('wlaskowski','w31ski3','Waldemar','Laskowski','M',3,'handler','mięso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25];1))&amp;LOWER([.E125]);&quot;ł&quot;;&quot;l&quot;);&quot;ą&quot;;&quot;a&quot;);&quot;ó&quot;;&quot;o&quot;);&quot;ń&quot;;&quot;n&quot;);&quot;ś&quot;;&quot;s&quot;)" office:value-type="string" office:string-value="jmakowski">
            <text:p>jmakowski</text:p>
          </table:table-cell>
          <table:table-cell table:formula="of:=LOWER(LEFT([.D125];1))&amp;ROUND(RAND()*60;0)&amp;RIGHT([.E125];3)&amp;ROUND(RAND()*11;0)" office:value-type="string" office:string-value="j37ski3">
            <text:p>j37ski3</text:p>
          </table:table-cell>
          <table:table-cell office:value-type="string">
            <text:p>Jan</text:p>
          </table:table-cell>
          <table:table-cell office:value-type="string">
            <text:p>Mako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25]&amp;&quot;','&quot;&amp;[.C125]&amp;&quot;','&quot;&amp;[.D125]&amp;&quot;','&quot;&amp;[.E125]&amp;&quot;','&quot;&amp;[.F125]&amp;&quot;',&quot;&amp;[.G125]&amp;&quot;,'&quot;&amp;[.H125]&amp;&quot;','&quot;&amp;[.I125]&amp;&quot;','&quot;&amp;[.J125]&amp;&quot;');&quot;" office:value-type="string" office:string-value="insert into zawodnicy(login, pass, imie, nazwisko, plec, poziom, pozycja, menu, rozmiar) values ('jmakowski','j37ski3','Jan','Makowski','M',4,'cutter','mięso','L');">
            <text:p>insert into zawodnicy(login, pass, imie, nazwisko, plec, poziom, pozycja, menu, rozmiar) values ('jmakowski','j37ski3','Jan','Makowski','M',4,'cutter','mięso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26];1))&amp;LOWER([.E126]);&quot;ł&quot;;&quot;l&quot;);&quot;ą&quot;;&quot;a&quot;);&quot;ó&quot;;&quot;o&quot;);&quot;ń&quot;;&quot;n&quot;);&quot;ś&quot;;&quot;s&quot;)" office:value-type="string" office:string-value="wmazurek">
            <text:p>wmazurek</text:p>
          </table:table-cell>
          <table:table-cell table:formula="of:=LOWER(LEFT([.D126];1))&amp;ROUND(RAND()*60;0)&amp;RIGHT([.E126];3)&amp;ROUND(RAND()*11;0)" office:value-type="string" office:string-value="w42rek11">
            <text:p>w42rek11</text:p>
          </table:table-cell>
          <table:table-cell office:value-type="string">
            <text:p>Waldemar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XL">
            <text:p>XL</text:p>
          </table:table-cell>
          <table:table-cell table:formula="of:=[.$A$1]&amp;[.B126]&amp;&quot;','&quot;&amp;[.C126]&amp;&quot;','&quot;&amp;[.D126]&amp;&quot;','&quot;&amp;[.E126]&amp;&quot;','&quot;&amp;[.F126]&amp;&quot;',&quot;&amp;[.G126]&amp;&quot;,'&quot;&amp;[.H126]&amp;&quot;','&quot;&amp;[.I126]&amp;&quot;','&quot;&amp;[.J126]&amp;&quot;');&quot;" office:value-type="string" office:string-value="insert into zawodnicy(login, pass, imie, nazwisko, plec, poziom, pozycja, menu, rozmiar) values ('wmazurek','w42rek11','Waldemar','Mazurek','M',4,'cutter','mięso','XL');">
            <text:p>insert into zawodnicy(login, pass, imie, nazwisko, plec, poziom, pozycja, menu, rozmiar) values ('wmazurek','w42rek11','Waldemar','Mazurek','M',4,'cutter','mięso','X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27];1))&amp;LOWER([.E127]);&quot;ł&quot;;&quot;l&quot;);&quot;ą&quot;;&quot;a&quot;);&quot;ó&quot;;&quot;o&quot;);&quot;ń&quot;;&quot;n&quot;);&quot;ś&quot;;&quot;s&quot;)" office:value-type="string" office:string-value="jsadowski">
            <text:p>jsadowski</text:p>
          </table:table-cell>
          <table:table-cell table:formula="of:=LOWER(LEFT([.D127];1))&amp;ROUND(RAND()*60;0)&amp;RIGHT([.E127];3)&amp;ROUND(RAND()*11;0)" office:value-type="string" office:string-value="j37ski7">
            <text:p>j37ski7</text:p>
          </table:table-cell>
          <table:table-cell office:value-type="string">
            <text:p>Jarosław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27]&amp;&quot;','&quot;&amp;[.C127]&amp;&quot;','&quot;&amp;[.D127]&amp;&quot;','&quot;&amp;[.E127]&amp;&quot;','&quot;&amp;[.F127]&amp;&quot;',&quot;&amp;[.G127]&amp;&quot;,'&quot;&amp;[.H127]&amp;&quot;','&quot;&amp;[.I127]&amp;&quot;','&quot;&amp;[.J127]&amp;&quot;');&quot;" office:value-type="string" office:string-value="insert into zawodnicy(login, pass, imie, nazwisko, plec, poziom, pozycja, menu, rozmiar) values ('jsadowski','j37ski7','Jarosław','Sadowski','M',1,'cutter','mięso','S');">
            <text:p>insert into zawodnicy(login, pass, imie, nazwisko, plec, poziom, pozycja, menu, rozmiar) values ('jsadowski','j37ski7','Jarosław','Sadowski','M',1,'cutter','mięso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28];1))&amp;LOWER([.E128]);&quot;ł&quot;;&quot;l&quot;);&quot;ą&quot;;&quot;a&quot;);&quot;ó&quot;;&quot;o&quot;);&quot;ń&quot;;&quot;n&quot;);&quot;ś&quot;;&quot;s&quot;)" office:value-type="string" office:string-value="mjankowski">
            <text:p>mjankowski</text:p>
          </table:table-cell>
          <table:table-cell table:formula="of:=LOWER(LEFT([.D128];1))&amp;ROUND(RAND()*60;0)&amp;RIGHT([.E128];3)&amp;ROUND(RAND()*11;0)" office:value-type="string" office:string-value="m49ski6">
            <text:p>m49ski6</text:p>
          </table:table-cell>
          <table:table-cell office:value-type="string">
            <text:p>Marian</text:p>
          </table:table-cell>
          <table:table-cell office:value-type="string">
            <text:p>Janko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L">
            <text:p>L</text:p>
          </table:table-cell>
          <table:table-cell table:formula="of:=[.$A$1]&amp;[.B128]&amp;&quot;','&quot;&amp;[.C128]&amp;&quot;','&quot;&amp;[.D128]&amp;&quot;','&quot;&amp;[.E128]&amp;&quot;','&quot;&amp;[.F128]&amp;&quot;',&quot;&amp;[.G128]&amp;&quot;,'&quot;&amp;[.H128]&amp;&quot;','&quot;&amp;[.I128]&amp;&quot;','&quot;&amp;[.J128]&amp;&quot;');&quot;" office:value-type="string" office:string-value="insert into zawodnicy(login, pass, imie, nazwisko, plec, poziom, pozycja, menu, rozmiar) values ('mjankowski','m49ski6','Marian','Jankowski','M',7,'cutter','wege','L');">
            <text:p>insert into zawodnicy(login, pass, imie, nazwisko, plec, poziom, pozycja, menu, rozmiar) values ('mjankowski','m49ski6','Marian','Jankowski','M',7,'cutter','wege','L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29];1))&amp;LOWER([.E129]);&quot;ł&quot;;&quot;l&quot;);&quot;ą&quot;;&quot;a&quot;);&quot;ó&quot;;&quot;o&quot;);&quot;ń&quot;;&quot;n&quot;);&quot;ś&quot;;&quot;s&quot;)" office:value-type="string" office:string-value="jwoźniak">
            <text:p>jwoźniak</text:p>
          </table:table-cell>
          <table:table-cell table:formula="of:=LOWER(LEFT([.D129];1))&amp;ROUND(RAND()*60;0)&amp;RIGHT([.E129];3)&amp;ROUND(RAND()*11;0)" office:value-type="string" office:string-value="j12iak4">
            <text:p>j12iak4</text:p>
          </table:table-cell>
          <table:table-cell office:value-type="string">
            <text:p>Jan</text:p>
          </table:table-cell>
          <table:table-cell office:value-type="string">
            <text:p>Woźniak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29]&amp;&quot;','&quot;&amp;[.C129]&amp;&quot;','&quot;&amp;[.D129]&amp;&quot;','&quot;&amp;[.E129]&amp;&quot;','&quot;&amp;[.F129]&amp;&quot;',&quot;&amp;[.G129]&amp;&quot;,'&quot;&amp;[.H129]&amp;&quot;','&quot;&amp;[.I129]&amp;&quot;','&quot;&amp;[.J129]&amp;&quot;');&quot;" office:value-type="string" office:string-value="insert into zawodnicy(login, pass, imie, nazwisko, plec, poziom, pozycja, menu, rozmiar) values ('jwoźniak','j12iak4','Jan','Woźniak','M',9,'cutter','mięso','M');">
            <text:p>insert into zawodnicy(login, pass, imie, nazwisko, plec, poziom, pozycja, menu, rozmiar) values ('jwoźniak','j12iak4','Jan','Woźniak','M',9,'cutter','mięso','M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30];1))&amp;LOWER([.E130]);&quot;ł&quot;;&quot;l&quot;);&quot;ą&quot;;&quot;a&quot;);&quot;ó&quot;;&quot;o&quot;);&quot;ń&quot;;&quot;n&quot;);&quot;ś&quot;;&quot;s&quot;)" office:value-type="string" office:string-value="lwalczak">
            <text:p>lwalczak</text:p>
          </table:table-cell>
          <table:table-cell table:formula="of:=LOWER(LEFT([.D130];1))&amp;ROUND(RAND()*60;0)&amp;RIGHT([.E130];3)&amp;ROUND(RAND()*11;0)" office:value-type="string" office:string-value="ł10zak2">
            <text:p>ł10zak2</text:p>
          </table:table-cell>
          <table:table-cell office:value-type="string">
            <text:p>Łukasz</text:p>
          </table:table-cell>
          <table:table-cell office:value-type="string">
            <text:p>Walczak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M$2:.$N$6];2;0)" office:value-type="string" office:string-value="S">
            <text:p>S</text:p>
          </table:table-cell>
          <table:table-cell table:formula="of:=[.$A$1]&amp;[.B130]&amp;&quot;','&quot;&amp;[.C130]&amp;&quot;','&quot;&amp;[.D130]&amp;&quot;','&quot;&amp;[.E130]&amp;&quot;','&quot;&amp;[.F130]&amp;&quot;',&quot;&amp;[.G130]&amp;&quot;,'&quot;&amp;[.H130]&amp;&quot;','&quot;&amp;[.I130]&amp;&quot;','&quot;&amp;[.J130]&amp;&quot;');&quot;" office:value-type="string" office:string-value="insert into zawodnicy(login, pass, imie, nazwisko, plec, poziom, pozycja, menu, rozmiar) values ('lwalczak','ł10zak2','Łukasz','Walczak','M',2,'cutter','wege','S');">
            <text:p>insert into zawodnicy(login, pass, imie, nazwisko, plec, poziom, pozycja, menu, rozmiar) values ('lwalczak','ł10zak2','Łukasz','Walczak','M',2,'cutter','wege','S');</text:p>
          </table:table-cell>
          <table:table-cell table:number-columns-repeated="3"/>
        </table:table-row>
        <table:table-row table:style-name="ro1">
          <table:table-cell/>
          <table:table-cell table:formula="of:=SUBSTITUTE(SUBSTITUTE(SUBSTITUTE(SUBSTITUTE(SUBSTITUTE(LOWER(LEFT([.D131];1))&amp;LOWER([.E131]);&quot;ł&quot;;&quot;l&quot;);&quot;ą&quot;;&quot;a&quot;);&quot;ó&quot;;&quot;o&quot;);&quot;ń&quot;;&quot;n&quot;);&quot;ś&quot;;&quot;s&quot;)" office:value-type="string" office:string-value="jwrobel">
            <text:p>jwrobel</text:p>
          </table:table-cell>
          <table:table-cell table:formula="of:=LOWER(LEFT([.D131];1))&amp;ROUND(RAND()*60;0)&amp;RIGHT([.E131];3)&amp;ROUND(RAND()*11;0)" office:value-type="string" office:string-value="j51bel9">
            <text:p>j51bel9</text:p>
          </table:table-cell>
          <table:table-cell office:value-type="string">
            <text:p>Jan</text:p>
          </table:table-cell>
          <table:table-cell office:value-type="string">
            <text:p>Wróbel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M$2:.$N$6];2;0)" office:value-type="string" office:string-value="M">
            <text:p>M</text:p>
          </table:table-cell>
          <table:table-cell table:formula="of:=[.$A$1]&amp;[.B131]&amp;&quot;','&quot;&amp;[.C131]&amp;&quot;','&quot;&amp;[.D131]&amp;&quot;','&quot;&amp;[.E131]&amp;&quot;','&quot;&amp;[.F131]&amp;&quot;',&quot;&amp;[.G131]&amp;&quot;,'&quot;&amp;[.H131]&amp;&quot;','&quot;&amp;[.I131]&amp;&quot;','&quot;&amp;[.J131]&amp;&quot;');&quot;" office:value-type="string" office:string-value="insert into zawodnicy(login, pass, imie, nazwisko, plec, poziom, pozycja, menu, rozmiar) values ('jwrobel','j51bel9','Jan','Wróbel','M',6,'handler','mięso','M');">
            <text:p>insert into zawodnicy(login, pass, imie, nazwisko, plec, poziom, pozycja, menu, rozmiar) values ('jwrobel','j51bel9','Jan','Wróbel','M',6,'handler','mięso','M');</text:p>
          </table:table-cell>
          <table:table-cell table:number-columns-repeated="3"/>
        </table:table-row>
      </table:table>
      <table:table table:name="wyniki" table:style-name="ta1" table:print="false">
        <table:table-column table:style-name="co4" table:default-cell-style-name="ce12"/>
        <table:table-column table:style-name="co4" table:number-columns-repeated="3" table:default-cell-style-name="Default"/>
        <table:table-column table:style-name="co23" table:default-cell-style-name="Default"/>
        <table:table-row table:style-name="ro1">
          <table:table-cell table:style-name="ce1" office:value-type="string">
            <text:p>zwycięzca</text:p>
          </table:table-cell>
          <table:table-cell table:style-name="ce1" office:value-type="string">
            <text:p>Pkt1</text:p>
          </table:table-cell>
          <table:table-cell table:style-name="ce1" office:value-type="string">
            <text:p>Pkt2</text:p>
          </table:table-cell>
          <table:table-cell table:style-name="ce1" office:value-type="string">
            <text:p>Id_meczu</text:p>
          </table:table-cell>
          <table:table-cell table:style-name="ce1" office:value-type="string">
            <text:p>Do skopiowania</text:p>
          </table:table-cell>
        </table:table-row>
        <table:table-row table:style-name="ro1">
          <table:table-cell table:formula="of:=RAND()" office:value-type="float" office:value="0.493718337267637">
            <text:p>0,4937183373</text:p>
          </table:table-cell>
          <table:table-cell table:formula="of:=IF([.A2]&lt;0.5;ROUNDDOWN(15*RAND());15)" office:value-type="float" office:value="11">
            <text:p>11</text:p>
          </table:table-cell>
          <table:table-cell table:formula="of:=IF([.A2]&lt;0.5;15;ROUNDDOWN(15*RAND()))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&quot;update mecze set kto_pkt = &quot; &amp; [.B2] &amp; &quot;, z_kim_pkt = &quot; &amp; [.C2]&amp;&quot; where id = &quot; &amp; [.D2] &amp;&quot;;&quot;" office:value-type="string" office:string-value="update mecze set kto_pkt = 11, z_kim_pkt = 15 where id = 1;">
            <text:p>update mecze set kto_pkt = 11, z_kim_pkt = 15 where id = 1;</text:p>
          </table:table-cell>
        </table:table-row>
        <table:table-row table:style-name="ro1">
          <table:table-cell table:formula="of:=RAND()" office:value-type="float" office:value="0.798283614218235">
            <text:p>0,7982836142</text:p>
          </table:table-cell>
          <table:table-cell table:formula="of:=IF([.A3]&lt;0.5;ROUNDDOWN(15*RAND());15)" office:value-type="float" office:value="15">
            <text:p>15</text:p>
          </table:table-cell>
          <table:table-cell table:formula="of:=IF([.A3]&lt;0.5;15;ROUNDDOWN(15*RAND())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&quot;update mecze set kto_pkt = &quot; &amp; [.B3] &amp; &quot;, z_kim_pkt = &quot; &amp; [.C3]&amp;&quot; where id = &quot; &amp; [.D3] &amp;&quot;;&quot;" office:value-type="string" office:string-value="update mecze set kto_pkt = 15, z_kim_pkt = 4 where id = 2;">
            <text:p>update mecze set kto_pkt = 15, z_kim_pkt = 4 where id = 2;</text:p>
          </table:table-cell>
        </table:table-row>
        <table:table-row table:style-name="ro1">
          <table:table-cell table:formula="of:=RAND()" office:value-type="float" office:value="0.283584732562304">
            <text:p>0,2835847326</text:p>
          </table:table-cell>
          <table:table-cell table:formula="of:=IF([.A4]&lt;0.5;ROUNDDOWN(15*RAND());15)" office:value-type="float" office:value="3">
            <text:p>3</text:p>
          </table:table-cell>
          <table:table-cell table:formula="of:=IF([.A4]&lt;0.5;15;ROUNDDOWN(15*RAND()))"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&quot;update mecze set kto_pkt = &quot; &amp; [.B4] &amp; &quot;, z_kim_pkt = &quot; &amp; [.C4]&amp;&quot; where id = &quot; &amp; [.D4] &amp;&quot;;&quot;" office:value-type="string" office:string-value="update mecze set kto_pkt = 3, z_kim_pkt = 15 where id = 3;">
            <text:p>update mecze set kto_pkt = 3, z_kim_pkt = 15 where id = 3;</text:p>
          </table:table-cell>
        </table:table-row>
        <table:table-row table:style-name="ro1">
          <table:table-cell table:formula="of:=RAND()" office:value-type="float" office:value="0.0164176258258522">
            <text:p>0,0164176258</text:p>
          </table:table-cell>
          <table:table-cell table:formula="of:=IF([.A5]&lt;0.5;ROUNDDOWN(15*RAND());15)" office:value-type="float" office:value="3">
            <text:p>3</text:p>
          </table:table-cell>
          <table:table-cell table:formula="of:=IF([.A5]&lt;0.5;15;ROUNDDOWN(15*RAND()))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&quot;update mecze set kto_pkt = &quot; &amp; [.B5] &amp; &quot;, z_kim_pkt = &quot; &amp; [.C5]&amp;&quot; where id = &quot; &amp; [.D5] &amp;&quot;;&quot;" office:value-type="string" office:string-value="update mecze set kto_pkt = 3, z_kim_pkt = 15 where id = 4;">
            <text:p>update mecze set kto_pkt = 3, z_kim_pkt = 15 where id = 4;</text:p>
          </table:table-cell>
        </table:table-row>
        <table:table-row table:style-name="ro1">
          <table:table-cell table:formula="of:=RAND()" office:value-type="float" office:value="0.0493248212151229">
            <text:p>0,0493248212</text:p>
          </table:table-cell>
          <table:table-cell table:formula="of:=IF([.A6]&lt;0.5;ROUNDDOWN(15*RAND());15)" office:value-type="float" office:value="10">
            <text:p>10</text:p>
          </table:table-cell>
          <table:table-cell table:formula="of:=IF([.A6]&lt;0.5;15;ROUNDDOWN(15*RAND()))"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&quot;update mecze set kto_pkt = &quot; &amp; [.B6] &amp; &quot;, z_kim_pkt = &quot; &amp; [.C6]&amp;&quot; where id = &quot; &amp; [.D6] &amp;&quot;;&quot;" office:value-type="string" office:string-value="update mecze set kto_pkt = 10, z_kim_pkt = 15 where id = 5;">
            <text:p>update mecze set kto_pkt = 10, z_kim_pkt = 15 where id = 5;</text:p>
          </table:table-cell>
        </table:table-row>
        <table:table-row table:style-name="ro1">
          <table:table-cell table:formula="of:=RAND()" office:value-type="float" office:value="0.799437780631706">
            <text:p>0,7994377806</text:p>
          </table:table-cell>
          <table:table-cell table:formula="of:=IF([.A7]&lt;0.5;ROUNDDOWN(15*RAND());15)" office:value-type="float" office:value="15">
            <text:p>15</text:p>
          </table:table-cell>
          <table:table-cell table:formula="of:=IF([.A7]&lt;0.5;15;ROUNDDOWN(15*RAND()))"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update mecze set kto_pkt = &quot; &amp; [.B7] &amp; &quot;, z_kim_pkt = &quot; &amp; [.C7]&amp;&quot; where id = &quot; &amp; [.D7] &amp;&quot;;&quot;" office:value-type="string" office:string-value="update mecze set kto_pkt = 15, z_kim_pkt = 9 where id = 6;">
            <text:p>update mecze set kto_pkt = 15, z_kim_pkt = 9 where id = 6;</text:p>
          </table:table-cell>
        </table:table-row>
        <table:table-row table:style-name="ro1">
          <table:table-cell table:formula="of:=RAND()" office:value-type="float" office:value="0.723599477903917">
            <text:p>0,7235994779</text:p>
          </table:table-cell>
          <table:table-cell table:formula="of:=IF([.A8]&lt;0.5;ROUNDDOWN(15*RAND());15)" office:value-type="float" office:value="15">
            <text:p>15</text:p>
          </table:table-cell>
          <table:table-cell table:formula="of:=IF([.A8]&lt;0.5;15;ROUNDDOWN(15*RAND()))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&quot;update mecze set kto_pkt = &quot; &amp; [.B8] &amp; &quot;, z_kim_pkt = &quot; &amp; [.C8]&amp;&quot; where id = &quot; &amp; [.D8] &amp;&quot;;&quot;" office:value-type="string" office:string-value="update mecze set kto_pkt = 15, z_kim_pkt = 8 where id = 7;">
            <text:p>update mecze set kto_pkt = 15, z_kim_pkt = 8 where id = 7;</text:p>
          </table:table-cell>
        </table:table-row>
        <table:table-row table:style-name="ro1">
          <table:table-cell table:formula="of:=RAND()" office:value-type="float" office:value="0.963943672599271">
            <text:p>0,9639436726</text:p>
          </table:table-cell>
          <table:table-cell table:formula="of:=IF([.A9]&lt;0.5;ROUNDDOWN(15*RAND());15)" office:value-type="float" office:value="15">
            <text:p>15</text:p>
          </table:table-cell>
          <table:table-cell table:formula="of:=IF([.A9]&lt;0.5;15;ROUNDDOWN(15*RAND()))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&quot;update mecze set kto_pkt = &quot; &amp; [.B9] &amp; &quot;, z_kim_pkt = &quot; &amp; [.C9]&amp;&quot; where id = &quot; &amp; [.D9] &amp;&quot;;&quot;" office:value-type="string" office:string-value="update mecze set kto_pkt = 15, z_kim_pkt = 2 where id = 8;">
            <text:p>update mecze set kto_pkt = 15, z_kim_pkt = 2 where id = 8;</text:p>
          </table:table-cell>
        </table:table-row>
        <table:table-row table:style-name="ro1">
          <table:table-cell table:formula="of:=RAND()" office:value-type="float" office:value="0.796583441318944">
            <text:p>0,7965834413</text:p>
          </table:table-cell>
          <table:table-cell table:formula="of:=IF([.A10]&lt;0.5;ROUNDDOWN(15*RAND());15)" office:value-type="float" office:value="15">
            <text:p>15</text:p>
          </table:table-cell>
          <table:table-cell table:formula="of:=IF([.A10]&lt;0.5;15;ROUNDDOWN(15*RAND()))"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&quot;update mecze set kto_pkt = &quot; &amp; [.B10] &amp; &quot;, z_kim_pkt = &quot; &amp; [.C10]&amp;&quot; where id = &quot; &amp; [.D10] &amp;&quot;;&quot;" office:value-type="string" office:string-value="update mecze set kto_pkt = 15, z_kim_pkt = 2 where id = 9;">
            <text:p>update mecze set kto_pkt = 15, z_kim_pkt = 2 where id = 9;</text:p>
          </table:table-cell>
        </table:table-row>
        <table:table-row table:style-name="ro1">
          <table:table-cell table:formula="of:=RAND()" office:value-type="float" office:value="0.549570963019505">
            <text:p>0,549570963</text:p>
          </table:table-cell>
          <table:table-cell table:formula="of:=IF([.A11]&lt;0.5;ROUNDDOWN(15*RAND());15)" office:value-type="float" office:value="15">
            <text:p>15</text:p>
          </table:table-cell>
          <table:table-cell table:formula="of:=IF([.A11]&lt;0.5;15;ROUNDDOWN(15*RAND()))"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&quot;update mecze set kto_pkt = &quot; &amp; [.B11] &amp; &quot;, z_kim_pkt = &quot; &amp; [.C11]&amp;&quot; where id = &quot; &amp; [.D11] &amp;&quot;;&quot;" office:value-type="string" office:string-value="update mecze set kto_pkt = 15, z_kim_pkt = 14 where id = 10;">
            <text:p>update mecze set kto_pkt = 15, z_kim_pkt = 14 where id = 10;</text:p>
          </table:table-cell>
        </table:table-row>
        <table:table-row table:style-name="ro1">
          <table:table-cell table:formula="of:=RAND()" office:value-type="float" office:value="0.901890269014984">
            <text:p>0,901890269</text:p>
          </table:table-cell>
          <table:table-cell table:formula="of:=IF([.A12]&lt;0.5;ROUNDDOWN(15*RAND());15)" office:value-type="float" office:value="15">
            <text:p>15</text:p>
          </table:table-cell>
          <table:table-cell table:formula="of:=IF([.A12]&lt;0.5;15;ROUNDDOWN(15*RAND()))" office:value-type="float" office:value="11">
            <text:p>11</text:p>
          </table:table-cell>
          <table:table-cell office:value-type="float" office:value="11">
            <text:p>11</text:p>
          </table:table-cell>
          <table:table-cell table:formula="of:=&quot;update mecze set kto_pkt = &quot; &amp; [.B12] &amp; &quot;, z_kim_pkt = &quot; &amp; [.C12]&amp;&quot; where id = &quot; &amp; [.D12] &amp;&quot;;&quot;" office:value-type="string" office:string-value="update mecze set kto_pkt = 15, z_kim_pkt = 11 where id = 11;">
            <text:p>update mecze set kto_pkt = 15, z_kim_pkt = 11 where id = 11;</text:p>
          </table:table-cell>
        </table:table-row>
        <table:table-row table:style-name="ro1">
          <table:table-cell table:formula="of:=RAND()" office:value-type="float" office:value="0.575649484759197">
            <text:p>0,5756494848</text:p>
          </table:table-cell>
          <table:table-cell table:formula="of:=IF([.A13]&lt;0.5;ROUNDDOWN(15*RAND());15)" office:value-type="float" office:value="15">
            <text:p>15</text:p>
          </table:table-cell>
          <table:table-cell table:formula="of:=IF([.A13]&lt;0.5;15;ROUNDDOWN(15*RAND()))"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&quot;update mecze set kto_pkt = &quot; &amp; [.B13] &amp; &quot;, z_kim_pkt = &quot; &amp; [.C13]&amp;&quot; where id = &quot; &amp; [.D13] &amp;&quot;;&quot;" office:value-type="string" office:string-value="update mecze set kto_pkt = 15, z_kim_pkt = 5 where id = 12;">
            <text:p>update mecze set kto_pkt = 15, z_kim_pkt = 5 where id = 12;</text:p>
          </table:table-cell>
        </table:table-row>
        <table:table-row table:style-name="ro1">
          <table:table-cell table:formula="of:=RAND()" office:value-type="float" office:value="0.341872517485172">
            <text:p>0,3418725175</text:p>
          </table:table-cell>
          <table:table-cell table:formula="of:=IF([.A14]&lt;0.5;ROUNDDOWN(15*RAND());15)" office:value-type="float" office:value="8">
            <text:p>8</text:p>
          </table:table-cell>
          <table:table-cell table:formula="of:=IF([.A14]&lt;0.5;15;ROUNDDOWN(15*RAND()))"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&quot;update mecze set kto_pkt = &quot; &amp; [.B14] &amp; &quot;, z_kim_pkt = &quot; &amp; [.C14]&amp;&quot; where id = &quot; &amp; [.D14] &amp;&quot;;&quot;" office:value-type="string" office:string-value="update mecze set kto_pkt = 8, z_kim_pkt = 15 where id = 13;">
            <text:p>update mecze set kto_pkt = 8, z_kim_pkt = 15 where id = 13;</text:p>
          </table:table-cell>
        </table:table-row>
        <table:table-row table:style-name="ro1">
          <table:table-cell table:formula="of:=RAND()" office:value-type="float" office:value="0.792278092587367">
            <text:p>0,7922780926</text:p>
          </table:table-cell>
          <table:table-cell table:formula="of:=IF([.A15]&lt;0.5;ROUNDDOWN(15*RAND());15)" office:value-type="float" office:value="15">
            <text:p>15</text:p>
          </table:table-cell>
          <table:table-cell table:formula="of:=IF([.A15]&lt;0.5;15;ROUNDDOWN(15*RAND()))"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&quot;update mecze set kto_pkt = &quot; &amp; [.B15] &amp; &quot;, z_kim_pkt = &quot; &amp; [.C15]&amp;&quot; where id = &quot; &amp; [.D15] &amp;&quot;;&quot;" office:value-type="string" office:string-value="update mecze set kto_pkt = 15, z_kim_pkt = 3 where id = 14;">
            <text:p>update mecze set kto_pkt = 15, z_kim_pkt = 3 where id = 14;</text:p>
          </table:table-cell>
        </table:table-row>
        <table:table-row table:style-name="ro1">
          <table:table-cell table:formula="of:=RAND()" office:value-type="float" office:value="0.893256744137034">
            <text:p>0,8932567441</text:p>
          </table:table-cell>
          <table:table-cell table:formula="of:=IF([.A16]&lt;0.5;ROUNDDOWN(15*RAND());15)" office:value-type="float" office:value="15">
            <text:p>15</text:p>
          </table:table-cell>
          <table:table-cell table:formula="of:=IF([.A16]&lt;0.5;15;ROUNDDOWN(15*RAND()))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&quot;update mecze set kto_pkt = &quot; &amp; [.B16] &amp; &quot;, z_kim_pkt = &quot; &amp; [.C16]&amp;&quot; where id = &quot; &amp; [.D16] &amp;&quot;;&quot;" office:value-type="string" office:string-value="update mecze set kto_pkt = 15, z_kim_pkt = 2 where id = 15;">
            <text:p>update mecze set kto_pkt = 15, z_kim_pkt = 2 where id = 15;</text:p>
          </table:table-cell>
        </table:table-row>
        <table:table-row table:style-name="ro1">
          <table:table-cell table:formula="of:=RAND()" office:value-type="float" office:value="0.579195095924661">
            <text:p>0,5791950959</text:p>
          </table:table-cell>
          <table:table-cell table:formula="of:=IF([.A17]&lt;0.5;ROUNDDOWN(15*RAND());15)" office:value-type="float" office:value="15">
            <text:p>15</text:p>
          </table:table-cell>
          <table:table-cell table:formula="of:=IF([.A17]&lt;0.5;15;ROUNDDOWN(15*RAND()))"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&quot;update mecze set kto_pkt = &quot; &amp; [.B17] &amp; &quot;, z_kim_pkt = &quot; &amp; [.C17]&amp;&quot; where id = &quot; &amp; [.D17] &amp;&quot;;&quot;" office:value-type="string" office:string-value="update mecze set kto_pkt = 15, z_kim_pkt = 1 where id = 16;">
            <text:p>update mecze set kto_pkt = 15, z_kim_pkt = 1 where id = 16;</text:p>
          </table:table-cell>
        </table:table-row>
        <table:table-row table:style-name="ro1">
          <table:table-cell table:formula="of:=RAND()" office:value-type="float" office:value="0.972833943087608">
            <text:p>0,9728339431</text:p>
          </table:table-cell>
          <table:table-cell table:formula="of:=IF([.A18]&lt;0.5;ROUNDDOWN(15*RAND());15)" office:value-type="float" office:value="15">
            <text:p>15</text:p>
          </table:table-cell>
          <table:table-cell table:formula="of:=IF([.A18]&lt;0.5;15;ROUNDDOWN(15*RAND()))"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&quot;update mecze set kto_pkt = &quot; &amp; [.B18] &amp; &quot;, z_kim_pkt = &quot; &amp; [.C18]&amp;&quot; where id = &quot; &amp; [.D18] &amp;&quot;;&quot;" office:value-type="string" office:string-value="update mecze set kto_pkt = 15, z_kim_pkt = 7 where id = 17;">
            <text:p>update mecze set kto_pkt = 15, z_kim_pkt = 7 where id = 17;</text:p>
          </table:table-cell>
        </table:table-row>
        <table:table-row table:style-name="ro1">
          <table:table-cell table:formula="of:=RAND()" office:value-type="float" office:value="0.831710053607821">
            <text:p>0,8317100536</text:p>
          </table:table-cell>
          <table:table-cell table:formula="of:=IF([.A19]&lt;0.5;ROUNDDOWN(15*RAND());15)" office:value-type="float" office:value="15">
            <text:p>15</text:p>
          </table:table-cell>
          <table:table-cell table:formula="of:=IF([.A19]&lt;0.5;15;ROUNDDOWN(15*RAND()))"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&quot;update mecze set kto_pkt = &quot; &amp; [.B19] &amp; &quot;, z_kim_pkt = &quot; &amp; [.C19]&amp;&quot; where id = &quot; &amp; [.D19] &amp;&quot;;&quot;" office:value-type="string" office:string-value="update mecze set kto_pkt = 15, z_kim_pkt = 8 where id = 18;">
            <text:p>update mecze set kto_pkt = 15, z_kim_pkt = 8 where id = 18;</text:p>
          </table:table-cell>
        </table:table-row>
        <table:table-row table:style-name="ro1">
          <table:table-cell table:formula="of:=RAND()" office:value-type="float" office:value="0.860846536234021">
            <text:p>0,8608465362</text:p>
          </table:table-cell>
          <table:table-cell table:formula="of:=IF([.A20]&lt;0.5;ROUNDDOWN(15*RAND());15)" office:value-type="float" office:value="15">
            <text:p>15</text:p>
          </table:table-cell>
          <table:table-cell table:formula="of:=IF([.A20]&lt;0.5;15;ROUNDDOWN(15*RAND()))" office:value-type="float" office:value="11">
            <text:p>11</text:p>
          </table:table-cell>
          <table:table-cell office:value-type="float" office:value="19">
            <text:p>19</text:p>
          </table:table-cell>
          <table:table-cell table:formula="of:=&quot;update mecze set kto_pkt = &quot; &amp; [.B20] &amp; &quot;, z_kim_pkt = &quot; &amp; [.C20]&amp;&quot; where id = &quot; &amp; [.D20] &amp;&quot;;&quot;" office:value-type="string" office:string-value="update mecze set kto_pkt = 15, z_kim_pkt = 11 where id = 19;">
            <text:p>update mecze set kto_pkt = 15, z_kim_pkt = 11 where id = 19;</text:p>
          </table:table-cell>
        </table:table-row>
        <table:table-row table:style-name="ro1">
          <table:table-cell table:formula="of:=RAND()" office:value-type="float" office:value="0.668999475659803">
            <text:p>0,6689994757</text:p>
          </table:table-cell>
          <table:table-cell table:formula="of:=IF([.A21]&lt;0.5;ROUNDDOWN(15*RAND());15)" office:value-type="float" office:value="15">
            <text:p>15</text:p>
          </table:table-cell>
          <table:table-cell table:formula="of:=IF([.A21]&lt;0.5;15;ROUNDDOWN(15*RAND()))"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&quot;update mecze set kto_pkt = &quot; &amp; [.B21] &amp; &quot;, z_kim_pkt = &quot; &amp; [.C21]&amp;&quot; where id = &quot; &amp; [.D21] &amp;&quot;;&quot;" office:value-type="string" office:string-value="update mecze set kto_pkt = 15, z_kim_pkt = 13 where id = 20;">
            <text:p>update mecze set kto_pkt = 15, z_kim_pkt = 13 where id = 20;</text:p>
          </table:table-cell>
        </table:table-row>
        <table:table-row table:style-name="ro1">
          <table:table-cell table:formula="of:=RAND()" office:value-type="float" office:value="0.285028447629884">
            <text:p>0,2850284476</text:p>
          </table:table-cell>
          <table:table-cell table:formula="of:=IF([.A22]&lt;0.5;ROUNDDOWN(15*RAND());15)" office:value-type="float" office:value="7">
            <text:p>7</text:p>
          </table:table-cell>
          <table:table-cell table:formula="of:=IF([.A22]&lt;0.5;15;ROUNDDOWN(15*RAND()))"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&quot;update mecze set kto_pkt = &quot; &amp; [.B22] &amp; &quot;, z_kim_pkt = &quot; &amp; [.C22]&amp;&quot; where id = &quot; &amp; [.D22] &amp;&quot;;&quot;" office:value-type="string" office:string-value="update mecze set kto_pkt = 7, z_kim_pkt = 15 where id = 21;">
            <text:p>update mecze set kto_pkt = 7, z_kim_pkt = 15 where id = 21;</text:p>
          </table:table-cell>
        </table:table-row>
        <table:table-row table:style-name="ro1">
          <table:table-cell table:formula="of:=RAND()" office:value-type="float" office:value="0.296779688680544">
            <text:p>0,2967796887</text:p>
          </table:table-cell>
          <table:table-cell table:formula="of:=IF([.A23]&lt;0.5;ROUNDDOWN(15*RAND());15)" office:value-type="float" office:value="12">
            <text:p>12</text:p>
          </table:table-cell>
          <table:table-cell table:formula="of:=IF([.A23]&lt;0.5;15;ROUNDDOWN(15*RAND()))" office:value-type="float" office:value="15">
            <text:p>15</text:p>
          </table:table-cell>
          <table:table-cell office:value-type="float" office:value="22">
            <text:p>22</text:p>
          </table:table-cell>
          <table:table-cell table:formula="of:=&quot;update mecze set kto_pkt = &quot; &amp; [.B23] &amp; &quot;, z_kim_pkt = &quot; &amp; [.C23]&amp;&quot; where id = &quot; &amp; [.D23] &amp;&quot;;&quot;" office:value-type="string" office:string-value="update mecze set kto_pkt = 12, z_kim_pkt = 15 where id = 22;">
            <text:p>update mecze set kto_pkt = 12, z_kim_pkt = 15 where id = 22;</text:p>
          </table:table-cell>
        </table:table-row>
        <table:table-row table:style-name="ro1">
          <table:table-cell table:formula="of:=RAND()" office:value-type="float" office:value="0.41750528733246">
            <text:p>0,4175052873</text:p>
          </table:table-cell>
          <table:table-cell table:formula="of:=IF([.A24]&lt;0.5;ROUNDDOWN(15*RAND());15)" office:value-type="float" office:value="4">
            <text:p>4</text:p>
          </table:table-cell>
          <table:table-cell table:formula="of:=IF([.A24]&lt;0.5;15;ROUNDDOWN(15*RAND()))" office:value-type="float" office:value="15">
            <text:p>15</text:p>
          </table:table-cell>
          <table:table-cell office:value-type="float" office:value="23">
            <text:p>23</text:p>
          </table:table-cell>
          <table:table-cell table:formula="of:=&quot;update mecze set kto_pkt = &quot; &amp; [.B24] &amp; &quot;, z_kim_pkt = &quot; &amp; [.C24]&amp;&quot; where id = &quot; &amp; [.D24] &amp;&quot;;&quot;" office:value-type="string" office:string-value="update mecze set kto_pkt = 4, z_kim_pkt = 15 where id = 23;">
            <text:p>update mecze set kto_pkt = 4, z_kim_pkt = 15 where id = 23;</text:p>
          </table:table-cell>
        </table:table-row>
        <table:table-row table:style-name="ro1">
          <table:table-cell table:formula="of:=RAND()" office:value-type="float" office:value="0.340275350259617">
            <text:p>0,3402753503</text:p>
          </table:table-cell>
          <table:table-cell table:formula="of:=IF([.A25]&lt;0.5;ROUNDDOWN(15*RAND());15)" office:value-type="float" office:value="12">
            <text:p>12</text:p>
          </table:table-cell>
          <table:table-cell table:formula="of:=IF([.A25]&lt;0.5;15;ROUNDDOWN(15*RAND()))" office:value-type="float" office:value="15">
            <text:p>15</text:p>
          </table:table-cell>
          <table:table-cell office:value-type="float" office:value="24">
            <text:p>24</text:p>
          </table:table-cell>
          <table:table-cell table:formula="of:=&quot;update mecze set kto_pkt = &quot; &amp; [.B25] &amp; &quot;, z_kim_pkt = &quot; &amp; [.C25]&amp;&quot; where id = &quot; &amp; [.D25] &amp;&quot;;&quot;" office:value-type="string" office:string-value="update mecze set kto_pkt = 12, z_kim_pkt = 15 where id = 24;">
            <text:p>update mecze set kto_pkt = 12, z_kim_pkt = 15 where id = 24;</text:p>
          </table:table-cell>
        </table:table-row>
        <table:table-row table:style-name="ro1">
          <table:table-cell table:formula="of:=RAND()" office:value-type="float" office:value="0.461727178888395">
            <text:p>0,4617271789</text:p>
          </table:table-cell>
          <table:table-cell table:formula="of:=IF([.A26]&lt;0.5;ROUNDDOWN(15*RAND());15)" office:value-type="float" office:value="14">
            <text:p>14</text:p>
          </table:table-cell>
          <table:table-cell table:formula="of:=IF([.A26]&lt;0.5;15;ROUNDDOWN(15*RAND()))"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&quot;update mecze set kto_pkt = &quot; &amp; [.B26] &amp; &quot;, z_kim_pkt = &quot; &amp; [.C26]&amp;&quot; where id = &quot; &amp; [.D26] &amp;&quot;;&quot;" office:value-type="string" office:string-value="update mecze set kto_pkt = 14, z_kim_pkt = 15 where id = 25;">
            <text:p>update mecze set kto_pkt = 14, z_kim_pkt = 15 where id = 25;</text:p>
          </table:table-cell>
        </table:table-row>
        <table:table-row table:style-name="ro1">
          <table:table-cell table:formula="of:=RAND()" office:value-type="float" office:value="0.379248704295605">
            <text:p>0,3792487043</text:p>
          </table:table-cell>
          <table:table-cell table:formula="of:=IF([.A27]&lt;0.5;ROUNDDOWN(15*RAND());15)" office:value-type="float" office:value="13">
            <text:p>13</text:p>
          </table:table-cell>
          <table:table-cell table:formula="of:=IF([.A27]&lt;0.5;15;ROUNDDOWN(15*RAND()))" office:value-type="float" office:value="15">
            <text:p>15</text:p>
          </table:table-cell>
          <table:table-cell office:value-type="float" office:value="26">
            <text:p>26</text:p>
          </table:table-cell>
          <table:table-cell table:formula="of:=&quot;update mecze set kto_pkt = &quot; &amp; [.B27] &amp; &quot;, z_kim_pkt = &quot; &amp; [.C27]&amp;&quot; where id = &quot; &amp; [.D27] &amp;&quot;;&quot;" office:value-type="string" office:string-value="update mecze set kto_pkt = 13, z_kim_pkt = 15 where id = 26;">
            <text:p>update mecze set kto_pkt = 13, z_kim_pkt = 15 where id = 26;</text:p>
          </table:table-cell>
        </table:table-row>
        <table:table-row table:style-name="ro1">
          <table:table-cell table:formula="of:=RAND()" office:value-type="float" office:value="0.0107615937013179">
            <text:p>0,0107615937</text:p>
          </table:table-cell>
          <table:table-cell table:formula="of:=IF([.A28]&lt;0.5;ROUNDDOWN(15*RAND());15)" office:value-type="float" office:value="4">
            <text:p>4</text:p>
          </table:table-cell>
          <table:table-cell table:formula="of:=IF([.A28]&lt;0.5;15;ROUNDDOWN(15*RAND()))" office:value-type="float" office:value="15">
            <text:p>15</text:p>
          </table:table-cell>
          <table:table-cell office:value-type="float" office:value="27">
            <text:p>27</text:p>
          </table:table-cell>
          <table:table-cell table:formula="of:=&quot;update mecze set kto_pkt = &quot; &amp; [.B28] &amp; &quot;, z_kim_pkt = &quot; &amp; [.C28]&amp;&quot; where id = &quot; &amp; [.D28] &amp;&quot;;&quot;" office:value-type="string" office:string-value="update mecze set kto_pkt = 4, z_kim_pkt = 15 where id = 27;">
            <text:p>update mecze set kto_pkt = 4, z_kim_pkt = 15 where id = 27;</text:p>
          </table:table-cell>
        </table:table-row>
        <table:table-row table:style-name="ro1">
          <table:table-cell table:formula="of:=RAND()" office:value-type="float" office:value="0.325964523712173">
            <text:p>0,3259645237</text:p>
          </table:table-cell>
          <table:table-cell table:formula="of:=IF([.A29]&lt;0.5;ROUNDDOWN(15*RAND());15)" office:value-type="float" office:value="10">
            <text:p>10</text:p>
          </table:table-cell>
          <table:table-cell table:formula="of:=IF([.A29]&lt;0.5;15;ROUNDDOWN(15*RAND()))" office:value-type="float" office:value="15">
            <text:p>15</text:p>
          </table:table-cell>
          <table:table-cell office:value-type="float" office:value="28">
            <text:p>28</text:p>
          </table:table-cell>
          <table:table-cell table:formula="of:=&quot;update mecze set kto_pkt = &quot; &amp; [.B29] &amp; &quot;, z_kim_pkt = &quot; &amp; [.C29]&amp;&quot; where id = &quot; &amp; [.D29] &amp;&quot;;&quot;" office:value-type="string" office:string-value="update mecze set kto_pkt = 10, z_kim_pkt = 15 where id = 28;">
            <text:p>update mecze set kto_pkt = 10, z_kim_pkt = 15 where id = 28;</text:p>
          </table:table-cell>
        </table:table-row>
        <table:table-row table:style-name="ro1">
          <table:table-cell table:formula="of:=RAND()" office:value-type="float" office:value="0.312429703772068">
            <text:p>0,3124297038</text:p>
          </table:table-cell>
          <table:table-cell table:formula="of:=IF([.A30]&lt;0.5;ROUNDDOWN(15*RAND());15)" office:value-type="float" office:value="4">
            <text:p>4</text:p>
          </table:table-cell>
          <table:table-cell table:formula="of:=IF([.A30]&lt;0.5;15;ROUNDDOWN(15*RAND()))" office:value-type="float" office:value="15">
            <text:p>15</text:p>
          </table:table-cell>
          <table:table-cell office:value-type="float" office:value="29">
            <text:p>29</text:p>
          </table:table-cell>
          <table:table-cell table:formula="of:=&quot;update mecze set kto_pkt = &quot; &amp; [.B30] &amp; &quot;, z_kim_pkt = &quot; &amp; [.C30]&amp;&quot; where id = &quot; &amp; [.D30] &amp;&quot;;&quot;" office:value-type="string" office:string-value="update mecze set kto_pkt = 4, z_kim_pkt = 15 where id = 29;">
            <text:p>update mecze set kto_pkt = 4, z_kim_pkt = 15 where id = 29;</text:p>
          </table:table-cell>
        </table:table-row>
        <table:table-row table:style-name="ro1">
          <table:table-cell table:formula="of:=RAND()" office:value-type="float" office:value="0.615944189485163">
            <text:p>0,6159441895</text:p>
          </table:table-cell>
          <table:table-cell table:formula="of:=IF([.A31]&lt;0.5;ROUNDDOWN(15*RAND());15)" office:value-type="float" office:value="15">
            <text:p>15</text:p>
          </table:table-cell>
          <table:table-cell table:formula="of:=IF([.A31]&lt;0.5;15;ROUNDDOWN(15*RAND()))" office:value-type="float" office:value="8">
            <text:p>8</text:p>
          </table:table-cell>
          <table:table-cell office:value-type="float" office:value="30">
            <text:p>30</text:p>
          </table:table-cell>
          <table:table-cell table:formula="of:=&quot;update mecze set kto_pkt = &quot; &amp; [.B31] &amp; &quot;, z_kim_pkt = &quot; &amp; [.C31]&amp;&quot; where id = &quot; &amp; [.D31] &amp;&quot;;&quot;" office:value-type="string" office:string-value="update mecze set kto_pkt = 15, z_kim_pkt = 8 where id = 30;">
            <text:p>update mecze set kto_pkt = 15, z_kim_pkt = 8 where id = 30;</text:p>
          </table:table-cell>
        </table:table-row>
        <table:table-row table:style-name="ro1">
          <table:table-cell table:formula="of:=RAND()" office:value-type="float" office:value="0.455140389269218">
            <text:p>0,4551403893</text:p>
          </table:table-cell>
          <table:table-cell table:formula="of:=IF([.A32]&lt;0.5;ROUNDDOWN(15*RAND());15)" office:value-type="float" office:value="11">
            <text:p>11</text:p>
          </table:table-cell>
          <table:table-cell table:formula="of:=IF([.A32]&lt;0.5;15;ROUNDDOWN(15*RAND()))" office:value-type="float" office:value="15">
            <text:p>15</text:p>
          </table:table-cell>
          <table:table-cell office:value-type="float" office:value="31">
            <text:p>31</text:p>
          </table:table-cell>
          <table:table-cell table:formula="of:=&quot;update mecze set kto_pkt = &quot; &amp; [.B32] &amp; &quot;, z_kim_pkt = &quot; &amp; [.C32]&amp;&quot; where id = &quot; &amp; [.D32] &amp;&quot;;&quot;" office:value-type="string" office:string-value="update mecze set kto_pkt = 11, z_kim_pkt = 15 where id = 31;">
            <text:p>update mecze set kto_pkt = 11, z_kim_pkt = 15 where id = 31;</text:p>
          </table:table-cell>
        </table:table-row>
        <table:table-row table:style-name="ro1">
          <table:table-cell table:formula="of:=RAND()" office:value-type="float" office:value="0.219225545180961">
            <text:p>0,2192255452</text:p>
          </table:table-cell>
          <table:table-cell table:formula="of:=IF([.A33]&lt;0.5;ROUNDDOWN(15*RAND());15)" office:value-type="float" office:value="6">
            <text:p>6</text:p>
          </table:table-cell>
          <table:table-cell table:formula="of:=IF([.A33]&lt;0.5;15;ROUNDDOWN(15*RAND()))"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&quot;update mecze set kto_pkt = &quot; &amp; [.B33] &amp; &quot;, z_kim_pkt = &quot; &amp; [.C33]&amp;&quot; where id = &quot; &amp; [.D33] &amp;&quot;;&quot;" office:value-type="string" office:string-value="update mecze set kto_pkt = 6, z_kim_pkt = 15 where id = 32;">
            <text:p>update mecze set kto_pkt = 6, z_kim_pkt = 15 where id = 32;</text:p>
          </table:table-cell>
        </table:table-row>
      </table:table>
      <table:table table:name="systemy" table:style-name="ta1" table:print="false">
        <table:table-column table:style-name="co4" table:number-columns-repeated="2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3" table:default-cell-style-name="ce6"/>
        <table:table-column table:style-name="co4" table:number-columns-repeated="4" table:default-cell-style-name="ce7"/>
        <table:table-column table:style-name="co4" table:number-columns-repeated="2" table:default-cell-style-name="ce1"/>
        <table:table-column table:style-name="co14" table:default-cell-style-name="Default"/>
        <table:table-column table:style-name="co15" table:default-cell-style-name="ce1"/>
        <table:table-column table:style-name="co4" table:default-cell-style-name="Default"/>
        <table:table-column table:style-name="co4" table:default-cell-style-name="ce6"/>
        <table:table-column table:style-name="co16" table:default-cell-style-name="Default"/>
        <table:table-column table:style-name="co4" table:number-columns-repeated="1003" table:default-cell-style-name="Default"/>
        <table:table-row table:style-name="ro2">
          <table:table-cell table:style-name="ce5" office:value-type="string">
            <text:p>Ile drużyn</text:p>
          </table:table-cell>
          <table:table-cell table:style-name="ce5" office:value-type="string">
            <text:p>Ile grup</text:p>
          </table:table-cell>
          <table:table-cell table:style-name="ce5" office:value-type="string">
            <text:p>Ile druzyn w grupie</text:p>
          </table:table-cell>
          <table:table-cell table:style-name="ce5" office:value-type="string">
            <text:p>Ile meczów w grupie bez rewanży</text:p>
          </table:table-cell>
          <table:table-cell table:style-name="ce5" office:value-type="string">
            <text:p>Ile meczów w grupie z rewanżami</text:p>
          </table:table-cell>
          <table:table-cell table:style-name="ce5" office:value-type="string">
            <text:p>Ilość meczów bez rewanży w fazie grupowej</text:p>
          </table:table-cell>
          <table:table-cell table:style-name="ce5" office:value-type="string">
            <text:p>Ilość meczów z rewanżami w fazie grupowej</text:p>
          </table:table-cell>
          <table:table-cell table:style-name="ce5" office:value-type="string">
            <text:p>1/4 finału</text:p>
          </table:table-cell>
          <table:table-cell table:style-name="ce5" office:value-type="string">
            <text:p>Półfinał</text:p>
          </table:table-cell>
          <table:table-cell table:style-name="ce5" office:value-type="string">
            <text:p>Finał</text:p>
          </table:table-cell>
          <table:table-cell table:style-name="ce5" office:value-type="string">
            <text:p>TEST: Która faza najbliższa?</text:p>
          </table:table-cell>
          <table:table-cell table:style-name="ce5" office:value-type="string">
            <text:p>TEST: ile drużyn w fazie po grupowej</text:p>
          </table:table-cell>
          <table:table-cell table:style-name="ce5" office:value-type="string">
            <text:p>ile drużyn na pewno wychodzi z grupy?</text:p>
          </table:table-cell>
          <table:table-cell table:style-name="ce5" office:value-type="string">
            <text:p>ile drużyn wychodzi poza tymi oczywistymi?</text:p>
          </table:table-cell>
          <table:table-cell table:style-name="ce5" office:value-type="string">
            <text:p>SUMA MECZÓW bez rewanżów</text:p>
          </table:table-cell>
          <table:table-cell table:style-name="ce5" office:value-type="string">
            <text:p>SUMA MECZÓW z rewanżami</text:p>
          </table:table-cell>
          <table:table-cell table:style-name="ce5" office:value-type="string">
            <text:p>Średnia ilość meczów na drużynę bez rewanżów</text:p>
          </table:table-cell>
          <table:table-cell table:style-name="ce5" office:value-type="string">
            <text:p>Średnia ilość meczów na drużynę z rewanżami</text:p>
          </table:table-cell>
          <table:table-cell table:style-name="ce5" office:value-type="string">
            <text:p>Polecany zestaw</text:p>
          </table:table-cell>
          <table:table-cell table:style-name="ce8" office:value-type="string">
            <text:p>Rewanże</text:p>
          </table:table-cell>
          <table:table-cell table:style-name="ce5" office:value-type="string">
            <text:p>Do skopiowania</text:p>
          </table:table-cell>
          <table:table-cell table:style-name="ce9" table:number-columns-repeated="100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]/[.B2]" office:value-type="float" office:value="4">
            <text:p>4</text:p>
          </table:table-cell>
          <table:table-cell table:formula="of:=([.C2]^2-[.C2])/2" office:value-type="float" office:value="6">
            <text:p>6</text:p>
          </table:table-cell>
          <table:table-cell table:formula="of:=[.D2]*2" office:value-type="float" office:value="12">
            <text:p>12</text:p>
          </table:table-cell>
          <table:table-cell table:formula="of:=[.B2]*[.D2]" office:value-type="float" office:value="6">
            <text:p>6</text:p>
          </table:table-cell>
          <table:table-cell table:formula="of:=[.F2]*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H2]=0;IF([.I2]=0;&quot;finał&quot;;&quot;półfinał&quot;);&quot;ćwierćfinał&quot;)" office:value-type="string" office:string-value="finał">
            <text:p>finał</text:p>
          </table:table-cell>
          <table:table-cell table:formula="of:=IF([.K2]=&quot;finał&quot;;2;IF([.K2]=&quot;półfinał&quot;;4;8))" office:value-type="float" office:value="2">
            <text:p>2</text:p>
          </table:table-cell>
          <table:table-cell table:formula="of:=ROUNDDOWN([.L2]/[.B2])" office:value-type="float" office:value="2">
            <text:p>2</text:p>
          </table:table-cell>
          <table:table-cell table:formula="of:=[.L2]-[.M2]*[.B2]" office:value-type="float" office:value="0">
            <text:p>0</text:p>
          </table:table-cell>
          <table:table-cell table:formula="of:=[.F2]+[.H2]+[.I2]+[.J2]" office:value-type="float" office:value="8">
            <text:p>8</text:p>
          </table:table-cell>
          <table:table-cell table:formula="of:=[.G2]+[.H2]+[.I2]+[.J2]" office:value-type="float" office:value="14">
            <text:p>14</text:p>
          </table:table-cell>
          <table:table-cell table:formula="of:=2*[.O2]/[.A2]" office:value-type="float" office:value="4">
            <text:p>4</text:p>
          </table:table-cell>
          <table:table-cell table:formula="of:=2*[.P2]/[.A2]" office:value-type="float" office:value="7">
            <text:p>7</text:p>
          </table:table-cell>
          <table:table-cell table:formula="of:=[.R2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2]&amp;&quot;,&quot;&amp;[.B2]&amp;&quot;,&quot;&amp;[.H2]&amp;&quot;,&quot;&amp;[.I2]&amp;&quot;,&quot;&amp;[.J2]&amp;&quot;,&quot;&amp;[.T2]&amp;&quot;);&quot;" office:value-type="string" office:string-value="insert into systemy(ilosc_druz, ilosc_gr, ilosc_cwierc, ilosc_pol, ilosc_final, rewanze) values(4,1,0,0,2,1);">
            <text:p>insert into systemy(ilosc_druz, ilosc_gr, ilosc_cwierc, ilosc_pol, ilosc_final, rewanze) values(4,1,0,0,2,1);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3]/[.B3]" office:value-type="float" office:value="5">
            <text:p>5</text:p>
          </table:table-cell>
          <table:table-cell table:formula="of:=([.C3]^2-[.C3])/2" office:value-type="float" office:value="10">
            <text:p>10</text:p>
          </table:table-cell>
          <table:table-cell table:formula="of:=[.D3]*2" office:value-type="float" office:value="20">
            <text:p>20</text:p>
          </table:table-cell>
          <table:table-cell table:formula="of:=[.B3]*[.D3]" office:value-type="float" office:value="10">
            <text:p>10</text:p>
          </table:table-cell>
          <table:table-cell table:formula="of:=[.F3]*2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H3]=0;IF([.I3]=0;&quot;finał&quot;;&quot;półfinał&quot;);&quot;ćwierćfinał&quot;)" office:value-type="string" office:string-value="finał">
            <text:p>finał</text:p>
          </table:table-cell>
          <table:table-cell table:formula="of:=IF([.K3]=&quot;finał&quot;;2;IF([.K3]=&quot;półfinał&quot;;4;8))" office:value-type="float" office:value="2">
            <text:p>2</text:p>
          </table:table-cell>
          <table:table-cell table:formula="of:=ROUNDDOWN([.L3]/[.B3])" office:value-type="float" office:value="2">
            <text:p>2</text:p>
          </table:table-cell>
          <table:table-cell table:formula="of:=[.L3]-[.M3]*[.B3]" office:value-type="float" office:value="0">
            <text:p>0</text:p>
          </table:table-cell>
          <table:table-cell table:formula="of:=[.F3]+[.H3]+[.I3]+[.J3]" office:value-type="float" office:value="12">
            <text:p>12</text:p>
          </table:table-cell>
          <table:table-cell table:formula="of:=[.G3]+[.H3]+[.I3]+[.J3]" office:value-type="float" office:value="22">
            <text:p>22</text:p>
          </table:table-cell>
          <table:table-cell table:formula="of:=2*[.O3]/[.A3]" office:value-type="float" office:value="4.8">
            <text:p>4,8</text:p>
          </table:table-cell>
          <table:table-cell table:formula="of:=2*[.P3]/[.A3]" office:value-type="float" office:value="8.8">
            <text:p>8,8</text:p>
          </table:table-cell>
          <table:table-cell table:formula="of:=[.R3]" office:value-type="float" office:value="8.8">
            <text:p>8,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3]&amp;&quot;,&quot;&amp;[.B3]&amp;&quot;,&quot;&amp;[.H3]&amp;&quot;,&quot;&amp;[.I3]&amp;&quot;,&quot;&amp;[.J3]&amp;&quot;,&quot;&amp;[.T3]&amp;&quot;);&quot;" office:value-type="string" office:string-value="insert into systemy(ilosc_druz, ilosc_gr, ilosc_cwierc, ilosc_pol, ilosc_final, rewanze) values(5,1,0,0,2,1);">
            <text:p>insert into systemy(ilosc_druz, ilosc_gr, ilosc_cwierc, ilosc_pol, ilosc_final, rewanze) values(5,1,0,0,2,1);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4]/[.B4]" office:value-type="float" office:value="6">
            <text:p>6</text:p>
          </table:table-cell>
          <table:table-cell table:formula="of:=([.C4]^2-[.C4])/2" office:value-type="float" office:value="15">
            <text:p>15</text:p>
          </table:table-cell>
          <table:table-cell table:formula="of:=[.D4]*2" office:value-type="float" office:value="30">
            <text:p>30</text:p>
          </table:table-cell>
          <table:table-cell table:formula="of:=[.B4]*[.D4]" office:value-type="float" office:value="15">
            <text:p>15</text:p>
          </table:table-cell>
          <table:table-cell table:formula="of:=[.F4]*2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F([.H4]=0;IF([.I4]=0;&quot;finał&quot;;&quot;półfinał&quot;);&quot;ćwierćfinał&quot;)" office:value-type="string" office:string-value="finał">
            <text:p>finał</text:p>
          </table:table-cell>
          <table:table-cell table:formula="of:=IF([.K4]=&quot;finał&quot;;2;IF([.K4]=&quot;półfinał&quot;;4;8))" office:value-type="float" office:value="2">
            <text:p>2</text:p>
          </table:table-cell>
          <table:table-cell table:formula="of:=ROUNDDOWN([.L4]/[.B4])" office:value-type="float" office:value="2">
            <text:p>2</text:p>
          </table:table-cell>
          <table:table-cell table:formula="of:=[.L4]-[.M4]*[.B4]" office:value-type="float" office:value="0">
            <text:p>0</text:p>
          </table:table-cell>
          <table:table-cell table:formula="of:=[.F4]+[.H4]+[.I4]+[.J4]" office:value-type="float" office:value="18">
            <text:p>18</text:p>
          </table:table-cell>
          <table:table-cell table:formula="of:=[.G4]+[.H4]+[.I4]+[.J4]" office:value-type="float" office:value="33">
            <text:p>33</text:p>
          </table:table-cell>
          <table:table-cell table:style-name="ce1" table:formula="of:=2*[.O4]/[.A4]" office:value-type="float" office:value="6">
            <text:p>6</text:p>
          </table:table-cell>
          <table:table-cell table:style-name="Default" table:formula="of:=2*[.P4]/[.A4]" office:value-type="float" office:value="11">
            <text:p>11</text:p>
          </table:table-cell>
          <table:table-cell table:formula="of:=[.Q4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4]&amp;&quot;,&quot;&amp;[.B4]&amp;&quot;,&quot;&amp;[.H4]&amp;&quot;,&quot;&amp;[.I4]&amp;&quot;,&quot;&amp;[.J4]&amp;&quot;,&quot;&amp;[.T4]&amp;&quot;);&quot;" office:value-type="string" office:string-value="insert into systemy(ilosc_druz, ilosc_gr, ilosc_cwierc, ilosc_pol, ilosc_final, rewanze) values(6,1,0,0,3,0);">
            <text:p>insert into systemy(ilosc_druz, ilosc_gr, ilosc_cwierc, ilosc_pol, ilosc_final, rewanze) values(6,1,0,0,3,0);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A5]/[.B5]" office:value-type="float" office:value="3">
            <text:p>3</text:p>
          </table:table-cell>
          <table:table-cell table:formula="of:=([.C5]^2-[.C5])/2" office:value-type="float" office:value="3">
            <text:p>3</text:p>
          </table:table-cell>
          <table:table-cell table:formula="of:=[.D5]*2" office:value-type="float" office:value="6">
            <text:p>6</text:p>
          </table:table-cell>
          <table:table-cell table:formula="of:=[.B5]*[.D5]" office:value-type="float" office:value="6">
            <text:p>6</text:p>
          </table:table-cell>
          <table:table-cell table:formula="of:=[.F5]*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F([.H5]=0;IF([.I5]=0;&quot;finał&quot;;&quot;półfinał&quot;);&quot;ćwierćfinał&quot;)" office:value-type="string" office:string-value="finał">
            <text:p>finał</text:p>
          </table:table-cell>
          <table:table-cell table:formula="of:=IF([.K5]=&quot;finał&quot;;2;IF([.K5]=&quot;półfinał&quot;;4;8))" office:value-type="float" office:value="2">
            <text:p>2</text:p>
          </table:table-cell>
          <table:table-cell table:formula="of:=ROUNDDOWN([.L5]/[.B5])" office:value-type="float" office:value="1">
            <text:p>1</text:p>
          </table:table-cell>
          <table:table-cell table:formula="of:=[.L5]-[.M5]*[.B5]" office:value-type="float" office:value="0">
            <text:p>0</text:p>
          </table:table-cell>
          <table:table-cell table:formula="of:=[.F5]+[.H5]+[.I5]+[.J5]" office:value-type="float" office:value="9">
            <text:p>9</text:p>
          </table:table-cell>
          <table:table-cell table:formula="of:=[.G5]+[.H5]+[.I5]+[.J5]" office:value-type="float" office:value="15">
            <text:p>15</text:p>
          </table:table-cell>
          <table:table-cell table:formula="of:=2*[.O5]/[.A5]" office:value-type="float" office:value="3">
            <text:p>3</text:p>
          </table:table-cell>
          <table:table-cell table:formula="of:=2*[.P5]/[.A5]" office:value-type="float" office:value="5">
            <text:p>5</text:p>
          </table:table-cell>
          <table:table-cell table:formula="of:=[.R5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5]&amp;&quot;,&quot;&amp;[.B5]&amp;&quot;,&quot;&amp;[.H5]&amp;&quot;,&quot;&amp;[.I5]&amp;&quot;,&quot;&amp;[.J5]&amp;&quot;,&quot;&amp;[.T5]&amp;&quot;);&quot;" office:value-type="string" office:string-value="insert into systemy(ilosc_druz, ilosc_gr, ilosc_cwierc, ilosc_pol, ilosc_final, rewanze) values(6,2,0,0,3,1);">
            <text:p>insert into systemy(ilosc_druz, ilosc_gr, ilosc_cwierc, ilosc_pol, ilosc_final, rewanze) values(6,2,0,0,3,1);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A6]/[.B6]" office:value-type="float" office:value="4">
            <text:p>4</text:p>
          </table:table-cell>
          <table:table-cell table:formula="of:=([.C6]^2-[.C6])/2" office:value-type="float" office:value="6">
            <text:p>6</text:p>
          </table:table-cell>
          <table:table-cell table:formula="of:=[.D6]*2" office:value-type="float" office:value="12">
            <text:p>12</text:p>
          </table:table-cell>
          <table:table-cell table:formula="of:=[.B6]*[.D6]" office:value-type="float" office:value="12">
            <text:p>12</text:p>
          </table:table-cell>
          <table:table-cell table:formula="of:=[.F6]*2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formula="of:=IF([.H6]=0;IF([.I6]=0;&quot;finał&quot;;&quot;półfinał&quot;);&quot;ćwierćfinał&quot;)" office:value-type="string" office:string-value="półfinał">
            <text:p>półfinał</text:p>
          </table:table-cell>
          <table:table-cell table:formula="of:=IF([.K6]=&quot;finał&quot;;2;IF([.K6]=&quot;półfinał&quot;;4;8))" office:value-type="float" office:value="4">
            <text:p>4</text:p>
          </table:table-cell>
          <table:table-cell table:formula="of:=ROUNDDOWN([.L6]/[.B6])" office:value-type="float" office:value="2">
            <text:p>2</text:p>
          </table:table-cell>
          <table:table-cell table:formula="of:=[.L6]-[.M6]*[.B6]" office:value-type="float" office:value="0">
            <text:p>0</text:p>
          </table:table-cell>
          <table:table-cell table:formula="of:=[.F6]+[.H6]+[.I6]+[.J6]" office:value-type="float" office:value="20">
            <text:p>20</text:p>
          </table:table-cell>
          <table:table-cell table:formula="of:=[.G6]+[.H6]+[.I6]+[.J6]" office:value-type="float" office:value="32">
            <text:p>32</text:p>
          </table:table-cell>
          <table:table-cell table:formula="of:=2*[.O6]/[.A6]" office:value-type="float" office:value="5">
            <text:p>5</text:p>
          </table:table-cell>
          <table:table-cell table:formula="of:=2*[.P6]/[.A6]" office:value-type="float" office:value="8">
            <text:p>8</text:p>
          </table:table-cell>
          <table:table-cell table:formula="of:=[.R6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6]&amp;&quot;,&quot;&amp;[.B6]&amp;&quot;,&quot;&amp;[.H6]&amp;&quot;,&quot;&amp;[.I6]&amp;&quot;,&quot;&amp;[.J6]&amp;&quot;,&quot;&amp;[.T6]&amp;&quot;);&quot;" office:value-type="string" office:string-value="insert into systemy(ilosc_druz, ilosc_gr, ilosc_cwierc, ilosc_pol, ilosc_final, rewanze) values(8,2,0,4,4,1);">
            <text:p>insert into systemy(ilosc_druz, ilosc_gr, ilosc_cwierc, ilosc_pol, ilosc_final, rewanze) values(8,2,0,4,4,1);</text:p>
          </table:table-cell>
          <table:table-cell table:number-columns-repeated="100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A7]/[.B7]" office:value-type="float" office:value="3">
            <text:p>3</text:p>
          </table:table-cell>
          <table:table-cell table:formula="of:=([.C7]^2-[.C7])/2" office:value-type="float" office:value="3">
            <text:p>3</text:p>
          </table:table-cell>
          <table:table-cell table:formula="of:=[.D7]*2" office:value-type="float" office:value="6">
            <text:p>6</text:p>
          </table:table-cell>
          <table:table-cell table:formula="of:=[.B7]*[.D7]" office:value-type="float" office:value="9">
            <text:p>9</text:p>
          </table:table-cell>
          <table:table-cell table:formula="of:=[.F7]*2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formula="of:=IF([.H7]=0;IF([.I7]=0;&quot;finał&quot;;&quot;półfinał&quot;);&quot;ćwierćfinał&quot;)" office:value-type="string" office:string-value="półfinał">
            <text:p>półfinał</text:p>
          </table:table-cell>
          <table:table-cell table:formula="of:=IF([.K7]=&quot;finał&quot;;2;IF([.K7]=&quot;półfinał&quot;;4;8))" office:value-type="float" office:value="4">
            <text:p>4</text:p>
          </table:table-cell>
          <table:table-cell table:formula="of:=ROUNDDOWN([.L7]/[.B7])" office:value-type="float" office:value="1">
            <text:p>1</text:p>
          </table:table-cell>
          <table:table-cell table:formula="of:=[.L7]-[.M7]*[.B7]" office:value-type="float" office:value="1">
            <text:p>1</text:p>
          </table:table-cell>
          <table:table-cell table:formula="of:=[.F7]+[.H7]+[.I7]+[.J7]" office:value-type="float" office:value="17">
            <text:p>17</text:p>
          </table:table-cell>
          <table:table-cell table:formula="of:=[.G7]+[.H7]+[.I7]+[.J7]" office:value-type="float" office:value="26">
            <text:p>26</text:p>
          </table:table-cell>
          <table:table-cell table:formula="of:=2*[.O7]/[.A7]" office:value-type="float" office:value="3.77777777777778">
            <text:p>3,7777777778</text:p>
          </table:table-cell>
          <table:table-cell table:formula="of:=2*[.P7]/[.A7]" office:value-type="float" office:value="5.77777777777778">
            <text:p>5,7777777778</text:p>
          </table:table-cell>
          <table:table-cell table:formula="of:=[.R7]" office:value-type="float" office:value="5.77777777777778">
            <text:p>5,777777777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7]&amp;&quot;,&quot;&amp;[.B7]&amp;&quot;,&quot;&amp;[.H7]&amp;&quot;,&quot;&amp;[.I7]&amp;&quot;,&quot;&amp;[.J7]&amp;&quot;,&quot;&amp;[.T7]&amp;&quot;);&quot;" office:value-type="string" office:string-value="insert into systemy(ilosc_druz, ilosc_gr, ilosc_cwierc, ilosc_pol, ilosc_final, rewanze) values(9,3,0,4,4,1);">
            <text:p>insert into systemy(ilosc_druz, ilosc_gr, ilosc_cwierc, ilosc_pol, ilosc_final, rewanze) values(9,3,0,4,4,1);</text:p>
          </table:table-cell>
          <table:table-cell table:number-columns-repeated="100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A8]/[.B8]" office:value-type="float" office:value="5">
            <text:p>5</text:p>
          </table:table-cell>
          <table:table-cell table:formula="of:=([.C8]^2-[.C8])/2" office:value-type="float" office:value="10">
            <text:p>10</text:p>
          </table:table-cell>
          <table:table-cell table:formula="of:=[.D8]*2" office:value-type="float" office:value="20">
            <text:p>20</text:p>
          </table:table-cell>
          <table:table-cell table:formula="of:=[.B8]*[.D8]" office:value-type="float" office:value="20">
            <text:p>20</text:p>
          </table:table-cell>
          <table:table-cell table:formula="of:=[.F8]*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IF([.H8]=0;IF([.I8]=0;&quot;finał&quot;;&quot;półfinał&quot;);&quot;ćwierćfinał&quot;)" office:value-type="string" office:string-value="półfinał">
            <text:p>półfinał</text:p>
          </table:table-cell>
          <table:table-cell table:formula="of:=IF([.K8]=&quot;finał&quot;;2;IF([.K8]=&quot;półfinał&quot;;4;8))" office:value-type="float" office:value="4">
            <text:p>4</text:p>
          </table:table-cell>
          <table:table-cell table:formula="of:=ROUNDDOWN([.L8]/[.B8])" office:value-type="float" office:value="2">
            <text:p>2</text:p>
          </table:table-cell>
          <table:table-cell table:formula="of:=[.L8]-[.M8]*[.B8]" office:value-type="float" office:value="0">
            <text:p>0</text:p>
          </table:table-cell>
          <table:table-cell table:formula="of:=[.F8]+[.H8]+[.I8]+[.J8]" office:value-type="float" office:value="29">
            <text:p>29</text:p>
          </table:table-cell>
          <table:table-cell table:formula="of:=[.G8]+[.H8]+[.I8]+[.J8]" office:value-type="float" office:value="49">
            <text:p>49</text:p>
          </table:table-cell>
          <table:table-cell table:formula="of:=2*[.O8]/[.A8]" office:value-type="float" office:value="5.8">
            <text:p>5,8</text:p>
          </table:table-cell>
          <table:table-cell table:formula="of:=2*[.P8]/[.A8]" office:value-type="float" office:value="9.8">
            <text:p>9,8</text:p>
          </table:table-cell>
          <table:table-cell table:formula="of:=[.R8]" office:value-type="float" office:value="9.8">
            <text:p>9,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8]&amp;&quot;,&quot;&amp;[.B8]&amp;&quot;,&quot;&amp;[.H8]&amp;&quot;,&quot;&amp;[.I8]&amp;&quot;,&quot;&amp;[.J8]&amp;&quot;,&quot;&amp;[.T8]&amp;&quot;);&quot;" office:value-type="string" office:string-value="insert into systemy(ilosc_druz, ilosc_gr, ilosc_cwierc, ilosc_pol, ilosc_final, rewanze) values(10,2,0,4,5,1);">
            <text:p>insert into systemy(ilosc_druz, ilosc_gr, ilosc_cwierc, ilosc_pol, ilosc_final, rewanze) values(10,2,0,4,5,1);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A9]/[.B9]" office:value-type="float" office:value="6">
            <text:p>6</text:p>
          </table:table-cell>
          <table:table-cell table:formula="of:=([.C9]^2-[.C9])/2" office:value-type="float" office:value="15">
            <text:p>15</text:p>
          </table:table-cell>
          <table:table-cell table:formula="of:=[.D9]*2" office:value-type="float" office:value="30">
            <text:p>30</text:p>
          </table:table-cell>
          <table:table-cell table:formula="of:=[.B9]*[.D9]" office:value-type="float" office:value="30">
            <text:p>30</text:p>
          </table:table-cell>
          <table:table-cell table:formula="of:=[.F9]*2"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formula="of:=IF([.H9]=0;IF([.I9]=0;&quot;finał&quot;;&quot;półfinał&quot;);&quot;ćwierćfinał&quot;)" office:value-type="string" office:string-value="półfinał">
            <text:p>półfinał</text:p>
          </table:table-cell>
          <table:table-cell table:formula="of:=IF([.K9]=&quot;finał&quot;;2;IF([.K9]=&quot;półfinał&quot;;4;8))" office:value-type="float" office:value="4">
            <text:p>4</text:p>
          </table:table-cell>
          <table:table-cell table:formula="of:=ROUNDDOWN([.L9]/[.B9])" office:value-type="float" office:value="2">
            <text:p>2</text:p>
          </table:table-cell>
          <table:table-cell table:formula="of:=[.L9]-[.M9]*[.B9]" office:value-type="float" office:value="0">
            <text:p>0</text:p>
          </table:table-cell>
          <table:table-cell table:formula="of:=[.F9]+[.H9]+[.I9]+[.J9]" office:value-type="float" office:value="42">
            <text:p>42</text:p>
          </table:table-cell>
          <table:table-cell table:formula="of:=[.G9]+[.H9]+[.I9]+[.J9]" office:value-type="float" office:value="72">
            <text:p>72</text:p>
          </table:table-cell>
          <table:table-cell table:style-name="ce1" table:formula="of:=2*[.O9]/[.A9]" office:value-type="float" office:value="7">
            <text:p>7</text:p>
          </table:table-cell>
          <table:table-cell table:style-name="Default" table:formula="of:=2*[.P9]/[.A9]" office:value-type="float" office:value="12">
            <text:p>12</text:p>
          </table:table-cell>
          <table:table-cell table:formula="of:=[.Q9]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9]&amp;&quot;,&quot;&amp;[.B9]&amp;&quot;,&quot;&amp;[.H9]&amp;&quot;,&quot;&amp;[.I9]&amp;&quot;,&quot;&amp;[.J9]&amp;&quot;,&quot;&amp;[.T9]&amp;&quot;);&quot;" office:value-type="string" office:string-value="insert into systemy(ilosc_druz, ilosc_gr, ilosc_cwierc, ilosc_pol, ilosc_final, rewanze) values(12,2,0,6,6,0);">
            <text:p>insert into systemy(ilosc_druz, ilosc_gr, ilosc_cwierc, ilosc_pol, ilosc_final, rewanze) values(12,2,0,6,6,0);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A10]/[.B10]" office:value-type="float" office:value="4">
            <text:p>4</text:p>
          </table:table-cell>
          <table:table-cell table:formula="of:=([.C10]^2-[.C10])/2" office:value-type="float" office:value="6">
            <text:p>6</text:p>
          </table:table-cell>
          <table:table-cell table:formula="of:=[.D10]*2" office:value-type="float" office:value="12">
            <text:p>12</text:p>
          </table:table-cell>
          <table:table-cell table:formula="of:=[.B10]*[.D10]" office:value-type="float" office:value="18">
            <text:p>18</text:p>
          </table:table-cell>
          <table:table-cell table:formula="of:=[.F10]*2" office:value-type="float" office:value="36">
            <text:p>3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formula="of:=IF([.H10]=0;IF([.I10]=0;&quot;finał&quot;;&quot;półfinał&quot;);&quot;ćwierćfinał&quot;)" office:value-type="string" office:string-value="ćwierćfinał">
            <text:p>ćwierćfinał</text:p>
          </table:table-cell>
          <table:table-cell table:formula="of:=IF([.K10]=&quot;finał&quot;;2;IF([.K10]=&quot;półfinał&quot;;4;8))" office:value-type="float" office:value="8">
            <text:p>8</text:p>
          </table:table-cell>
          <table:table-cell table:formula="of:=ROUNDDOWN([.L10]/[.B10])" office:value-type="float" office:value="2">
            <text:p>2</text:p>
          </table:table-cell>
          <table:table-cell table:formula="of:=[.L10]-[.M10]*[.B10]" office:value-type="float" office:value="2">
            <text:p>2</text:p>
          </table:table-cell>
          <table:table-cell table:formula="of:=[.F10]+[.H10]+[.I10]+[.J10]" office:value-type="float" office:value="34">
            <text:p>34</text:p>
          </table:table-cell>
          <table:table-cell table:formula="of:=[.G10]+[.H10]+[.I10]+[.J10]" office:value-type="float" office:value="52">
            <text:p>52</text:p>
          </table:table-cell>
          <table:table-cell table:formula="of:=2*[.O10]/[.A10]" office:value-type="float" office:value="5.66666666666667">
            <text:p>5,6666666667</text:p>
          </table:table-cell>
          <table:table-cell table:formula="of:=2*[.P10]/[.A10]" office:value-type="float" office:value="8.66666666666667">
            <text:p>8,6666666667</text:p>
          </table:table-cell>
          <table:table-cell table:formula="of:=[.R10]" office:value-type="float" office:value="8.66666666666667">
            <text:p>8,6666666667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0]&amp;&quot;,&quot;&amp;[.B10]&amp;&quot;,&quot;&amp;[.H10]&amp;&quot;,&quot;&amp;[.I10]&amp;&quot;,&quot;&amp;[.J10]&amp;&quot;,&quot;&amp;[.T10]&amp;&quot;);&quot;" office:value-type="string" office:string-value="insert into systemy(ilosc_druz, ilosc_gr, ilosc_cwierc, ilosc_pol, ilosc_final, rewanze) values(12,3,4,6,6,1);">
            <text:p>insert into systemy(ilosc_druz, ilosc_gr, ilosc_cwierc, ilosc_pol, ilosc_final, rewanze) values(12,3,4,6,6,1);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A11]/[.B11]" office:value-type="float" office:value="3">
            <text:p>3</text:p>
          </table:table-cell>
          <table:table-cell table:formula="of:=([.C11]^2-[.C11])/2" office:value-type="float" office:value="3">
            <text:p>3</text:p>
          </table:table-cell>
          <table:table-cell table:formula="of:=[.D11]*2" office:value-type="float" office:value="6">
            <text:p>6</text:p>
          </table:table-cell>
          <table:table-cell table:formula="of:=[.B11]*[.D11]" office:value-type="float" office:value="12">
            <text:p>12</text:p>
          </table:table-cell>
          <table:table-cell table:formula="of:=[.F11]*2"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formula="of:=IF([.H11]=0;IF([.I11]=0;&quot;finał&quot;;&quot;półfinał&quot;);&quot;ćwierćfinał&quot;)" office:value-type="string" office:string-value="ćwierćfinał">
            <text:p>ćwierćfinał</text:p>
          </table:table-cell>
          <table:table-cell table:formula="of:=IF([.K11]=&quot;finał&quot;;2;IF([.K11]=&quot;półfinał&quot;;4;8))" office:value-type="float" office:value="8">
            <text:p>8</text:p>
          </table:table-cell>
          <table:table-cell table:formula="of:=ROUNDDOWN([.L11]/[.B11])" office:value-type="float" office:value="2">
            <text:p>2</text:p>
          </table:table-cell>
          <table:table-cell table:formula="of:=[.L11]-[.M11]*[.B11]" office:value-type="float" office:value="0">
            <text:p>0</text:p>
          </table:table-cell>
          <table:table-cell table:formula="of:=[.F11]+[.H11]+[.I11]+[.J11]" office:value-type="float" office:value="28">
            <text:p>28</text:p>
          </table:table-cell>
          <table:table-cell table:formula="of:=[.G11]+[.H11]+[.I11]+[.J11]" office:value-type="float" office:value="40">
            <text:p>40</text:p>
          </table:table-cell>
          <table:table-cell table:formula="of:=2*[.O11]/[.A11]" office:value-type="float" office:value="4.66666666666667">
            <text:p>4,6666666667</text:p>
          </table:table-cell>
          <table:table-cell table:formula="of:=2*[.P11]/[.A11]" office:value-type="float" office:value="6.66666666666667">
            <text:p>6,6666666667</text:p>
          </table:table-cell>
          <table:table-cell table:formula="of:=[.R11]" office:value-type="float" office:value="6.66666666666667">
            <text:p>6,6666666667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1]&amp;&quot;,&quot;&amp;[.B11]&amp;&quot;,&quot;&amp;[.H11]&amp;&quot;,&quot;&amp;[.I11]&amp;&quot;,&quot;&amp;[.J11]&amp;&quot;,&quot;&amp;[.T11]&amp;&quot;);&quot;" office:value-type="string" office:string-value="insert into systemy(ilosc_druz, ilosc_gr, ilosc_cwierc, ilosc_pol, ilosc_final, rewanze) values(12,4,4,6,6,1);">
            <text:p>insert into systemy(ilosc_druz, ilosc_gr, ilosc_cwierc, ilosc_pol, ilosc_final, rewanze) values(12,4,4,6,6,1);</text:p>
          </table:table-cell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[.A12]/[.B12]" office:value-type="float" office:value="7">
            <text:p>7</text:p>
          </table:table-cell>
          <table:table-cell table:formula="of:=([.C12]^2-[.C12])/2" office:value-type="float" office:value="21">
            <text:p>21</text:p>
          </table:table-cell>
          <table:table-cell table:formula="of:=[.D12]*2" office:value-type="float" office:value="42">
            <text:p>42</text:p>
          </table:table-cell>
          <table:table-cell table:formula="of:=[.B12]*[.D12]" office:value-type="float" office:value="42">
            <text:p>42</text:p>
          </table:table-cell>
          <table:table-cell table:formula="of:=[.F12]*2"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IF([.H12]=0;IF([.I12]=0;&quot;finał&quot;;&quot;półfinał&quot;);&quot;ćwierćfinał&quot;)" office:value-type="string" office:string-value="ćwierćfinał">
            <text:p>ćwierćfinał</text:p>
          </table:table-cell>
          <table:table-cell table:formula="of:=IF([.K12]=&quot;finał&quot;;2;IF([.K12]=&quot;półfinał&quot;;4;8))" office:value-type="float" office:value="8">
            <text:p>8</text:p>
          </table:table-cell>
          <table:table-cell table:formula="of:=ROUNDDOWN([.L12]/[.B12])" office:value-type="float" office:value="4">
            <text:p>4</text:p>
          </table:table-cell>
          <table:table-cell table:formula="of:=[.L12]-[.M12]*[.B12]" office:value-type="float" office:value="0">
            <text:p>0</text:p>
          </table:table-cell>
          <table:table-cell table:formula="of:=[.F12]+[.H12]+[.I12]+[.J12]" office:value-type="float" office:value="59">
            <text:p>59</text:p>
          </table:table-cell>
          <table:table-cell table:formula="of:=[.G12]+[.H12]+[.I12]+[.J12]" office:value-type="float" office:value="101">
            <text:p>101</text:p>
          </table:table-cell>
          <table:table-cell table:style-name="ce1" table:formula="of:=2*[.O12]/[.A12]" office:value-type="float" office:value="8.42857142857143">
            <text:p>8,4285714286</text:p>
          </table:table-cell>
          <table:table-cell table:style-name="Default" table:formula="of:=2*[.P12]/[.A12]" office:value-type="float" office:value="14.4285714285714">
            <text:p>14,4285714286</text:p>
          </table:table-cell>
          <table:table-cell table:formula="of:=[.Q12]" office:value-type="float" office:value="8.42857142857143">
            <text:p>8,4285714286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12]&amp;&quot;,&quot;&amp;[.B12]&amp;&quot;,&quot;&amp;[.H12]&amp;&quot;,&quot;&amp;[.I12]&amp;&quot;,&quot;&amp;[.J12]&amp;&quot;,&quot;&amp;[.T12]&amp;&quot;);&quot;" office:value-type="string" office:string-value="insert into systemy(ilosc_druz, ilosc_gr, ilosc_cwierc, ilosc_pol, ilosc_final, rewanze) values(14,2,4,6,7,0);">
            <text:p>insert into systemy(ilosc_druz, ilosc_gr, ilosc_cwierc, ilosc_pol, ilosc_final, rewanze) values(14,2,4,6,7,0);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[.A13]/[.B13]" office:value-type="float" office:value="5">
            <text:p>5</text:p>
          </table:table-cell>
          <table:table-cell table:formula="of:=([.C13]^2-[.C13])/2" office:value-type="float" office:value="10">
            <text:p>10</text:p>
          </table:table-cell>
          <table:table-cell table:formula="of:=[.D13]*2" office:value-type="float" office:value="20">
            <text:p>20</text:p>
          </table:table-cell>
          <table:table-cell table:formula="of:=[.B13]*[.D13]" office:value-type="float" office:value="30">
            <text:p>30</text:p>
          </table:table-cell>
          <table:table-cell table:formula="of:=[.F13]*2"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formula="of:=IF([.H13]=0;IF([.I13]=0;&quot;finał&quot;;&quot;półfinał&quot;);&quot;ćwierćfinał&quot;)" office:value-type="string" office:string-value="ćwierćfinał">
            <text:p>ćwierćfinał</text:p>
          </table:table-cell>
          <table:table-cell table:formula="of:=IF([.K13]=&quot;finał&quot;;2;IF([.K13]=&quot;półfinał&quot;;4;8))" office:value-type="float" office:value="8">
            <text:p>8</text:p>
          </table:table-cell>
          <table:table-cell table:formula="of:=ROUNDDOWN([.L13]/[.B13])" office:value-type="float" office:value="2">
            <text:p>2</text:p>
          </table:table-cell>
          <table:table-cell table:formula="of:=[.L13]-[.M13]*[.B13]" office:value-type="float" office:value="2">
            <text:p>2</text:p>
          </table:table-cell>
          <table:table-cell table:formula="of:=[.F13]+[.H13]+[.I13]+[.J13]" office:value-type="float" office:value="48">
            <text:p>48</text:p>
          </table:table-cell>
          <table:table-cell table:formula="of:=[.G13]+[.H13]+[.I13]+[.J13]" office:value-type="float" office:value="78">
            <text:p>78</text:p>
          </table:table-cell>
          <table:table-cell table:formula="of:=2*[.O13]/[.A13]" office:value-type="float" office:value="6.4">
            <text:p>6,4</text:p>
          </table:table-cell>
          <table:table-cell table:style-name="Default" table:formula="of:=2*[.P13]/[.A13]" office:value-type="float" office:value="10.4">
            <text:p>10,4</text:p>
          </table:table-cell>
          <table:table-cell table:formula="of:=[.Q13]" office:value-type="float" office:value="6.4">
            <text:p>6,4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13]&amp;&quot;,&quot;&amp;[.B13]&amp;&quot;,&quot;&amp;[.H13]&amp;&quot;,&quot;&amp;[.I13]&amp;&quot;,&quot;&amp;[.J13]&amp;&quot;,&quot;&amp;[.T13]&amp;&quot;);&quot;" office:value-type="string" office:string-value="insert into systemy(ilosc_druz, ilosc_gr, ilosc_cwierc, ilosc_pol, ilosc_final, rewanze) values(15,3,4,7,7,0);">
            <text:p>insert into systemy(ilosc_druz, ilosc_gr, ilosc_cwierc, ilosc_pol, ilosc_final, rewanze) values(15,3,4,7,7,0);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A14]/[.B14]" office:value-type="float" office:value="4">
            <text:p>4</text:p>
          </table:table-cell>
          <table:table-cell table:formula="of:=([.C14]^2-[.C14])/2" office:value-type="float" office:value="6">
            <text:p>6</text:p>
          </table:table-cell>
          <table:table-cell table:formula="of:=[.D14]*2" office:value-type="float" office:value="12">
            <text:p>12</text:p>
          </table:table-cell>
          <table:table-cell table:formula="of:=[.B14]*[.D14]" office:value-type="float" office:value="24">
            <text:p>24</text:p>
          </table:table-cell>
          <table:table-cell table:formula="of:=[.F14]*2" office:value-type="float" office:value="48">
            <text:p>48</text:p>
          </table:table-cell>
          <table:table-cell table:number-columns-repeated="3" office:value-type="float" office:value="8">
            <text:p>8</text:p>
          </table:table-cell>
          <table:table-cell table:formula="of:=IF([.H14]=0;IF([.I14]=0;&quot;finał&quot;;&quot;półfinał&quot;);&quot;ćwierćfinał&quot;)" office:value-type="string" office:string-value="ćwierćfinał">
            <text:p>ćwierćfinał</text:p>
          </table:table-cell>
          <table:table-cell table:formula="of:=IF([.K14]=&quot;finał&quot;;2;IF([.K14]=&quot;półfinał&quot;;4;8))" office:value-type="float" office:value="8">
            <text:p>8</text:p>
          </table:table-cell>
          <table:table-cell table:formula="of:=ROUNDDOWN([.L14]/[.B14])" office:value-type="float" office:value="2">
            <text:p>2</text:p>
          </table:table-cell>
          <table:table-cell table:formula="of:=[.L14]-[.M14]*[.B14]" office:value-type="float" office:value="0">
            <text:p>0</text:p>
          </table:table-cell>
          <table:table-cell table:formula="of:=[.F14]+[.H14]+[.I14]+[.J14]" office:value-type="float" office:value="48">
            <text:p>48</text:p>
          </table:table-cell>
          <table:table-cell table:formula="of:=[.G14]+[.H14]+[.I14]+[.J14]" office:value-type="float" office:value="72">
            <text:p>72</text:p>
          </table:table-cell>
          <table:table-cell table:formula="of:=2*[.O14]/[.A14]" office:value-type="float" office:value="6">
            <text:p>6</text:p>
          </table:table-cell>
          <table:table-cell table:formula="of:=2*[.P14]/[.A14]" office:value-type="float" office:value="9">
            <text:p>9</text:p>
          </table:table-cell>
          <table:table-cell table:formula="of:=[.R14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4]&amp;&quot;,&quot;&amp;[.B14]&amp;&quot;,&quot;&amp;[.H14]&amp;&quot;,&quot;&amp;[.I14]&amp;&quot;,&quot;&amp;[.J14]&amp;&quot;,&quot;&amp;[.T14]&amp;&quot;);&quot;" office:value-type="string" office:string-value="insert into systemy(ilosc_druz, ilosc_gr, ilosc_cwierc, ilosc_pol, ilosc_final, rewanze) values(16,4,8,8,8,1);">
            <text:p>insert into systemy(ilosc_druz, ilosc_gr, ilosc_cwierc, ilosc_pol, ilosc_final, rewanze) values(16,4,8,8,8,1);</text:p>
          </table:table-cell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[.A15]/[.B15]" office:value-type="float" office:value="3">
            <text:p>3</text:p>
          </table:table-cell>
          <table:table-cell table:formula="of:=([.C15]^2-[.C15])/2" office:value-type="float" office:value="3">
            <text:p>3</text:p>
          </table:table-cell>
          <table:table-cell table:formula="of:=[.D15]*2" office:value-type="float" office:value="6">
            <text:p>6</text:p>
          </table:table-cell>
          <table:table-cell table:formula="of:=[.B15]*[.D15]" office:value-type="float" office:value="18">
            <text:p>18</text:p>
          </table:table-cell>
          <table:table-cell table:formula="of:=[.F15]*2" office:value-type="float" office:value="36">
            <text:p>36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IF([.H15]=0;IF([.I15]=0;&quot;finał&quot;;&quot;półfinał&quot;);&quot;ćwierćfinał&quot;)" office:value-type="string" office:string-value="ćwierćfinał">
            <text:p>ćwierćfinał</text:p>
          </table:table-cell>
          <table:table-cell table:formula="of:=IF([.K15]=&quot;finał&quot;;2;IF([.K15]=&quot;półfinał&quot;;4;8))" office:value-type="float" office:value="8">
            <text:p>8</text:p>
          </table:table-cell>
          <table:table-cell table:formula="of:=ROUNDDOWN([.L15]/[.B15])" office:value-type="float" office:value="1">
            <text:p>1</text:p>
          </table:table-cell>
          <table:table-cell table:formula="of:=[.L15]-[.M15]*[.B15]" office:value-type="float" office:value="2">
            <text:p>2</text:p>
          </table:table-cell>
          <table:table-cell table:formula="of:=[.F15]+[.H15]+[.I15]+[.J15]" office:value-type="float" office:value="43">
            <text:p>43</text:p>
          </table:table-cell>
          <table:table-cell table:formula="of:=[.G15]+[.H15]+[.I15]+[.J15]" office:value-type="float" office:value="61">
            <text:p>61</text:p>
          </table:table-cell>
          <table:table-cell table:formula="of:=2*[.O15]/[.A15]" office:value-type="float" office:value="4.77777777777778">
            <text:p>4,7777777778</text:p>
          </table:table-cell>
          <table:table-cell table:formula="of:=2*[.P15]/[.A15]" office:value-type="float" office:value="6.77777777777778">
            <text:p>6,7777777778</text:p>
          </table:table-cell>
          <table:table-cell table:formula="of:=[.R15]" office:value-type="float" office:value="6.77777777777778">
            <text:p>6,777777777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5]&amp;&quot;,&quot;&amp;[.B15]&amp;&quot;,&quot;&amp;[.H15]&amp;&quot;,&quot;&amp;[.I15]&amp;&quot;,&quot;&amp;[.J15]&amp;&quot;,&quot;&amp;[.T15]&amp;&quot;);&quot;" office:value-type="string" office:string-value="insert into systemy(ilosc_druz, ilosc_gr, ilosc_cwierc, ilosc_pol, ilosc_final, rewanze) values(18,6,8,8,9,1);">
            <text:p>insert into systemy(ilosc_druz, ilosc_gr, ilosc_cwierc, ilosc_pol, ilosc_final, rewanze) values(18,6,8,8,9,1);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A16]/[.B16]" office:value-type="float" office:value="5">
            <text:p>5</text:p>
          </table:table-cell>
          <table:table-cell table:formula="of:=([.C16]^2-[.C16])/2" office:value-type="float" office:value="10">
            <text:p>10</text:p>
          </table:table-cell>
          <table:table-cell table:formula="of:=[.D16]*2" office:value-type="float" office:value="20">
            <text:p>20</text:p>
          </table:table-cell>
          <table:table-cell table:formula="of:=[.B16]*[.D16]" office:value-type="float" office:value="40">
            <text:p>40</text:p>
          </table:table-cell>
          <table:table-cell table:formula="of:=[.F16]*2" office:value-type="float" office:value="80">
            <text:p>8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formula="of:=IF([.H16]=0;IF([.I16]=0;&quot;finał&quot;;&quot;półfinał&quot;);&quot;ćwierćfinał&quot;)" office:value-type="string" office:string-value="ćwierćfinał">
            <text:p>ćwierćfinał</text:p>
          </table:table-cell>
          <table:table-cell table:formula="of:=IF([.K16]=&quot;finał&quot;;2;IF([.K16]=&quot;półfinał&quot;;4;8))" office:value-type="float" office:value="8">
            <text:p>8</text:p>
          </table:table-cell>
          <table:table-cell table:formula="of:=ROUNDDOWN([.L16]/[.B16])" office:value-type="float" office:value="2">
            <text:p>2</text:p>
          </table:table-cell>
          <table:table-cell table:formula="of:=[.L16]-[.M16]*[.B16]" office:value-type="float" office:value="0">
            <text:p>0</text:p>
          </table:table-cell>
          <table:table-cell table:formula="of:=[.F16]+[.H16]+[.I16]+[.J16]" office:value-type="float" office:value="68">
            <text:p>68</text:p>
          </table:table-cell>
          <table:table-cell table:formula="of:=[.G16]+[.H16]+[.I16]+[.J16]" office:value-type="float" office:value="108">
            <text:p>108</text:p>
          </table:table-cell>
          <table:table-cell table:formula="of:=2*[.O16]/[.A16]" office:value-type="float" office:value="6.8">
            <text:p>6,8</text:p>
          </table:table-cell>
          <table:table-cell table:style-name="Default" table:formula="of:=2*[.P16]/[.A16]" office:value-type="float" office:value="10.8">
            <text:p>10,8</text:p>
          </table:table-cell>
          <table:table-cell table:formula="of:=[.Q16]" office:value-type="float" office:value="6.8">
            <text:p>6,8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16]&amp;&quot;,&quot;&amp;[.B16]&amp;&quot;,&quot;&amp;[.H16]&amp;&quot;,&quot;&amp;[.I16]&amp;&quot;,&quot;&amp;[.J16]&amp;&quot;,&quot;&amp;[.T16]&amp;&quot;);&quot;" office:value-type="string" office:string-value="insert into systemy(ilosc_druz, ilosc_gr, ilosc_cwierc, ilosc_pol, ilosc_final, rewanze) values(20,4,8,10,10,0);">
            <text:p>insert into systemy(ilosc_druz, ilosc_gr, ilosc_cwierc, ilosc_pol, ilosc_final, rewanze) values(20,4,8,10,10,0);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A17]/[.B17]" office:value-type="float" office:value="4">
            <text:p>4</text:p>
          </table:table-cell>
          <table:table-cell table:formula="of:=([.C17]^2-[.C17])/2" office:value-type="float" office:value="6">
            <text:p>6</text:p>
          </table:table-cell>
          <table:table-cell table:formula="of:=[.D17]*2" office:value-type="float" office:value="12">
            <text:p>12</text:p>
          </table:table-cell>
          <table:table-cell table:formula="of:=[.B17]*[.D17]" office:value-type="float" office:value="30">
            <text:p>30</text:p>
          </table:table-cell>
          <table:table-cell table:formula="of:=[.F17]*2" office:value-type="float" office:value="60">
            <text:p>6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formula="of:=IF([.H17]=0;IF([.I17]=0;&quot;finał&quot;;&quot;półfinał&quot;);&quot;ćwierćfinał&quot;)" office:value-type="string" office:string-value="ćwierćfinał">
            <text:p>ćwierćfinał</text:p>
          </table:table-cell>
          <table:table-cell table:formula="of:=IF([.K17]=&quot;finał&quot;;2;IF([.K17]=&quot;półfinał&quot;;4;8))" office:value-type="float" office:value="8">
            <text:p>8</text:p>
          </table:table-cell>
          <table:table-cell table:formula="of:=ROUNDDOWN([.L17]/[.B17])" office:value-type="float" office:value="1">
            <text:p>1</text:p>
          </table:table-cell>
          <table:table-cell table:formula="of:=[.L17]-[.M17]*[.B17]" office:value-type="float" office:value="3">
            <text:p>3</text:p>
          </table:table-cell>
          <table:table-cell table:formula="of:=[.F17]+[.H17]+[.I17]+[.J17]" office:value-type="float" office:value="58">
            <text:p>58</text:p>
          </table:table-cell>
          <table:table-cell table:formula="of:=[.G17]+[.H17]+[.I17]+[.J17]" office:value-type="float" office:value="88">
            <text:p>88</text:p>
          </table:table-cell>
          <table:table-cell table:formula="of:=2*[.O17]/[.A17]" office:value-type="float" office:value="5.8">
            <text:p>5,8</text:p>
          </table:table-cell>
          <table:table-cell table:formula="of:=2*[.P17]/[.A17]" office:value-type="float" office:value="8.8">
            <text:p>8,8</text:p>
          </table:table-cell>
          <table:table-cell table:formula="of:=[.R17]" office:value-type="float" office:value="8.8">
            <text:p>8,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7]&amp;&quot;,&quot;&amp;[.B17]&amp;&quot;,&quot;&amp;[.H17]&amp;&quot;,&quot;&amp;[.I17]&amp;&quot;,&quot;&amp;[.J17]&amp;&quot;,&quot;&amp;[.T17]&amp;&quot;);&quot;" office:value-type="string" office:string-value="insert into systemy(ilosc_druz, ilosc_gr, ilosc_cwierc, ilosc_pol, ilosc_final, rewanze) values(20,5,8,10,10,1);">
            <text:p>insert into systemy(ilosc_druz, ilosc_gr, ilosc_cwierc, ilosc_pol, ilosc_final, rewanze) values(20,5,8,10,10,1);</text:p>
          </table:table-cell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formula="of:=[.A18]/[.B18]" office:value-type="float" office:value="3">
            <text:p>3</text:p>
          </table:table-cell>
          <table:table-cell table:formula="of:=([.C18]^2-[.C18])/2" office:value-type="float" office:value="3">
            <text:p>3</text:p>
          </table:table-cell>
          <table:table-cell table:formula="of:=[.D18]*2" office:value-type="float" office:value="6">
            <text:p>6</text:p>
          </table:table-cell>
          <table:table-cell table:formula="of:=[.B18]*[.D18]" office:value-type="float" office:value="21">
            <text:p>21</text:p>
          </table:table-cell>
          <table:table-cell table:formula="of:=[.F18]*2" office:value-type="float" office:value="42">
            <text:p>42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formula="of:=IF([.H18]=0;IF([.I18]=0;&quot;finał&quot;;&quot;półfinał&quot;);&quot;ćwierćfinał&quot;)" office:value-type="string" office:string-value="ćwierćfinał">
            <text:p>ćwierćfinał</text:p>
          </table:table-cell>
          <table:table-cell table:formula="of:=IF([.K18]=&quot;finał&quot;;2;IF([.K18]=&quot;półfinał&quot;;4;8))" office:value-type="float" office:value="8">
            <text:p>8</text:p>
          </table:table-cell>
          <table:table-cell table:formula="of:=ROUNDDOWN([.L18]/[.B18])" office:value-type="float" office:value="1">
            <text:p>1</text:p>
          </table:table-cell>
          <table:table-cell table:formula="of:=[.L18]-[.M18]*[.B18]" office:value-type="float" office:value="1">
            <text:p>1</text:p>
          </table:table-cell>
          <table:table-cell table:formula="of:=[.F18]+[.H18]+[.I18]+[.J18]" office:value-type="float" office:value="49">
            <text:p>49</text:p>
          </table:table-cell>
          <table:table-cell table:formula="of:=[.G18]+[.H18]+[.I18]+[.J18]" office:value-type="float" office:value="70">
            <text:p>70</text:p>
          </table:table-cell>
          <table:table-cell table:formula="of:=2*[.O18]/[.A18]" office:value-type="float" office:value="4.66666666666667">
            <text:p>4,6666666667</text:p>
          </table:table-cell>
          <table:table-cell table:formula="of:=2*[.P18]/[.A18]" office:value-type="float" office:value="6.66666666666667">
            <text:p>6,6666666667</text:p>
          </table:table-cell>
          <table:table-cell table:formula="of:=[.R18]" office:value-type="float" office:value="6.66666666666667">
            <text:p>6,6666666667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8]&amp;&quot;,&quot;&amp;[.B18]&amp;&quot;,&quot;&amp;[.H18]&amp;&quot;,&quot;&amp;[.I18]&amp;&quot;,&quot;&amp;[.J18]&amp;&quot;,&quot;&amp;[.T18]&amp;&quot;);&quot;" office:value-type="string" office:string-value="insert into systemy(ilosc_druz, ilosc_gr, ilosc_cwierc, ilosc_pol, ilosc_final, rewanze) values(21,7,8,10,10,1);">
            <text:p>insert into systemy(ilosc_druz, ilosc_gr, ilosc_cwierc, ilosc_pol, ilosc_final, rewanze) values(21,7,8,10,10,1);</text:p>
          </table:table-cell>
          <table:table-cell table:number-columns-repeated="1003"/>
        </table:table-row>
      </table:table>
      <table:table table:name="systemy_uproszczone" table:style-name="ta1" table:print="false">
        <table:table-column table:style-name="co4" table:number-columns-repeated="2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3" table:default-cell-style-name="ce6"/>
        <table:table-column table:style-name="co4" table:number-columns-repeated="4" table:default-cell-style-name="ce7"/>
        <table:table-column table:style-name="co4" table:number-columns-repeated="2" table:default-cell-style-name="ce1"/>
        <table:table-column table:style-name="co14" table:default-cell-style-name="Default"/>
        <table:table-column table:style-name="co15" table:default-cell-style-name="ce1"/>
        <table:table-column table:style-name="co4" table:default-cell-style-name="Default"/>
        <table:table-column table:style-name="co4" table:default-cell-style-name="ce6"/>
        <table:table-column table:style-name="co16" table:default-cell-style-name="Default"/>
        <table:table-column table:style-name="co4" table:number-columns-repeated="1003" table:default-cell-style-name="Default"/>
        <table:table-row table:style-name="ro2">
          <table:table-cell table:style-name="ce5" office:value-type="string">
            <text:p>Ile drużyn</text:p>
          </table:table-cell>
          <table:table-cell table:style-name="ce5" office:value-type="string">
            <text:p>Ile grup</text:p>
          </table:table-cell>
          <table:table-cell table:style-name="ce5" office:value-type="string">
            <text:p>Ile druzyn w grupie</text:p>
          </table:table-cell>
          <table:table-cell table:style-name="ce5" office:value-type="string">
            <text:p>Ile meczów w grupie bez rewanży</text:p>
          </table:table-cell>
          <table:table-cell table:style-name="ce5" office:value-type="string">
            <text:p>Ile meczów w grupie z rewanżami</text:p>
          </table:table-cell>
          <table:table-cell table:style-name="ce5" office:value-type="string">
            <text:p>Ilość meczów bez rewanży w fazie grupowej</text:p>
          </table:table-cell>
          <table:table-cell table:style-name="ce5" office:value-type="string">
            <text:p>Ilość meczów z rewanżami w fazie grupowej</text:p>
          </table:table-cell>
          <table:table-cell table:style-name="ce5" office:value-type="string">
            <text:p>1/4 finału</text:p>
          </table:table-cell>
          <table:table-cell table:style-name="ce5" office:value-type="string">
            <text:p>Półfinał</text:p>
          </table:table-cell>
          <table:table-cell table:style-name="ce5" office:value-type="string">
            <text:p>Finał</text:p>
          </table:table-cell>
          <table:table-cell table:style-name="ce5" office:value-type="string">
            <text:p>TEST: Która faza najbliższa?</text:p>
          </table:table-cell>
          <table:table-cell table:style-name="ce5" office:value-type="string">
            <text:p>TEST: ile drużyn w fazie po grupowej</text:p>
          </table:table-cell>
          <table:table-cell table:style-name="ce5" office:value-type="string">
            <text:p>ile drużyn na pewno wychodzi z grupy?</text:p>
          </table:table-cell>
          <table:table-cell table:style-name="ce5" office:value-type="string">
            <text:p>ile drużyn wychodzi poza tymi oczywistymi?</text:p>
          </table:table-cell>
          <table:table-cell table:style-name="ce5" office:value-type="string">
            <text:p>SUMA MECZÓW bez rewanżów</text:p>
          </table:table-cell>
          <table:table-cell table:style-name="ce5" office:value-type="string">
            <text:p>SUMA MECZÓW z rewanżami</text:p>
          </table:table-cell>
          <table:table-cell table:style-name="ce5" office:value-type="string">
            <text:p>Średnia ilość meczów na drużynę bez rewanżów</text:p>
          </table:table-cell>
          <table:table-cell table:style-name="ce5" office:value-type="string">
            <text:p>Średnia ilość meczów na drużynę z rewanżami</text:p>
          </table:table-cell>
          <table:table-cell table:style-name="ce5" office:value-type="string">
            <text:p>Polecany zestaw</text:p>
          </table:table-cell>
          <table:table-cell table:style-name="ce8" office:value-type="string">
            <text:p>Rewanże</text:p>
          </table:table-cell>
          <table:table-cell table:style-name="ce5" office:value-type="string">
            <text:p>Do skopiowania</text:p>
          </table:table-cell>
          <table:table-cell table:style-name="ce9" table:number-columns-repeated="100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]/[.B2]" office:value-type="float" office:value="4">
            <text:p>4</text:p>
          </table:table-cell>
          <table:table-cell table:formula="of:=([.C2]^2-[.C2])/2" office:value-type="float" office:value="6">
            <text:p>6</text:p>
          </table:table-cell>
          <table:table-cell table:formula="of:=[.D2]*2" office:value-type="float" office:value="12">
            <text:p>12</text:p>
          </table:table-cell>
          <table:table-cell table:formula="of:=[.B2]*[.D2]" office:value-type="float" office:value="6">
            <text:p>6</text:p>
          </table:table-cell>
          <table:table-cell table:formula="of:=[.F2]*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H2]=0;IF([.I2]=0;&quot;finał&quot;;&quot;półfinał&quot;);&quot;ćwierćfinał&quot;)" office:value-type="string" office:string-value="finał">
            <text:p>finał</text:p>
          </table:table-cell>
          <table:table-cell table:formula="of:=IF([.K2]=&quot;finał&quot;;2;IF([.K2]=&quot;półfinał&quot;;4;8))" office:value-type="float" office:value="2">
            <text:p>2</text:p>
          </table:table-cell>
          <table:table-cell table:formula="of:=ROUNDDOWN([.L2]/[.B2])" office:value-type="float" office:value="2">
            <text:p>2</text:p>
          </table:table-cell>
          <table:table-cell table:formula="of:=[.L2]-[.M2]*[.B2]" office:value-type="float" office:value="0">
            <text:p>0</text:p>
          </table:table-cell>
          <table:table-cell table:formula="of:=4*[.F2]+2*[.H2]+[.I2]+[.J2]" office:value-type="float" office:value="25">
            <text:p>25</text:p>
          </table:table-cell>
          <table:table-cell table:formula="of:=[.G2]+4*[.H2]+2*[.I2]+[.J2]" office:value-type="float" office:value="13">
            <text:p>13</text:p>
          </table:table-cell>
          <table:table-cell table:formula="of:=2*[.O2]/[.A2]" office:value-type="float" office:value="12.5">
            <text:p>12,5</text:p>
          </table:table-cell>
          <table:table-cell table:formula="of:=2*[.P2]/[.A2]" office:value-type="float" office:value="6.5">
            <text:p>6,5</text:p>
          </table:table-cell>
          <table:table-cell table:formula="of:=[.R2]" office:value-type="float" office:value="6.5">
            <text:p>6,5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2]&amp;&quot;,&quot;&amp;[.B2]&amp;&quot;,&quot;&amp;[.H2]&amp;&quot;,&quot;&amp;[.I2]&amp;&quot;,&quot;&amp;[.J2]&amp;&quot;,&quot;&amp;[.T2]&amp;&quot;);&quot;" office:value-type="string" office:string-value="insert into systemy(ilosc_druz, ilosc_gr, cwierc, pol, final, rewanze) values(4,1,0,0,1,1);">
            <text:p>insert into systemy(ilosc_druz, ilosc_gr, cwierc, pol, final, rewanze) values(4,1,0,0,1,1);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3]/[.B3]" office:value-type="float" office:value="5">
            <text:p>5</text:p>
          </table:table-cell>
          <table:table-cell table:formula="of:=([.C3]^2-[.C3])/2" office:value-type="float" office:value="10">
            <text:p>10</text:p>
          </table:table-cell>
          <table:table-cell table:formula="of:=[.D3]*2" office:value-type="float" office:value="20">
            <text:p>20</text:p>
          </table:table-cell>
          <table:table-cell table:formula="of:=[.B3]*[.D3]" office:value-type="float" office:value="10">
            <text:p>10</text:p>
          </table:table-cell>
          <table:table-cell table:formula="of:=[.F3]*2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H3]=0;IF([.I3]=0;&quot;finał&quot;;&quot;półfinał&quot;);&quot;ćwierćfinał&quot;)" office:value-type="string" office:string-value="finał">
            <text:p>finał</text:p>
          </table:table-cell>
          <table:table-cell table:formula="of:=IF([.K3]=&quot;finał&quot;;2;IF([.K3]=&quot;półfinał&quot;;4;8))" office:value-type="float" office:value="2">
            <text:p>2</text:p>
          </table:table-cell>
          <table:table-cell table:formula="of:=ROUNDDOWN([.L3]/[.B3])" office:value-type="float" office:value="2">
            <text:p>2</text:p>
          </table:table-cell>
          <table:table-cell table:formula="of:=[.L3]-[.M3]*[.B3]" office:value-type="float" office:value="0">
            <text:p>0</text:p>
          </table:table-cell>
          <table:table-cell table:formula="of:=4*[.F3]+2*[.H3]+[.I3]+[.J3]" office:value-type="float" office:value="41">
            <text:p>41</text:p>
          </table:table-cell>
          <table:table-cell table:formula="of:=[.G3]+4*[.H3]+2*[.I3]+[.J3]" office:value-type="float" office:value="21">
            <text:p>21</text:p>
          </table:table-cell>
          <table:table-cell table:formula="of:=2*[.O3]/[.A3]" office:value-type="float" office:value="16.4">
            <text:p>16,4</text:p>
          </table:table-cell>
          <table:table-cell table:formula="of:=2*[.P3]/[.A3]" office:value-type="float" office:value="8.4">
            <text:p>8,4</text:p>
          </table:table-cell>
          <table:table-cell table:formula="of:=[.R3]" office:value-type="float" office:value="8.4">
            <text:p>8,4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3]&amp;&quot;,&quot;&amp;[.B3]&amp;&quot;,&quot;&amp;[.H3]&amp;&quot;,&quot;&amp;[.I3]&amp;&quot;,&quot;&amp;[.J3]&amp;&quot;,&quot;&amp;[.T3]&amp;&quot;);&quot;" office:value-type="string" office:string-value="insert into systemy(ilosc_druz, ilosc_gr, cwierc, pol, final, rewanze) values(5,1,0,0,1,1);">
            <text:p>insert into systemy(ilosc_druz, ilosc_gr, cwierc, pol, final, rewanze) values(5,1,0,0,1,1);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4]/[.B4]" office:value-type="float" office:value="6">
            <text:p>6</text:p>
          </table:table-cell>
          <table:table-cell table:formula="of:=([.C4]^2-[.C4])/2" office:value-type="float" office:value="15">
            <text:p>15</text:p>
          </table:table-cell>
          <table:table-cell table:formula="of:=[.D4]*2" office:value-type="float" office:value="30">
            <text:p>30</text:p>
          </table:table-cell>
          <table:table-cell table:formula="of:=[.B4]*[.D4]" office:value-type="float" office:value="15">
            <text:p>15</text:p>
          </table:table-cell>
          <table:table-cell table:formula="of:=[.F4]*2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H4]=0;IF([.I4]=0;&quot;finał&quot;;&quot;półfinał&quot;);&quot;ćwierćfinał&quot;)" office:value-type="string" office:string-value="finał">
            <text:p>finał</text:p>
          </table:table-cell>
          <table:table-cell table:formula="of:=IF([.K4]=&quot;finał&quot;;2;IF([.K4]=&quot;półfinał&quot;;4;8))" office:value-type="float" office:value="2">
            <text:p>2</text:p>
          </table:table-cell>
          <table:table-cell table:formula="of:=ROUNDDOWN([.L4]/[.B4])" office:value-type="float" office:value="2">
            <text:p>2</text:p>
          </table:table-cell>
          <table:table-cell table:formula="of:=[.L4]-[.M4]*[.B4]" office:value-type="float" office:value="0">
            <text:p>0</text:p>
          </table:table-cell>
          <table:table-cell table:formula="of:=4*[.F4]+2*[.H4]+[.I4]+[.J4]" office:value-type="float" office:value="61">
            <text:p>61</text:p>
          </table:table-cell>
          <table:table-cell table:formula="of:=[.G4]+4*[.H4]+2*[.I4]+[.J4]" office:value-type="float" office:value="31">
            <text:p>31</text:p>
          </table:table-cell>
          <table:table-cell table:style-name="ce1" table:formula="of:=2*[.O4]/[.A4]" office:value-type="float" office:value="20.3333333333333">
            <text:p>20,3333333333</text:p>
          </table:table-cell>
          <table:table-cell table:style-name="Default" table:formula="of:=2*[.P4]/[.A4]" office:value-type="float" office:value="10.3333333333333">
            <text:p>10,3333333333</text:p>
          </table:table-cell>
          <table:table-cell table:formula="of:=[.Q4]" office:value-type="float" office:value="20.3333333333333">
            <text:p>20,3333333333</text:p>
          </table:table-cell>
          <table:table-cell office:value-type="float" office:value="0">
            <text:p>0</text:p>
          </table:table-cell>
          <table:table-cell table:formula="of:=&quot;insert into systemy(ilosc_druz, ilosc_gr, cwierc, pol, final, rewanze) values(&quot;&amp;[.A4]&amp;&quot;,&quot;&amp;[.B4]&amp;&quot;,&quot;&amp;[.H4]&amp;&quot;,&quot;&amp;[.I4]&amp;&quot;,&quot;&amp;[.J4]&amp;&quot;,&quot;&amp;[.T4]&amp;&quot;);&quot;" office:value-type="string" office:string-value="insert into systemy(ilosc_druz, ilosc_gr, cwierc, pol, final, rewanze) values(6,1,0,0,1,0);">
            <text:p>insert into systemy(ilosc_druz, ilosc_gr, cwierc, pol, final, rewanze) values(6,1,0,0,1,0);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A5]/[.B5]" office:value-type="float" office:value="3">
            <text:p>3</text:p>
          </table:table-cell>
          <table:table-cell table:formula="of:=([.C5]^2-[.C5])/2" office:value-type="float" office:value="3">
            <text:p>3</text:p>
          </table:table-cell>
          <table:table-cell table:formula="of:=[.D5]*2" office:value-type="float" office:value="6">
            <text:p>6</text:p>
          </table:table-cell>
          <table:table-cell table:formula="of:=[.B5]*[.D5]" office:value-type="float" office:value="6">
            <text:p>6</text:p>
          </table:table-cell>
          <table:table-cell table:formula="of:=[.F5]*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H5]=0;IF([.I5]=0;&quot;finał&quot;;&quot;półfinał&quot;);&quot;ćwierćfinał&quot;)" office:value-type="string" office:string-value="finał">
            <text:p>finał</text:p>
          </table:table-cell>
          <table:table-cell table:formula="of:=IF([.K5]=&quot;finał&quot;;2;IF([.K5]=&quot;półfinał&quot;;4;8))" office:value-type="float" office:value="2">
            <text:p>2</text:p>
          </table:table-cell>
          <table:table-cell table:formula="of:=ROUNDDOWN([.L5]/[.B5])" office:value-type="float" office:value="1">
            <text:p>1</text:p>
          </table:table-cell>
          <table:table-cell table:formula="of:=[.L5]-[.M5]*[.B5]" office:value-type="float" office:value="0">
            <text:p>0</text:p>
          </table:table-cell>
          <table:table-cell table:formula="of:=4*[.F5]+2*[.H5]+[.I5]+[.J5]" office:value-type="float" office:value="25">
            <text:p>25</text:p>
          </table:table-cell>
          <table:table-cell table:formula="of:=[.G5]+4*[.H5]+2*[.I5]+[.J5]" office:value-type="float" office:value="13">
            <text:p>13</text:p>
          </table:table-cell>
          <table:table-cell table:formula="of:=2*[.O5]/[.A5]" office:value-type="float" office:value="8.33333333333333">
            <text:p>8,3333333333</text:p>
          </table:table-cell>
          <table:table-cell table:formula="of:=2*[.P5]/[.A5]" office:value-type="float" office:value="4.33333333333333">
            <text:p>4,3333333333</text:p>
          </table:table-cell>
          <table:table-cell table:formula="of:=[.R5]" office:value-type="float" office:value="4.33333333333333">
            <text:p>4,3333333333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5]&amp;&quot;,&quot;&amp;[.B5]&amp;&quot;,&quot;&amp;[.H5]&amp;&quot;,&quot;&amp;[.I5]&amp;&quot;,&quot;&amp;[.J5]&amp;&quot;,&quot;&amp;[.T5]&amp;&quot;);&quot;" office:value-type="string" office:string-value="insert into systemy(ilosc_druz, ilosc_gr, cwierc, pol, final, rewanze) values(6,2,0,0,1,1);">
            <text:p>insert into systemy(ilosc_druz, ilosc_gr, cwierc, pol, final, rewanze) values(6,2,0,0,1,1);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A6]/[.B6]" office:value-type="float" office:value="4">
            <text:p>4</text:p>
          </table:table-cell>
          <table:table-cell table:formula="of:=([.C6]^2-[.C6])/2" office:value-type="float" office:value="6">
            <text:p>6</text:p>
          </table:table-cell>
          <table:table-cell table:formula="of:=[.D6]*2" office:value-type="float" office:value="12">
            <text:p>12</text:p>
          </table:table-cell>
          <table:table-cell table:formula="of:=[.B6]*[.D6]" office:value-type="float" office:value="12">
            <text:p>12</text:p>
          </table:table-cell>
          <table:table-cell table:formula="of:=[.F6]*2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[.H6]=0;IF([.I6]=0;&quot;finał&quot;;&quot;półfinał&quot;);&quot;ćwierćfinał&quot;)" office:value-type="string" office:string-value="półfinał">
            <text:p>półfinał</text:p>
          </table:table-cell>
          <table:table-cell table:formula="of:=IF([.K6]=&quot;finał&quot;;2;IF([.K6]=&quot;półfinał&quot;;4;8))" office:value-type="float" office:value="4">
            <text:p>4</text:p>
          </table:table-cell>
          <table:table-cell table:formula="of:=ROUNDDOWN([.L6]/[.B6])" office:value-type="float" office:value="2">
            <text:p>2</text:p>
          </table:table-cell>
          <table:table-cell table:formula="of:=[.L6]-[.M6]*[.B6]" office:value-type="float" office:value="0">
            <text:p>0</text:p>
          </table:table-cell>
          <table:table-cell table:formula="of:=4*[.F6]+2*[.H6]+[.I6]+[.J6]" office:value-type="float" office:value="50">
            <text:p>50</text:p>
          </table:table-cell>
          <table:table-cell table:formula="of:=[.G6]+4*[.H6]+2*[.I6]+[.J6]" office:value-type="float" office:value="27">
            <text:p>27</text:p>
          </table:table-cell>
          <table:table-cell table:formula="of:=2*[.O6]/[.A6]" office:value-type="float" office:value="12.5">
            <text:p>12,5</text:p>
          </table:table-cell>
          <table:table-cell table:formula="of:=2*[.P6]/[.A6]" office:value-type="float" office:value="6.75">
            <text:p>6,75</text:p>
          </table:table-cell>
          <table:table-cell table:formula="of:=[.R6]" office:value-type="float" office:value="6.75">
            <text:p>6,75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6]&amp;&quot;,&quot;&amp;[.B6]&amp;&quot;,&quot;&amp;[.H6]&amp;&quot;,&quot;&amp;[.I6]&amp;&quot;,&quot;&amp;[.J6]&amp;&quot;,&quot;&amp;[.T6]&amp;&quot;);&quot;" office:value-type="string" office:string-value="insert into systemy(ilosc_druz, ilosc_gr, cwierc, pol, final, rewanze) values(8,2,0,1,1,1);">
            <text:p>insert into systemy(ilosc_druz, ilosc_gr, cwierc, pol, final, rewanze) values(8,2,0,1,1,1);</text:p>
          </table:table-cell>
          <table:table-cell table:number-columns-repeated="100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A7]/[.B7]" office:value-type="float" office:value="3">
            <text:p>3</text:p>
          </table:table-cell>
          <table:table-cell table:formula="of:=([.C7]^2-[.C7])/2" office:value-type="float" office:value="3">
            <text:p>3</text:p>
          </table:table-cell>
          <table:table-cell table:formula="of:=[.D7]*2" office:value-type="float" office:value="6">
            <text:p>6</text:p>
          </table:table-cell>
          <table:table-cell table:formula="of:=[.B7]*[.D7]" office:value-type="float" office:value="9">
            <text:p>9</text:p>
          </table:table-cell>
          <table:table-cell table:formula="of:=[.F7]*2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[.H7]=0;IF([.I7]=0;&quot;finał&quot;;&quot;półfinał&quot;);&quot;ćwierćfinał&quot;)" office:value-type="string" office:string-value="półfinał">
            <text:p>półfinał</text:p>
          </table:table-cell>
          <table:table-cell table:formula="of:=IF([.K7]=&quot;finał&quot;;2;IF([.K7]=&quot;półfinał&quot;;4;8))" office:value-type="float" office:value="4">
            <text:p>4</text:p>
          </table:table-cell>
          <table:table-cell table:formula="of:=ROUNDDOWN([.L7]/[.B7])" office:value-type="float" office:value="1">
            <text:p>1</text:p>
          </table:table-cell>
          <table:table-cell table:formula="of:=[.L7]-[.M7]*[.B7]" office:value-type="float" office:value="1">
            <text:p>1</text:p>
          </table:table-cell>
          <table:table-cell table:formula="of:=4*[.F7]+2*[.H7]+[.I7]+[.J7]" office:value-type="float" office:value="38">
            <text:p>38</text:p>
          </table:table-cell>
          <table:table-cell table:formula="of:=[.G7]+4*[.H7]+2*[.I7]+[.J7]" office:value-type="float" office:value="21">
            <text:p>21</text:p>
          </table:table-cell>
          <table:table-cell table:formula="of:=2*[.O7]/[.A7]" office:value-type="float" office:value="8.44444444444444">
            <text:p>8,4444444444</text:p>
          </table:table-cell>
          <table:table-cell table:formula="of:=2*[.P7]/[.A7]" office:value-type="float" office:value="4.66666666666667">
            <text:p>4,6666666667</text:p>
          </table:table-cell>
          <table:table-cell table:formula="of:=[.R7]" office:value-type="float" office:value="4.66666666666667">
            <text:p>4,6666666667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7]&amp;&quot;,&quot;&amp;[.B7]&amp;&quot;,&quot;&amp;[.H7]&amp;&quot;,&quot;&amp;[.I7]&amp;&quot;,&quot;&amp;[.J7]&amp;&quot;,&quot;&amp;[.T7]&amp;&quot;);&quot;" office:value-type="string" office:string-value="insert into systemy(ilosc_druz, ilosc_gr, cwierc, pol, final, rewanze) values(9,3,0,1,1,1);">
            <text:p>insert into systemy(ilosc_druz, ilosc_gr, cwierc, pol, final, rewanze) values(9,3,0,1,1,1);</text:p>
          </table:table-cell>
          <table:table-cell table:number-columns-repeated="100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A8]/[.B8]" office:value-type="float" office:value="5">
            <text:p>5</text:p>
          </table:table-cell>
          <table:table-cell table:formula="of:=([.C8]^2-[.C8])/2" office:value-type="float" office:value="10">
            <text:p>10</text:p>
          </table:table-cell>
          <table:table-cell table:formula="of:=[.D8]*2" office:value-type="float" office:value="20">
            <text:p>20</text:p>
          </table:table-cell>
          <table:table-cell table:formula="of:=[.B8]*[.D8]" office:value-type="float" office:value="20">
            <text:p>20</text:p>
          </table:table-cell>
          <table:table-cell table:formula="of:=[.F8]*2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[.H8]=0;IF([.I8]=0;&quot;finał&quot;;&quot;półfinał&quot;);&quot;ćwierćfinał&quot;)" office:value-type="string" office:string-value="półfinał">
            <text:p>półfinał</text:p>
          </table:table-cell>
          <table:table-cell table:formula="of:=IF([.K8]=&quot;finał&quot;;2;IF([.K8]=&quot;półfinał&quot;;4;8))" office:value-type="float" office:value="4">
            <text:p>4</text:p>
          </table:table-cell>
          <table:table-cell table:formula="of:=ROUNDDOWN([.L8]/[.B8])" office:value-type="float" office:value="2">
            <text:p>2</text:p>
          </table:table-cell>
          <table:table-cell table:formula="of:=[.L8]-[.M8]*[.B8]" office:value-type="float" office:value="0">
            <text:p>0</text:p>
          </table:table-cell>
          <table:table-cell table:formula="of:=4*[.F8]+2*[.H8]+[.I8]+[.J8]" office:value-type="float" office:value="82">
            <text:p>82</text:p>
          </table:table-cell>
          <table:table-cell table:formula="of:=[.G8]+4*[.H8]+2*[.I8]+[.J8]" office:value-type="float" office:value="43">
            <text:p>43</text:p>
          </table:table-cell>
          <table:table-cell table:formula="of:=2*[.O8]/[.A8]" office:value-type="float" office:value="16.4">
            <text:p>16,4</text:p>
          </table:table-cell>
          <table:table-cell table:formula="of:=2*[.P8]/[.A8]" office:value-type="float" office:value="8.6">
            <text:p>8,6</text:p>
          </table:table-cell>
          <table:table-cell table:formula="of:=[.R8]" office:value-type="float" office:value="8.6">
            <text:p>8,6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8]&amp;&quot;,&quot;&amp;[.B8]&amp;&quot;,&quot;&amp;[.H8]&amp;&quot;,&quot;&amp;[.I8]&amp;&quot;,&quot;&amp;[.J8]&amp;&quot;,&quot;&amp;[.T8]&amp;&quot;);&quot;" office:value-type="string" office:string-value="insert into systemy(ilosc_druz, ilosc_gr, cwierc, pol, final, rewanze) values(10,2,0,1,1,1);">
            <text:p>insert into systemy(ilosc_druz, ilosc_gr, cwierc, pol, final, rewanze) values(10,2,0,1,1,1);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A9]/[.B9]" office:value-type="float" office:value="6">
            <text:p>6</text:p>
          </table:table-cell>
          <table:table-cell table:formula="of:=([.C9]^2-[.C9])/2" office:value-type="float" office:value="15">
            <text:p>15</text:p>
          </table:table-cell>
          <table:table-cell table:formula="of:=[.D9]*2" office:value-type="float" office:value="30">
            <text:p>30</text:p>
          </table:table-cell>
          <table:table-cell table:formula="of:=[.B9]*[.D9]" office:value-type="float" office:value="30">
            <text:p>30</text:p>
          </table:table-cell>
          <table:table-cell table:formula="of:=[.F9]*2"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[.H9]=0;IF([.I9]=0;&quot;finał&quot;;&quot;półfinał&quot;);&quot;ćwierćfinał&quot;)" office:value-type="string" office:string-value="półfinał">
            <text:p>półfinał</text:p>
          </table:table-cell>
          <table:table-cell table:formula="of:=IF([.K9]=&quot;finał&quot;;2;IF([.K9]=&quot;półfinał&quot;;4;8))" office:value-type="float" office:value="4">
            <text:p>4</text:p>
          </table:table-cell>
          <table:table-cell table:formula="of:=ROUNDDOWN([.L9]/[.B9])" office:value-type="float" office:value="2">
            <text:p>2</text:p>
          </table:table-cell>
          <table:table-cell table:formula="of:=[.L9]-[.M9]*[.B9]" office:value-type="float" office:value="0">
            <text:p>0</text:p>
          </table:table-cell>
          <table:table-cell table:formula="of:=4*[.F9]+2*[.H9]+[.I9]+[.J9]" office:value-type="float" office:value="122">
            <text:p>122</text:p>
          </table:table-cell>
          <table:table-cell table:formula="of:=[.G9]+4*[.H9]+2*[.I9]+[.J9]" office:value-type="float" office:value="63">
            <text:p>63</text:p>
          </table:table-cell>
          <table:table-cell table:style-name="ce1" table:formula="of:=2*[.O9]/[.A9]" office:value-type="float" office:value="20.3333333333333">
            <text:p>20,3333333333</text:p>
          </table:table-cell>
          <table:table-cell table:style-name="Default" table:formula="of:=2*[.P9]/[.A9]" office:value-type="float" office:value="10.5">
            <text:p>10,5</text:p>
          </table:table-cell>
          <table:table-cell table:formula="of:=[.Q9]" office:value-type="float" office:value="20.3333333333333">
            <text:p>20,3333333333</text:p>
          </table:table-cell>
          <table:table-cell office:value-type="float" office:value="0">
            <text:p>0</text:p>
          </table:table-cell>
          <table:table-cell table:formula="of:=&quot;insert into systemy(ilosc_druz, ilosc_gr, cwierc, pol, final, rewanze) values(&quot;&amp;[.A9]&amp;&quot;,&quot;&amp;[.B9]&amp;&quot;,&quot;&amp;[.H9]&amp;&quot;,&quot;&amp;[.I9]&amp;&quot;,&quot;&amp;[.J9]&amp;&quot;,&quot;&amp;[.T9]&amp;&quot;);&quot;" office:value-type="string" office:string-value="insert into systemy(ilosc_druz, ilosc_gr, cwierc, pol, final, rewanze) values(12,2,0,1,1,0);">
            <text:p>insert into systemy(ilosc_druz, ilosc_gr, cwierc, pol, final, rewanze) values(12,2,0,1,1,0);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A10]/[.B10]" office:value-type="float" office:value="4">
            <text:p>4</text:p>
          </table:table-cell>
          <table:table-cell table:formula="of:=([.C10]^2-[.C10])/2" office:value-type="float" office:value="6">
            <text:p>6</text:p>
          </table:table-cell>
          <table:table-cell table:formula="of:=[.D10]*2" office:value-type="float" office:value="12">
            <text:p>12</text:p>
          </table:table-cell>
          <table:table-cell table:formula="of:=[.B10]*[.D10]" office:value-type="float" office:value="18">
            <text:p>18</text:p>
          </table:table-cell>
          <table:table-cell table:formula="of:=[.F10]*2" office:value-type="float" office:value="36">
            <text:p>36</text:p>
          </table:table-cell>
          <table:table-cell table:number-columns-repeated="3" office:value-type="float" office:value="1">
            <text:p>1</text:p>
          </table:table-cell>
          <table:table-cell table:formula="of:=IF([.H10]=0;IF([.I10]=0;&quot;finał&quot;;&quot;półfinał&quot;);&quot;ćwierćfinał&quot;)" office:value-type="string" office:string-value="ćwierćfinał">
            <text:p>ćwierćfinał</text:p>
          </table:table-cell>
          <table:table-cell table:formula="of:=IF([.K10]=&quot;finał&quot;;2;IF([.K10]=&quot;półfinał&quot;;4;8))" office:value-type="float" office:value="8">
            <text:p>8</text:p>
          </table:table-cell>
          <table:table-cell table:formula="of:=ROUNDDOWN([.L10]/[.B10])" office:value-type="float" office:value="2">
            <text:p>2</text:p>
          </table:table-cell>
          <table:table-cell table:formula="of:=[.L10]-[.M10]*[.B10]" office:value-type="float" office:value="2">
            <text:p>2</text:p>
          </table:table-cell>
          <table:table-cell table:formula="of:=4*[.F10]+2*[.H10]+[.I10]+[.J10]" office:value-type="float" office:value="76">
            <text:p>76</text:p>
          </table:table-cell>
          <table:table-cell table:formula="of:=[.G10]+4*[.H10]+2*[.I10]+[.J10]" office:value-type="float" office:value="43">
            <text:p>43</text:p>
          </table:table-cell>
          <table:table-cell table:formula="of:=2*[.O10]/[.A10]" office:value-type="float" office:value="12.6666666666667">
            <text:p>12,6666666667</text:p>
          </table:table-cell>
          <table:table-cell table:formula="of:=2*[.P10]/[.A10]" office:value-type="float" office:value="7.16666666666667">
            <text:p>7,1666666667</text:p>
          </table:table-cell>
          <table:table-cell table:formula="of:=[.R10]" office:value-type="float" office:value="7.16666666666667">
            <text:p>7,1666666667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10]&amp;&quot;,&quot;&amp;[.B10]&amp;&quot;,&quot;&amp;[.H10]&amp;&quot;,&quot;&amp;[.I10]&amp;&quot;,&quot;&amp;[.J10]&amp;&quot;,&quot;&amp;[.T10]&amp;&quot;);&quot;" office:value-type="string" office:string-value="insert into systemy(ilosc_druz, ilosc_gr, cwierc, pol, final, rewanze) values(12,3,1,1,1,1);">
            <text:p>insert into systemy(ilosc_druz, ilosc_gr, cwierc, pol, final, rewanze) values(12,3,1,1,1,1);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A11]/[.B11]" office:value-type="float" office:value="3">
            <text:p>3</text:p>
          </table:table-cell>
          <table:table-cell table:formula="of:=([.C11]^2-[.C11])/2" office:value-type="float" office:value="3">
            <text:p>3</text:p>
          </table:table-cell>
          <table:table-cell table:formula="of:=[.D11]*2" office:value-type="float" office:value="6">
            <text:p>6</text:p>
          </table:table-cell>
          <table:table-cell table:formula="of:=[.B11]*[.D11]" office:value-type="float" office:value="12">
            <text:p>12</text:p>
          </table:table-cell>
          <table:table-cell table:formula="of:=[.F11]*2" office:value-type="float" office:value="24">
            <text:p>24</text:p>
          </table:table-cell>
          <table:table-cell table:number-columns-repeated="3" office:value-type="float" office:value="1">
            <text:p>1</text:p>
          </table:table-cell>
          <table:table-cell table:formula="of:=IF([.H11]=0;IF([.I11]=0;&quot;finał&quot;;&quot;półfinał&quot;);&quot;ćwierćfinał&quot;)" office:value-type="string" office:string-value="ćwierćfinał">
            <text:p>ćwierćfinał</text:p>
          </table:table-cell>
          <table:table-cell table:formula="of:=IF([.K11]=&quot;finał&quot;;2;IF([.K11]=&quot;półfinał&quot;;4;8))" office:value-type="float" office:value="8">
            <text:p>8</text:p>
          </table:table-cell>
          <table:table-cell table:formula="of:=ROUNDDOWN([.L11]/[.B11])" office:value-type="float" office:value="2">
            <text:p>2</text:p>
          </table:table-cell>
          <table:table-cell table:formula="of:=[.L11]-[.M11]*[.B11]" office:value-type="float" office:value="0">
            <text:p>0</text:p>
          </table:table-cell>
          <table:table-cell table:formula="of:=4*[.F11]+2*[.H11]+[.I11]+[.J11]" office:value-type="float" office:value="52">
            <text:p>52</text:p>
          </table:table-cell>
          <table:table-cell table:formula="of:=[.G11]+4*[.H11]+2*[.I11]+[.J11]" office:value-type="float" office:value="31">
            <text:p>31</text:p>
          </table:table-cell>
          <table:table-cell table:formula="of:=2*[.O11]/[.A11]" office:value-type="float" office:value="8.66666666666667">
            <text:p>8,6666666667</text:p>
          </table:table-cell>
          <table:table-cell table:formula="of:=2*[.P11]/[.A11]" office:value-type="float" office:value="5.16666666666667">
            <text:p>5,1666666667</text:p>
          </table:table-cell>
          <table:table-cell table:formula="of:=[.R11]" office:value-type="float" office:value="5.16666666666667">
            <text:p>5,1666666667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11]&amp;&quot;,&quot;&amp;[.B11]&amp;&quot;,&quot;&amp;[.H11]&amp;&quot;,&quot;&amp;[.I11]&amp;&quot;,&quot;&amp;[.J11]&amp;&quot;,&quot;&amp;[.T11]&amp;&quot;);&quot;" office:value-type="string" office:string-value="insert into systemy(ilosc_druz, ilosc_gr, cwierc, pol, final, rewanze) values(12,4,1,1,1,1);">
            <text:p>insert into systemy(ilosc_druz, ilosc_gr, cwierc, pol, final, rewanze) values(12,4,1,1,1,1);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[.A12]/[.B12]" office:value-type="float" office:value="5">
            <text:p>5</text:p>
          </table:table-cell>
          <table:table-cell table:formula="of:=([.C12]^2-[.C12])/2" office:value-type="float" office:value="10">
            <text:p>10</text:p>
          </table:table-cell>
          <table:table-cell table:formula="of:=[.D12]*2" office:value-type="float" office:value="20">
            <text:p>20</text:p>
          </table:table-cell>
          <table:table-cell table:formula="of:=[.B12]*[.D12]" office:value-type="float" office:value="30">
            <text:p>30</text:p>
          </table:table-cell>
          <table:table-cell table:formula="of:=[.F12]*2" office:value-type="float" office:value="60">
            <text:p>60</text:p>
          </table:table-cell>
          <table:table-cell table:number-columns-repeated="3" office:value-type="float" office:value="1">
            <text:p>1</text:p>
          </table:table-cell>
          <table:table-cell table:formula="of:=IF([.H12]=0;IF([.I12]=0;&quot;finał&quot;;&quot;półfinał&quot;);&quot;ćwierćfinał&quot;)" office:value-type="string" office:string-value="ćwierćfinał">
            <text:p>ćwierćfinał</text:p>
          </table:table-cell>
          <table:table-cell table:formula="of:=IF([.K12]=&quot;finał&quot;;2;IF([.K12]=&quot;półfinał&quot;;4;8))" office:value-type="float" office:value="8">
            <text:p>8</text:p>
          </table:table-cell>
          <table:table-cell table:formula="of:=ROUNDDOWN([.L12]/[.B12])" office:value-type="float" office:value="2">
            <text:p>2</text:p>
          </table:table-cell>
          <table:table-cell table:formula="of:=[.L12]-[.M12]*[.B12]" office:value-type="float" office:value="2">
            <text:p>2</text:p>
          </table:table-cell>
          <table:table-cell table:formula="of:=4*[.F12]+2*[.H12]+[.I12]+[.J12]" office:value-type="float" office:value="124">
            <text:p>124</text:p>
          </table:table-cell>
          <table:table-cell table:formula="of:=[.G12]+4*[.H12]+2*[.I12]+[.J12]" office:value-type="float" office:value="67">
            <text:p>67</text:p>
          </table:table-cell>
          <table:table-cell table:formula="of:=2*[.O12]/[.A12]" office:value-type="float" office:value="16.5333333333333">
            <text:p>16,5333333333</text:p>
          </table:table-cell>
          <table:table-cell table:style-name="Default" table:formula="of:=2*[.P12]/[.A12]" office:value-type="float" office:value="8.93333333333333">
            <text:p>8,9333333333</text:p>
          </table:table-cell>
          <table:table-cell table:formula="of:=[.Q12]" office:value-type="float" office:value="16.5333333333333">
            <text:p>16,5333333333</text:p>
          </table:table-cell>
          <table:table-cell office:value-type="float" office:value="0">
            <text:p>0</text:p>
          </table:table-cell>
          <table:table-cell table:formula="of:=&quot;insert into systemy(ilosc_druz, ilosc_gr, cwierc, pol, final, rewanze) values(&quot;&amp;[.A12]&amp;&quot;,&quot;&amp;[.B12]&amp;&quot;,&quot;&amp;[.H12]&amp;&quot;,&quot;&amp;[.I12]&amp;&quot;,&quot;&amp;[.J12]&amp;&quot;,&quot;&amp;[.T12]&amp;&quot;);&quot;" office:value-type="string" office:string-value="insert into systemy(ilosc_druz, ilosc_gr, cwierc, pol, final, rewanze) values(15,3,1,1,1,0);">
            <text:p>insert into systemy(ilosc_druz, ilosc_gr, cwierc, pol, final, rewanze) values(15,3,1,1,1,0);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A13]/[.B13]" office:value-type="float" office:value="4">
            <text:p>4</text:p>
          </table:table-cell>
          <table:table-cell table:formula="of:=([.C13]^2-[.C13])/2" office:value-type="float" office:value="6">
            <text:p>6</text:p>
          </table:table-cell>
          <table:table-cell table:formula="of:=[.D13]*2" office:value-type="float" office:value="12">
            <text:p>12</text:p>
          </table:table-cell>
          <table:table-cell table:formula="of:=[.B13]*[.D13]" office:value-type="float" office:value="24">
            <text:p>24</text:p>
          </table:table-cell>
          <table:table-cell table:formula="of:=[.F13]*2" office:value-type="float" office:value="48">
            <text:p>48</text:p>
          </table:table-cell>
          <table:table-cell table:number-columns-repeated="3" office:value-type="float" office:value="1">
            <text:p>1</text:p>
          </table:table-cell>
          <table:table-cell table:formula="of:=IF([.H13]=0;IF([.I13]=0;&quot;finał&quot;;&quot;półfinał&quot;);&quot;ćwierćfinał&quot;)" office:value-type="string" office:string-value="ćwierćfinał">
            <text:p>ćwierćfinał</text:p>
          </table:table-cell>
          <table:table-cell table:formula="of:=IF([.K13]=&quot;finał&quot;;2;IF([.K13]=&quot;półfinał&quot;;4;8))" office:value-type="float" office:value="8">
            <text:p>8</text:p>
          </table:table-cell>
          <table:table-cell table:formula="of:=ROUNDDOWN([.L13]/[.B13])" office:value-type="float" office:value="2">
            <text:p>2</text:p>
          </table:table-cell>
          <table:table-cell table:formula="of:=[.L13]-[.M13]*[.B13]" office:value-type="float" office:value="0">
            <text:p>0</text:p>
          </table:table-cell>
          <table:table-cell table:formula="of:=4*[.F13]+2*[.H13]+[.I13]+[.J13]" office:value-type="float" office:value="100">
            <text:p>100</text:p>
          </table:table-cell>
          <table:table-cell table:formula="of:=[.G13]+4*[.H13]+2*[.I13]+[.J13]" office:value-type="float" office:value="55">
            <text:p>55</text:p>
          </table:table-cell>
          <table:table-cell table:formula="of:=2*[.O13]/[.A13]" office:value-type="float" office:value="12.5">
            <text:p>12,5</text:p>
          </table:table-cell>
          <table:table-cell table:formula="of:=2*[.P13]/[.A13]" office:value-type="float" office:value="6.875">
            <text:p>6,875</text:p>
          </table:table-cell>
          <table:table-cell table:formula="of:=[.R13]" office:value-type="float" office:value="6.875">
            <text:p>6,875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13]&amp;&quot;,&quot;&amp;[.B13]&amp;&quot;,&quot;&amp;[.H13]&amp;&quot;,&quot;&amp;[.I13]&amp;&quot;,&quot;&amp;[.J13]&amp;&quot;,&quot;&amp;[.T13]&amp;&quot;);&quot;" office:value-type="string" office:string-value="insert into systemy(ilosc_druz, ilosc_gr, cwierc, pol, final, rewanze) values(16,4,1,1,1,1);">
            <text:p>insert into systemy(ilosc_druz, ilosc_gr, cwierc, pol, final, rewanze) values(16,4,1,1,1,1);</text:p>
          </table:table-cell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[.A14]/[.B14]" office:value-type="float" office:value="3">
            <text:p>3</text:p>
          </table:table-cell>
          <table:table-cell table:formula="of:=([.C14]^2-[.C14])/2" office:value-type="float" office:value="3">
            <text:p>3</text:p>
          </table:table-cell>
          <table:table-cell table:formula="of:=[.D14]*2" office:value-type="float" office:value="6">
            <text:p>6</text:p>
          </table:table-cell>
          <table:table-cell table:formula="of:=[.B14]*[.D14]" office:value-type="float" office:value="18">
            <text:p>18</text:p>
          </table:table-cell>
          <table:table-cell table:formula="of:=[.F14]*2" office:value-type="float" office:value="36">
            <text:p>36</text:p>
          </table:table-cell>
          <table:table-cell table:number-columns-repeated="3" office:value-type="float" office:value="1">
            <text:p>1</text:p>
          </table:table-cell>
          <table:table-cell table:formula="of:=IF([.H14]=0;IF([.I14]=0;&quot;finał&quot;;&quot;półfinał&quot;);&quot;ćwierćfinał&quot;)" office:value-type="string" office:string-value="ćwierćfinał">
            <text:p>ćwierćfinał</text:p>
          </table:table-cell>
          <table:table-cell table:formula="of:=IF([.K14]=&quot;finał&quot;;2;IF([.K14]=&quot;półfinał&quot;;4;8))" office:value-type="float" office:value="8">
            <text:p>8</text:p>
          </table:table-cell>
          <table:table-cell table:formula="of:=ROUNDDOWN([.L14]/[.B14])" office:value-type="float" office:value="1">
            <text:p>1</text:p>
          </table:table-cell>
          <table:table-cell table:formula="of:=[.L14]-[.M14]*[.B14]" office:value-type="float" office:value="2">
            <text:p>2</text:p>
          </table:table-cell>
          <table:table-cell table:formula="of:=4*[.F14]+2*[.H14]+[.I14]+[.J14]" office:value-type="float" office:value="76">
            <text:p>76</text:p>
          </table:table-cell>
          <table:table-cell table:formula="of:=[.G14]+4*[.H14]+2*[.I14]+[.J14]" office:value-type="float" office:value="43">
            <text:p>43</text:p>
          </table:table-cell>
          <table:table-cell table:formula="of:=2*[.O14]/[.A14]" office:value-type="float" office:value="8.44444444444444">
            <text:p>8,4444444444</text:p>
          </table:table-cell>
          <table:table-cell table:formula="of:=2*[.P14]/[.A14]" office:value-type="float" office:value="4.77777777777778">
            <text:p>4,7777777778</text:p>
          </table:table-cell>
          <table:table-cell table:formula="of:=[.R14]" office:value-type="float" office:value="4.77777777777778">
            <text:p>4,7777777778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14]&amp;&quot;,&quot;&amp;[.B14]&amp;&quot;,&quot;&amp;[.H14]&amp;&quot;,&quot;&amp;[.I14]&amp;&quot;,&quot;&amp;[.J14]&amp;&quot;,&quot;&amp;[.T14]&amp;&quot;);&quot;" office:value-type="string" office:string-value="insert into systemy(ilosc_druz, ilosc_gr, cwierc, pol, final, rewanze) values(18,6,1,1,1,1);">
            <text:p>insert into systemy(ilosc_druz, ilosc_gr, cwierc, pol, final, rewanze) values(18,6,1,1,1,1);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A15]/[.B15]" office:value-type="float" office:value="5">
            <text:p>5</text:p>
          </table:table-cell>
          <table:table-cell table:formula="of:=([.C15]^2-[.C15])/2" office:value-type="float" office:value="10">
            <text:p>10</text:p>
          </table:table-cell>
          <table:table-cell table:formula="of:=[.D15]*2" office:value-type="float" office:value="20">
            <text:p>20</text:p>
          </table:table-cell>
          <table:table-cell table:formula="of:=[.B15]*[.D15]" office:value-type="float" office:value="40">
            <text:p>40</text:p>
          </table:table-cell>
          <table:table-cell table:formula="of:=[.F15]*2" office:value-type="float" office:value="80">
            <text:p>80</text:p>
          </table:table-cell>
          <table:table-cell table:number-columns-repeated="3" office:value-type="float" office:value="1">
            <text:p>1</text:p>
          </table:table-cell>
          <table:table-cell table:formula="of:=IF([.H15]=0;IF([.I15]=0;&quot;finał&quot;;&quot;półfinał&quot;);&quot;ćwierćfinał&quot;)" office:value-type="string" office:string-value="ćwierćfinał">
            <text:p>ćwierćfinał</text:p>
          </table:table-cell>
          <table:table-cell table:formula="of:=IF([.K15]=&quot;finał&quot;;2;IF([.K15]=&quot;półfinał&quot;;4;8))" office:value-type="float" office:value="8">
            <text:p>8</text:p>
          </table:table-cell>
          <table:table-cell table:formula="of:=ROUNDDOWN([.L15]/[.B15])" office:value-type="float" office:value="2">
            <text:p>2</text:p>
          </table:table-cell>
          <table:table-cell table:formula="of:=[.L15]-[.M15]*[.B15]" office:value-type="float" office:value="0">
            <text:p>0</text:p>
          </table:table-cell>
          <table:table-cell table:formula="of:=4*[.F15]+2*[.H15]+[.I15]+[.J15]" office:value-type="float" office:value="164">
            <text:p>164</text:p>
          </table:table-cell>
          <table:table-cell table:formula="of:=[.G15]+4*[.H15]+2*[.I15]+[.J15]" office:value-type="float" office:value="87">
            <text:p>87</text:p>
          </table:table-cell>
          <table:table-cell table:formula="of:=2*[.O15]/[.A15]" office:value-type="float" office:value="16.4">
            <text:p>16,4</text:p>
          </table:table-cell>
          <table:table-cell table:style-name="Default" table:formula="of:=2*[.P15]/[.A15]" office:value-type="float" office:value="8.7">
            <text:p>8,7</text:p>
          </table:table-cell>
          <table:table-cell table:formula="of:=[.Q15]" office:value-type="float" office:value="16.4">
            <text:p>16,4</text:p>
          </table:table-cell>
          <table:table-cell office:value-type="float" office:value="0">
            <text:p>0</text:p>
          </table:table-cell>
          <table:table-cell table:formula="of:=&quot;insert into systemy(ilosc_druz, ilosc_gr, cwierc, pol, final, rewanze) values(&quot;&amp;[.A15]&amp;&quot;,&quot;&amp;[.B15]&amp;&quot;,&quot;&amp;[.H15]&amp;&quot;,&quot;&amp;[.I15]&amp;&quot;,&quot;&amp;[.J15]&amp;&quot;,&quot;&amp;[.T15]&amp;&quot;);&quot;" office:value-type="string" office:string-value="insert into systemy(ilosc_druz, ilosc_gr, cwierc, pol, final, rewanze) values(20,4,1,1,1,0);">
            <text:p>insert into systemy(ilosc_druz, ilosc_gr, cwierc, pol, final, rewanze) values(20,4,1,1,1,0);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A16]/[.B16]" office:value-type="float" office:value="4">
            <text:p>4</text:p>
          </table:table-cell>
          <table:table-cell table:formula="of:=([.C16]^2-[.C16])/2" office:value-type="float" office:value="6">
            <text:p>6</text:p>
          </table:table-cell>
          <table:table-cell table:formula="of:=[.D16]*2" office:value-type="float" office:value="12">
            <text:p>12</text:p>
          </table:table-cell>
          <table:table-cell table:formula="of:=[.B16]*[.D16]" office:value-type="float" office:value="30">
            <text:p>30</text:p>
          </table:table-cell>
          <table:table-cell table:formula="of:=[.F16]*2" office:value-type="float" office:value="60">
            <text:p>60</text:p>
          </table:table-cell>
          <table:table-cell table:number-columns-repeated="3" office:value-type="float" office:value="1">
            <text:p>1</text:p>
          </table:table-cell>
          <table:table-cell table:formula="of:=IF([.H16]=0;IF([.I16]=0;&quot;finał&quot;;&quot;półfinał&quot;);&quot;ćwierćfinał&quot;)" office:value-type="string" office:string-value="ćwierćfinał">
            <text:p>ćwierćfinał</text:p>
          </table:table-cell>
          <table:table-cell table:formula="of:=IF([.K16]=&quot;finał&quot;;2;IF([.K16]=&quot;półfinał&quot;;4;8))" office:value-type="float" office:value="8">
            <text:p>8</text:p>
          </table:table-cell>
          <table:table-cell table:formula="of:=ROUNDDOWN([.L16]/[.B16])" office:value-type="float" office:value="1">
            <text:p>1</text:p>
          </table:table-cell>
          <table:table-cell table:formula="of:=[.L16]-[.M16]*[.B16]" office:value-type="float" office:value="3">
            <text:p>3</text:p>
          </table:table-cell>
          <table:table-cell table:formula="of:=4*[.F16]+2*[.H16]+[.I16]+[.J16]" office:value-type="float" office:value="124">
            <text:p>124</text:p>
          </table:table-cell>
          <table:table-cell table:formula="of:=[.G16]+4*[.H16]+2*[.I16]+[.J16]" office:value-type="float" office:value="67">
            <text:p>67</text:p>
          </table:table-cell>
          <table:table-cell table:formula="of:=2*[.O16]/[.A16]" office:value-type="float" office:value="12.4">
            <text:p>12,4</text:p>
          </table:table-cell>
          <table:table-cell table:formula="of:=2*[.P16]/[.A16]" office:value-type="float" office:value="6.7">
            <text:p>6,7</text:p>
          </table:table-cell>
          <table:table-cell table:formula="of:=[.R16]" office:value-type="float" office:value="6.7">
            <text:p>6,7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16]&amp;&quot;,&quot;&amp;[.B16]&amp;&quot;,&quot;&amp;[.H16]&amp;&quot;,&quot;&amp;[.I16]&amp;&quot;,&quot;&amp;[.J16]&amp;&quot;,&quot;&amp;[.T16]&amp;&quot;);&quot;" office:value-type="string" office:string-value="insert into systemy(ilosc_druz, ilosc_gr, cwierc, pol, final, rewanze) values(20,5,1,1,1,1);">
            <text:p>insert into systemy(ilosc_druz, ilosc_gr, cwierc, pol, final, rewanze) values(20,5,1,1,1,1);</text:p>
          </table:table-cell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formula="of:=[.A17]/[.B17]" office:value-type="float" office:value="3">
            <text:p>3</text:p>
          </table:table-cell>
          <table:table-cell table:formula="of:=([.C17]^2-[.C17])/2" office:value-type="float" office:value="3">
            <text:p>3</text:p>
          </table:table-cell>
          <table:table-cell table:formula="of:=[.D17]*2" office:value-type="float" office:value="6">
            <text:p>6</text:p>
          </table:table-cell>
          <table:table-cell table:formula="of:=[.B17]*[.D17]" office:value-type="float" office:value="21">
            <text:p>21</text:p>
          </table:table-cell>
          <table:table-cell table:formula="of:=[.F17]*2" office:value-type="float" office:value="42">
            <text:p>42</text:p>
          </table:table-cell>
          <table:table-cell table:number-columns-repeated="3" office:value-type="float" office:value="1">
            <text:p>1</text:p>
          </table:table-cell>
          <table:table-cell table:formula="of:=IF([.H17]=0;IF([.I17]=0;&quot;finał&quot;;&quot;półfinał&quot;);&quot;ćwierćfinał&quot;)" office:value-type="string" office:string-value="ćwierćfinał">
            <text:p>ćwierćfinał</text:p>
          </table:table-cell>
          <table:table-cell table:formula="of:=IF([.K17]=&quot;finał&quot;;2;IF([.K17]=&quot;półfinał&quot;;4;8))" office:value-type="float" office:value="8">
            <text:p>8</text:p>
          </table:table-cell>
          <table:table-cell table:formula="of:=ROUNDDOWN([.L17]/[.B17])" office:value-type="float" office:value="1">
            <text:p>1</text:p>
          </table:table-cell>
          <table:table-cell table:formula="of:=[.L17]-[.M17]*[.B17]" office:value-type="float" office:value="1">
            <text:p>1</text:p>
          </table:table-cell>
          <table:table-cell table:formula="of:=4*[.F17]+2*[.H17]+[.I17]+[.J17]" office:value-type="float" office:value="88">
            <text:p>88</text:p>
          </table:table-cell>
          <table:table-cell table:formula="of:=[.G17]+4*[.H17]+2*[.I17]+[.J17]" office:value-type="float" office:value="49">
            <text:p>49</text:p>
          </table:table-cell>
          <table:table-cell table:formula="of:=2*[.O17]/[.A17]" office:value-type="float" office:value="8.38095238095238">
            <text:p>8,380952381</text:p>
          </table:table-cell>
          <table:table-cell table:formula="of:=2*[.P17]/[.A17]" office:value-type="float" office:value="4.66666666666667">
            <text:p>4,6666666667</text:p>
          </table:table-cell>
          <table:table-cell table:formula="of:=[.R17]" office:value-type="float" office:value="4.66666666666667">
            <text:p>4,6666666667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17]&amp;&quot;,&quot;&amp;[.B17]&amp;&quot;,&quot;&amp;[.H17]&amp;&quot;,&quot;&amp;[.I17]&amp;&quot;,&quot;&amp;[.J17]&amp;&quot;,&quot;&amp;[.T17]&amp;&quot;);&quot;" office:value-type="string" office:string-value="insert into systemy(ilosc_druz, ilosc_gr, cwierc, pol, final, rewanze) values(21,7,1,1,1,1);">
            <text:p>insert into systemy(ilosc_druz, ilosc_gr, cwierc, pol, final, rewanze) values(21,7,1,1,1,1);</text:p>
          </table:table-cell>
          <table:table-cell table:number-columns-repeated="1003"/>
        </table:table-row>
        <table:table-row table:style-name="ro1" table:number-rows-repeated="2">
          <table:table-cell table:style-name="Default" table:number-columns-repeated="2"/>
          <table:table-cell table:number-columns-repeated="5"/>
          <table:table-cell table:style-name="Default" table:number-columns-repeated="9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9"/>
          <table:table-cell/>
          <table:table-cell table:style-name="Default"/>
          <table:table-cell table:formula="of:=MIN([.S2:.S17])" office:value-type="float" office:value="4.33333333333333">
            <text:p>4,3333333333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9"/>
          <table:table-cell/>
          <table:table-cell table:style-name="Default"/>
          <table:table-cell table:formula="of:=MAX([.S2:.S17])" office:value-type="float" office:value="20.3333333333333">
            <text:p>20,3333333333</text:p>
          </table:table-cell>
          <table:table-cell table:style-name="Default"/>
          <table:table-cell table:number-columns-repeated="1004"/>
        </table:table-row>
      </table:table>
      <table:database-ranges>
        <table:database-range table:name="__Anonymous_Sheet_DB__1" table:target-range-address="Arkusz1.A1:Arkusz1.K13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27.11.2017</text:date>, <text:time>23:51:4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Janicki</meta:initial-creator>
    <meta:creation-date>2017-11-15T11:35:58.15</meta:creation-date>
    <dc:date>2017-11-27T23:51:46.30</dc:date>
    <dc:creator>Łukasz Janicki</dc:creator>
    <meta:editing-duration>PT12H6M57S</meta:editing-duration>
    <meta:editing-cycles>14</meta:editing-cycles>
    <meta:generator>OpenOffice/4.1.4$Win32 OpenOffice.org_project/414m5$Build-9788</meta:generator>
    <meta:document-statistic meta:table-count="4" meta:cell-count="2227" meta:object-count="0"/>
  </office:meta>
</office:document-meta>
</file>